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Times New Roman1" svg:font-family="'Times New Roman'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7.17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73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55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39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89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599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4cm" svg:stroke-color="#000080" draw:fill="none" fo:padding-top="0.012cm" fo:padding-bottom="0.012cm" fo:padding-left="0.012cm" fo:padding-right="0.012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1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3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1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7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2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26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7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7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04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49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3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80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35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6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0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19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50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20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422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92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85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638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2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5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6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5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6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6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9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14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1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0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825cm" fo:padding-top="0cm" fo:padding-bottom="0cm" fo:padding-left="0cm" fo:padding-right="0cm"/>
    </style:style>
    <style:style style:name="gr49" style:family="graphic" style:parent-style-name="standard">
      <style:graphic-properties draw:stroke="solid" svg:stroke-width="0.003cm" svg:stroke-color="#000000" draw:fill="solid" draw:fill-color="#00b050" fo:padding-top="0.001cm" fo:padding-bottom="0.001cm" fo:padding-left="0.001cm" fo:padding-right="0.001cm"/>
    </style:style>
    <style:style style:name="gr50" style:family="graphic" style:parent-style-name="standard">
      <style:graphic-properties draw:stroke="solid" svg:stroke-width="0.003cm" svg:stroke-color="#3a5f8b" draw:fill="none" fo:padding-top="0.001cm" fo:padding-bottom="0.001cm" fo:padding-left="0.001cm" fo:padding-right="0.001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165cm" fo:min-width="0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1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6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cm" fo:min-width="0.25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31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8cm" fo:min-width="0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8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38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828cm" fo:padding-top="0cm" fo:padding-bottom="0cm" fo:padding-left="0cm" fo:padding-right="0cm"/>
    </style:style>
    <style:style style:name="gr61" style:family="graphic" style:parent-style-name="standard">
      <style:graphic-properties draw:stroke="solid" svg:stroke-width="0.003cm" svg:stroke-color="#3a5f8b" draw:fill="solid" draw:fill-color="#00b050" fo:padding-top="0.001cm" fo:padding-bottom="0.001cm" fo:padding-left="0.001cm" fo:padding-right="0.001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73cm" fo:padding-top="0cm" fo:padding-bottom="0cm" fo:padding-left="0cm" fo:padding-right="0cm"/>
    </style:style>
    <style:style style:name="gr63" style:family="graphic" style:parent-style-name="standard">
      <style:graphic-properties draw:stroke="none" draw:fill="solid" draw:fill-color="#00b050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1.476cm" fo:padding-top="0cm" fo:padding-bottom="0cm" fo:padding-left="0cm" fo:padding-right="0cm"/>
    </style:style>
    <style:style style:name="gr65" style:family="graphic" style:parent-style-name="standard">
      <style:graphic-properties draw:stroke="none" draw:fill="solid" draw:fill-color="#002060"/>
    </style:style>
    <style:style style:name="gr66" style:family="graphic" style:parent-style-name="standard">
      <style:graphic-properties draw:stroke="solid" svg:stroke-width="0.003cm" svg:stroke-color="#3a5f8b" draw:fill="solid" draw:fill-color="#000000" fo:padding-top="0.001cm" fo:padding-bottom="0.001cm" fo:padding-left="0.001cm" fo:padding-right="0.001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54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5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35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24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11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2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3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1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1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4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12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06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303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0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4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237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3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3cm" fo:padding-top="0cm" fo:padding-bottom="0cm" fo:padding-left="0cm" fo:padding-right="0cm"/>
    </style:style>
    <style:style style:name="gr85" style:family="graphic" style:parent-style-name="standard">
      <style:graphic-properties draw:stroke="none" draw:fill="solid" draw:fill-color="#eeeeee"/>
    </style:style>
    <style:style style:name="gr86" style:family="graphic" style:parent-style-name="standard">
      <style:graphic-properties draw:stroke="none" draw:fill="solid" draw:fill-color="#ffff99"/>
    </style:style>
    <style:style style:name="gr87" style:family="graphic" style:parent-style-name="standard">
      <style:graphic-properties draw:stroke="none" draw:fill="solid" draw:fill-color="#ccff00"/>
    </style:style>
    <style:style style:name="gr88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68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9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2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45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2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.4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45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8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9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4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66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36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26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3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91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04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35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69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14cm" fo:padding-top="0cm" fo:padding-bottom="0cm" fo:padding-left="0cm" fo:padding-right="0cm"/>
    </style:style>
    <style:style style:name="gr109" style:family="graphic" style:parent-style-name="standard">
      <style:graphic-properties draw:stroke="solid" svg:stroke-width="0.01cm" svg:stroke-color="#000000" draw:fill="none" fo:padding-top="0.005cm" fo:padding-bottom="0.005cm" fo:padding-left="0.005cm" fo:padding-right="0.005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63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03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57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198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77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639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52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955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84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82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70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424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84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35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262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51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34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8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05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67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9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65cm" fo:padding-top="0cm" fo:padding-bottom="0cm" fo:padding-left="0cm" fo:padding-right="0cm"/>
    </style:style>
    <style:style style:name="gr132" style:family="graphic" style:parent-style-name="standard">
      <style:graphic-properties draw:stroke="solid" svg:stroke-width="0.007cm" svg:stroke-color="#000000" draw:fill="none" fo:padding-top="0.003cm" fo:padding-bottom="0.003cm" fo:padding-left="0.003cm" fo:padding-right="0.003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669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89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34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775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145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343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68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71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36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77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78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84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29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9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79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06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65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282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6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313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47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495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398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43cm" fo:padding-top="0cm" fo:padding-bottom="0cm" fo:padding-left="0cm" fo:padding-right="0cm"/>
    </style:style>
    <style:style style:name="gr158" style:family="graphic" style:parent-style-name="standard">
      <style:graphic-properties draw:stroke="solid" svg:stroke-width="0.003cm" svg:stroke-color="#3465a4" draw:fill="solid" draw:fill-color="#729fcf" fo:padding-top="0.001cm" fo:padding-bottom="0.001cm" fo:padding-left="0.001cm" fo:padding-right="0.001cm"/>
    </style:style>
    <style:style style:name="gr159" style:family="graphic" style:parent-style-name="standard">
      <style:graphic-properties draw:stroke="solid" svg:stroke-width="0.003cm" svg:stroke-color="#3465a4" draw:fill="solid" draw:fill-color="#ffd320" fo:padding-top="0.001cm" fo:padding-bottom="0.001cm" fo:padding-left="0.001cm" fo:padding-right="0.001cm"/>
    </style:style>
    <style:style style:name="gr160" style:family="graphic" style:parent-style-name="standard">
      <style:graphic-properties draw:stroke="solid" svg:stroke-width="0.003cm" svg:stroke-color="#3465a4" draw:fill="solid" fo:padding-top="0.001cm" fo:padding-bottom="0.001cm" fo:padding-left="0.001cm" fo:padding-right="0.001cm"/>
    </style:style>
    <style:style style:name="gr161" style:family="graphic" style:parent-style-name="standard">
      <style:graphic-properties draw:stroke="solid" svg:stroke-width="0.003cm" svg:stroke-color="#3465a4" draw:fill="solid" draw:fill-color="#aecf00" fo:padding-top="0.001cm" fo:padding-bottom="0.001cm" fo:padding-left="0.001cm" fo:padding-right="0.001cm"/>
    </style:style>
    <style:style style:name="gr162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282cm" fo:min-width="0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97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194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69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183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7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582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354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978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775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14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973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06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462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71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76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87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3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Times New Roman1" fo:font-size="15pt" fo:font-weight="bold" style:font-size-asian="15pt" style:font-name-complex="Times New Roman1" style:font-size-complex="15pt" style:font-weight-complex="bold"/>
    </style:style>
    <style:style style:name="T2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3" style:family="text">
      <style:text-properties fo:color="#000000" style:font-name="Times New Roman1" fo:font-size="12pt" fo:font-style="italic" fo:font-weight="bold" style:font-size-asian="12pt" style:font-name-complex="Times New Roman1" style:font-size-complex="12pt" style:font-style-complex="italic" style:font-weight-complex="bold"/>
    </style:style>
    <style:style style:name="T4" style:family="text">
      <style:text-properties fo:color="#000080" style:font-name="Times New Roman1" fo:font-size="12pt" style:font-size-asian="12pt" style:font-name-complex="Times New Roman1" style:font-size-complex="12pt"/>
    </style:style>
    <style:style style:name="T5" style:family="text">
      <style:text-properties fo:color="#000000" style:font-name="Times New Roman1" fo:font-size="12pt" fo:font-weight="bold" style:font-size-asian="12pt" style:font-name-complex="Times New Roman1" style:font-size-complex="12pt" style:font-weight-complex="bold"/>
    </style:style>
    <style:style style:name="T6" style:family="text">
      <style:text-properties fo:color="#000000" style:font-name="Times New Roman1" fo:font-size="12pt" fo:font-style="italic" style:font-size-asian="12pt" style:font-name-complex="Times New Roman1" style:font-size-complex="12pt" style:font-style-complex="italic"/>
    </style:style>
    <style:style style:name="T7" style:family="text">
      <style:text-properties fo:color="#ff0000" style:font-name="Times New Roman1" fo:font-size="12pt" fo:font-style="italic" style:font-size-asian="12pt" style:font-name-complex="Times New Roman1" style:font-size-complex="12pt" style:font-style-complex="italic"/>
    </style:style>
    <style:style style:name="T8" style:family="text">
      <style:text-properties fo:color="#0070c0" style:font-name="Times New Roman1" fo:font-size="12pt" fo:font-style="italic" style:font-size-asian="12pt" style:font-name-complex="Times New Roman1" style:font-size-complex="12pt" style:font-style-complex="italic"/>
    </style:style>
    <style:style style:name="T9" style:family="text">
      <style:text-properties fo:color="#4f81bd" style:font-name="Times New Roman1" fo:font-size="12pt" fo:font-style="italic" style:font-size-asian="12pt" style:font-name-complex="Times New Roman1" style:font-size-complex="12pt" style:font-style-complex="italic"/>
    </style:style>
    <style:style style:name="T10" style:family="text">
      <style:text-properties fo:color="#000000" style:font-name="Times New Roman1" fo:font-size="7pt" fo:font-weight="bold" style:font-size-asian="7pt" style:font-name-complex="Times New Roman1" style:font-size-complex="7pt" style:font-weight-complex="bold"/>
    </style:style>
    <style:style style:name="T11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12" style:family="text">
      <style:text-properties fo:color="#1f497d" style:font-name="DejaVu Sans1" fo:font-size="18pt" fo:font-weight="bold" style:font-size-asian="18pt" style:font-name-complex="DejaVu Sans1" style:font-size-complex="18pt" style:font-weight-complex="bold"/>
    </style:style>
    <style:style style:name="T13" style:family="text">
      <style:text-properties fo:color="#1f497d" style:font-name="DejaVu Sans1" fo:font-size="10.5pt" fo:font-weight="bold" style:font-size-asian="10.5pt" style:font-name-complex="DejaVu Sans1" style:font-size-complex="10.5pt" style:font-weight-complex="bold"/>
    </style:style>
    <style:style style:name="T14" style:family="text">
      <style:text-properties fo:color="#000000" style:font-name="DejaVu Sans1" fo:font-size="18pt" fo:font-weight="bold" style:font-size-asian="18pt" style:font-name-complex="DejaVu Sans1" style:font-size-complex="18pt" style:font-weight-complex="bold"/>
    </style:style>
    <style:style style:name="T15" style:family="text">
      <style:text-properties fo:color="#000000" style:font-name="DejaVu Sans1" fo:font-size="10.5pt" fo:font-weight="bold" style:font-size-asian="10.5pt" style:font-name-complex="DejaVu Sans1" style:font-size-complex="10.5pt" style:font-weight-complex="bold"/>
    </style:style>
    <style:style style:name="T16" style:family="text">
      <style:text-properties fo:color="#3d1b66" style:font-name="DejaVu Sans1" fo:font-size="8pt" fo:font-weight="bold" style:font-size-asian="8pt" style:font-name-complex="DejaVu Sans1" style:font-size-complex="8pt" style:font-weight-complex="bold"/>
    </style:style>
    <style:style style:name="T17" style:family="text">
      <style:text-properties fo:color="#3d1b66" style:font-name="DejaVu Sans1" fo:font-size="4.69999980926514pt" fo:font-weight="bold" style:font-size-asian="4.69999980926514pt" style:font-name-complex="DejaVu Sans1" style:font-size-complex="4.69999980926514pt" style:font-weight-complex="bold"/>
    </style:style>
    <style:style style:name="T18" style:family="text">
      <style:text-properties fo:color="#e0322d" style:font-name="DejaVu Sans1" fo:font-size="12pt" fo:font-weight="bold" style:font-size-asian="12pt" style:font-name-complex="DejaVu Sans1" style:font-size-complex="12pt" style:font-weight-complex="bold"/>
    </style:style>
    <style:style style:name="T19" style:family="text">
      <style:text-properties fo:color="#ff0000" style:font-name="DejaVu Sans1" fo:font-size="10.5pt" fo:font-weight="bold" style:font-size-asian="10.5pt" style:font-name-complex="DejaVu Sans1" style:font-size-complex="10.5pt" style:font-weight-complex="bold"/>
    </style:style>
    <style:style style:name="T20" style:family="text">
      <style:text-properties fo:color="#000000" style:font-name="DejaVu Sans1" fo:font-size="14pt" fo:font-weight="bold" style:font-size-asian="14pt" style:font-name-complex="DejaVu Sans1" style:font-size-complex="14pt" style:font-weight-complex="bold"/>
    </style:style>
    <style:style style:name="T21" style:family="text">
      <style:text-properties fo:color="#1f497d" style:font-name="DejaVu Sans1" fo:font-size="16pt" fo:font-weight="bold" style:font-size-asian="16pt" style:font-name-complex="DejaVu Sans1" style:font-size-complex="16pt" style:font-weight-complex="bold"/>
    </style:style>
    <style:style style:name="T22" style:family="text">
      <style:text-properties fo:color="#1f497d" style:font-name="DejaVu Sans1" fo:font-size="9.30000019073486pt" fo:font-weight="bold" style:font-size-asian="9.30000019073486pt" style:font-name-complex="DejaVu Sans1" style:font-size-complex="9.30000019073486pt" style:font-weight-complex="bold"/>
    </style:style>
    <style:style style:name="T23" style:family="text">
      <style:text-properties fo:color="#000000" style:font-name="DejaVu Sans1" fo:font-size="16pt" fo:font-weight="bold" style:font-size-asian="16pt" style:font-name-complex="DejaVu Sans1" style:font-size-complex="16pt" style:font-weight-complex="bold"/>
    </style:style>
    <style:style style:name="T24" style:family="text">
      <style:text-properties fo:color="#000000" style:font-name="DejaVu Sans1" fo:font-size="9.30000019073486pt" fo:font-weight="bold" style:font-size-asian="9.30000019073486pt" style:font-name-complex="DejaVu Sans1" style:font-size-complex="9.30000019073486pt" style:font-weight-complex="bold"/>
    </style:style>
    <style:style style:name="T25" style:family="text">
      <style:text-properties fo:color="#ff3333" style:font-name="Times New Roman1" fo:font-size="12pt" fo:font-weight="bold" style:font-size-asian="12pt" style:font-name-complex="Times New Roman1" style:font-size-complex="12pt" style:font-weight-complex="bold"/>
    </style:style>
    <style:style style:name="T26" style:family="text">
      <style:text-properties fo:color="#ff3333" style:font-name="Times New Roman1" fo:font-size="8pt" fo:font-weight="bold" style:font-size-asian="8pt" style:font-name-complex="Times New Roman1" style:font-size-complex="8pt" style:font-weight-complex="bold"/>
    </style:style>
    <style:style style:name="T27" style:family="text">
      <style:text-properties fo:color="#000000" style:font-name="Times New Roman1" fo:font-size="6.90000009536743pt" style:font-size-asian="6.90000009536743pt" style:font-name-complex="Times New Roman1" style:font-size-complex="6.90000009536743pt"/>
    </style:style>
    <style:style style:name="T28" style:family="text">
      <style:text-properties fo:color="#000000" style:font-name="OpenSymbol1" fo:font-size="12pt" style:font-size-asian="12pt" style:font-name-complex="OpenSymbol1" style:font-size-complex="12pt"/>
    </style:style>
    <style:style style:name="T29" style:family="text">
      <style:text-properties fo:color="#000000" style:font-name="Liberation Sans2" fo:font-size="12pt" style:font-size-asian="12pt" style:font-name-complex="Liberation Sans2" style:font-size-complex="12pt"/>
    </style:style>
    <style:style style:name="T30" style:family="text">
      <style:text-properties fo:color="#000000" style:font-name="Times New Roman1" fo:font-size="8pt" fo:font-weight="bold" style:font-size-asian="8pt" style:font-name-complex="Times New Roman1" style:font-size-complex="8pt" style:font-weight-complex="bold"/>
    </style:style>
    <style:style style:name="T31" style:family="text">
      <style:text-properties fo:color="#000000" style:font-name="Liberation Sans2" fo:font-size="10pt" style:font-size-asian="10pt" style:font-name-complex="Liberation Sans2" style:font-size-complex="10pt"/>
    </style:style>
    <style:style style:name="T32" style:family="text">
      <style:text-properties fo:color="#000000" style:font-name="Liberation Sans2" fo:font-size="5.80000019073486pt" style:font-size-asian="5.80000019073486pt" style:font-name-complex="Liberation Sans2" style:font-size-complex="5.8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7.393cm" svg:height="0.594cm" svg:x="2.003cm" svg:y="2.022cm">
          <draw:text-box>
            <text:p text:style-name="P1"><text:span text:style-name="T1">Nikhilam Multiplication (Part 1)</text:span></text:p>
          </draw:text-box>
        </draw:frame>
        <draw:frame draw:style-name="gr2" draw:layer="layout" svg:width="16.918cm" svg:height="0.475cm" svg:x="2.003cm" svg:y="3.115cm">
          <draw:text-box>
            <text:p text:style-name="P1"><text:span text:style-name="T2">Nikhilam Multiplication is specifically used when the numbers that are to be multiplied together are</text:span></text:p>
          </draw:text-box>
        </draw:frame>
        <draw:frame draw:style-name="gr3" draw:layer="layout" svg:width="8.651cm" svg:height="0.475cm" svg:x="2.003cm" svg:y="3.697cm">
          <draw:text-box>
            <text:p text:style-name="P1"><text:span text:style-name="T2">close to a particular base such as 10, 100, 1000 etc.</text:span></text:p>
          </draw:text-box>
        </draw:frame>
        <draw:frame draw:style-name="gr4" draw:layer="layout" svg:width="16.491cm" svg:height="0.475cm" svg:x="2.003cm" svg:y="4.529cm">
          <draw:text-box>
            <text:p text:style-name="P1"><text:span text:style-name="T2">In Nikhilam Multiplication we use the Vedic Maths sutra number 2: Nikhilam Navatascharamam </text:span></text:p>
          </draw:text-box>
        </draw:frame>
        <draw:frame draw:style-name="gr5" draw:layer="layout" svg:width="16cm" svg:height="0.475cm" svg:x="2.003cm" svg:y="5.112cm">
          <draw:text-box>
            <text:p text:style-name="P1"><text:span text:style-name="T2">Dashatah (</text:span><text:span text:style-name="T3">All from 9 last from 10</text:span><text:span text:style-name="T2">). The special thing about using this method is that we don't </text:span></text:p>
          </draw:text-box>
        </draw:frame>
        <draw:frame draw:style-name="gr6" draw:layer="layout" svg:width="14.7cm" svg:height="0.475cm" svg:x="2.003cm" svg:y="5.697cm">
          <draw:text-box>
            <text:p text:style-name="P1"><text:span text:style-name="T2">actually divide by the dividend at all! The answer is obtained by repeated digit to digit </text:span></text:p>
          </draw:text-box>
        </draw:frame>
        <draw:line draw:style-name="gr7" draw:layer="layout" svg:x1="8.981cm" svg:y1="6.695cm" svg:x2="11.052cm" svg:y2="6.695cm">
          <text:p/>
        </draw:line>
        <draw:line draw:style-name="gr7" draw:layer="layout" svg:x1="12.495cm" svg:y1="6.695cm" svg:x2="14.915cm" svg:y2="6.695cm">
          <text:p/>
        </draw:line>
        <draw:frame draw:style-name="gr8" draw:layer="layout" svg:width="16.509cm" svg:height="0.475cm" svg:x="2.003cm" svg:y="6.279cm">
          <draw:text-box>
            <text:p text:style-name="P1"><text:span text:style-name="T2">multiplication followed by addition. The </text:span><text:span text:style-name="T4">Quotient(Q)</text:span><text:span text:style-name="T2"> and the </text:span><text:span text:style-name="T4">Remainder(R)</text:span><text:span text:style-name="T2"> are obtained side by </text:span></text:p>
          </draw:text-box>
        </draw:frame>
        <draw:frame draw:style-name="gr9" draw:layer="layout" svg:width="0.789cm" svg:height="0.475cm" svg:x="2.003cm" svg:y="6.865cm">
          <draw:text-box>
            <text:p text:style-name="P1"><text:span text:style-name="T2">side.</text:span></text:p>
          </draw:text-box>
        </draw:frame>
        <draw:frame draw:style-name="gr10" draw:layer="layout" svg:width="5.556cm" svg:height="0.475cm" svg:x="2.003cm" svg:y="7.694cm">
          <draw:text-box>
            <text:p text:style-name="P1"><text:span text:style-name="T2">Nikhilam Multiplication Method</text:span></text:p>
          </draw:text-box>
        </draw:frame>
        <draw:frame draw:style-name="gr11" draw:layer="layout" svg:width="0.32cm" svg:height="0.475cm" svg:x="2.638cm" svg:y="8.526cm">
          <draw:text-box>
            <text:p text:style-name="P1"><text:span text:style-name="T2">1.</text:span></text:p>
          </draw:text-box>
        </draw:frame>
        <draw:frame draw:style-name="gr12" draw:layer="layout" svg:width="3.478cm" svg:height="0.475cm" svg:x="3.273cm" svg:y="8.526cm">
          <draw:text-box>
            <text:p text:style-name="P1"><text:span text:style-name="T2">The two numbers, </text:span><text:span text:style-name="T5">N</text:span></text:p>
          </draw:text-box>
        </draw:frame>
        <draw:frame draw:style-name="gr13" draw:layer="layout" svg:width="0.214cm" svg:height="0.475cm" svg:x="6.755cm" svg:y="8.646cm">
          <draw:text-box>
            <text:p text:style-name="P1"><text:span text:style-name="T5">1</text:span></text:p>
          </draw:text-box>
        </draw:frame>
        <draw:frame draw:style-name="gr14" draw:layer="layout" svg:width="1.128cm" svg:height="0.475cm" svg:x="6.967cm" svg:y="8.526cm">
          <draw:text-box>
            <text:p text:style-name="P1"><text:span text:style-name="T2"><text:s/></text:span><text:span text:style-name="T2">and </text:span><text:span text:style-name="T5">N</text:span></text:p>
          </draw:text-box>
        </draw:frame>
        <draw:frame draw:style-name="gr13" draw:layer="layout" svg:width="0.214cm" svg:height="0.475cm" svg:x="8.096cm" svg:y="8.646cm">
          <draw:text-box>
            <text:p text:style-name="P1"><text:span text:style-name="T5">2</text:span></text:p>
          </draw:text-box>
        </draw:frame>
        <draw:frame draw:style-name="gr15" draw:layer="layout" svg:width="10.365cm" svg:height="0.475cm" svg:x="8.307cm" svg:y="8.526cm">
          <draw:text-box>
            <text:p text:style-name="P1"><text:span text:style-name="T2">, that are to be multiplied together, are written out one below </text:span></text:p>
          </draw:text-box>
        </draw:frame>
        <draw:frame draw:style-name="gr16" draw:layer="layout" svg:width="1.573cm" svg:height="0.475cm" svg:x="3.273cm" svg:y="9.133cm">
          <draw:text-box>
            <text:p text:style-name="P1"><text:span text:style-name="T2">the other.</text:span></text:p>
          </draw:text-box>
        </draw:frame>
        <draw:frame draw:style-name="gr11" draw:layer="layout" svg:width="0.32cm" svg:height="0.475cm" svg:x="2.638cm" svg:y="9.867cm">
          <draw:text-box>
            <text:p text:style-name="P1"><text:span text:style-name="T2">2.</text:span></text:p>
          </draw:text-box>
        </draw:frame>
        <draw:frame draw:style-name="gr17" draw:layer="layout" svg:width="3.279cm" svg:height="0.475cm" svg:x="3.273cm" svg:y="9.867cm">
          <draw:text-box>
            <text:p text:style-name="P1"><text:span text:style-name="T2">Their deviations, </text:span><text:span text:style-name="T5">D</text:span></text:p>
          </draw:text-box>
        </draw:frame>
        <draw:frame draw:style-name="gr13" draw:layer="layout" svg:width="0.214cm" svg:height="0.475cm" svg:x="6.554cm" svg:y="9.99cm">
          <draw:text-box>
            <text:p text:style-name="P1"><text:span text:style-name="T5">1</text:span></text:p>
          </draw:text-box>
        </draw:frame>
        <draw:frame draw:style-name="gr14" draw:layer="layout" svg:width="1.128cm" svg:height="0.475cm" svg:x="6.766cm" svg:y="9.867cm">
          <draw:text-box>
            <text:p text:style-name="P1"><text:span text:style-name="T2"><text:s/></text:span><text:span text:style-name="T2">and </text:span><text:span text:style-name="T5">D</text:span></text:p>
          </draw:text-box>
        </draw:frame>
        <draw:frame draw:style-name="gr13" draw:layer="layout" svg:width="0.214cm" svg:height="0.475cm" svg:x="7.895cm" svg:y="9.99cm">
          <draw:text-box>
            <text:p text:style-name="P1"><text:span text:style-name="T5">2</text:span></text:p>
          </draw:text-box>
        </draw:frame>
        <draw:frame draw:style-name="gr18" draw:layer="layout" svg:width="10.15cm" svg:height="0.475cm" svg:x="8.106cm" svg:y="9.867cm">
          <draw:text-box>
            <text:p text:style-name="P1"><text:span text:style-name="T2">, are then written to the right of the numbers</text:span><text:span text:style-name="T6">. If a number is </text:span></text:p>
          </draw:text-box>
        </draw:frame>
        <draw:frame draw:style-name="gr19" draw:layer="layout" svg:width="15.652cm" svg:height="0.475cm" svg:x="3.273cm" svg:y="10.477cm">
          <draw:text-box>
            <text:p text:style-name="P1"><text:span text:style-name="T7">below</text:span><text:span text:style-name="T6"> the Base the deviation will be negative and will be known as a </text:span><text:span text:style-name="T7">deficiency</text:span><text:span text:style-name="T6">. If a number</text:span></text:p>
          </draw:text-box>
        </draw:frame>
        <draw:frame draw:style-name="gr20" draw:layer="layout" svg:width="13.49cm" svg:height="0.475cm" svg:x="3.273cm" svg:y="10.964cm">
          <draw:text-box>
            <text:p text:style-name="P1"><text:span text:style-name="T6">is </text:span><text:span text:style-name="T8">above</text:span><text:span text:style-name="T6"> the Base the deviation will be positive and will be known as a </text:span><text:span text:style-name="T9">surplus</text:span><text:span text:style-name="T6">. </text:span></text:p>
          </draw:text-box>
        </draw:frame>
        <draw:frame draw:style-name="gr11" draw:layer="layout" svg:width="0.32cm" svg:height="0.475cm" svg:x="2.638cm" svg:y="11.698cm">
          <draw:text-box>
            <text:p text:style-name="P1"><text:span text:style-name="T2">3.</text:span></text:p>
          </draw:text-box>
        </draw:frame>
        <draw:frame draw:style-name="gr21" draw:layer="layout" svg:width="14.908cm" svg:height="0.475cm" svg:x="3.273cm" svg:y="11.698cm">
          <draw:text-box>
            <text:p text:style-name="P1"><text:span text:style-name="T2">An answer box is formed which is divided in two using a forward slash: right hand side </text:span></text:p>
          </draw:text-box>
        </draw:frame>
        <draw:frame draw:style-name="gr22" draw:layer="layout" svg:width="14.45cm" svg:height="0.475cm" svg:x="3.273cm" svg:y="12.185cm">
          <draw:text-box>
            <text:p text:style-name="P1"><text:span text:style-name="T2">RHS and left hand side LHS. The RHS of the answer is formed by the product of the </text:span></text:p>
          </draw:text-box>
        </draw:frame>
        <draw:frame draw:style-name="gr23" draw:layer="layout" svg:width="2.775cm" svg:height="0.475cm" svg:x="3.273cm" svg:y="12.672cm">
          <draw:text-box>
            <text:p text:style-name="P1"><text:span text:style-name="T2">deviations i.e. </text:span><text:span text:style-name="T5">D</text:span></text:p>
          </draw:text-box>
        </draw:frame>
        <draw:frame draw:style-name="gr13" draw:layer="layout" svg:width="0.214cm" svg:height="0.475cm" svg:x="6.05cm" svg:y="12.792cm">
          <draw:text-box>
            <text:p text:style-name="P1"><text:span text:style-name="T5">1</text:span></text:p>
          </draw:text-box>
        </draw:frame>
        <draw:frame draw:style-name="gr24" draw:layer="layout" svg:width="0.73cm" svg:height="0.475cm" svg:x="6.261cm" svg:y="12.672cm">
          <draw:text-box>
            <text:p text:style-name="P1"><text:span text:style-name="T5"><text:s/></text:span><text:span text:style-name="T5">x D</text:span></text:p>
          </draw:text-box>
        </draw:frame>
        <draw:frame draw:style-name="gr13" draw:layer="layout" svg:width="0.214cm" svg:height="0.475cm" svg:x="6.988cm" svg:y="12.792cm">
          <draw:text-box>
            <text:p text:style-name="P1"><text:span text:style-name="T5">2</text:span></text:p>
          </draw:text-box>
        </draw:frame>
        <draw:frame draw:style-name="gr25" draw:layer="layout" svg:width="0.214cm" svg:height="0.475cm" svg:x="7.2cm" svg:y="12.672cm">
          <draw:text-box>
            <text:p text:style-name="P1"><text:span text:style-name="T2">. </text:span></text:p>
          </draw:text-box>
        </draw:frame>
        <draw:frame draw:style-name="gr11" draw:layer="layout" svg:width="0.32cm" svg:height="0.475cm" svg:x="2.638cm" svg:y="13.525cm">
          <draw:text-box>
            <text:p text:style-name="P1"><text:span text:style-name="T2">4.</text:span></text:p>
          </draw:text-box>
        </draw:frame>
        <draw:frame draw:style-name="gr26" draw:layer="layout" svg:width="15.293cm" svg:height="0.475cm" svg:x="3.273cm" svg:y="13.525cm">
          <draw:text-box>
            <text:p text:style-name="P1"><text:span text:style-name="T2">The number of digits in the RHS of the answer will be equal to the number of zeros in the </text:span></text:p>
          </draw:text-box>
        </draw:frame>
        <draw:frame draw:style-name="gr14" draw:layer="layout" svg:width="0.929cm" svg:height="0.475cm" svg:x="3.273cm" svg:y="14.012cm">
          <draw:text-box>
            <text:p text:style-name="P1"><text:span text:style-name="T2">Base.</text:span></text:p>
          </draw:text-box>
        </draw:frame>
        <draw:frame draw:style-name="gr11" draw:layer="layout" svg:width="0.32cm" svg:height="0.475cm" svg:x="2.638cm" svg:y="14.499cm">
          <draw:text-box>
            <text:p text:style-name="P1"><text:span text:style-name="T2">5.</text:span></text:p>
          </draw:text-box>
        </draw:frame>
        <draw:frame draw:style-name="gr27" draw:layer="layout" svg:width="15.598cm" svg:height="0.475cm" svg:x="3.273cm" svg:y="14.499cm">
          <draw:text-box>
            <text:p text:style-name="P1"><text:span text:style-name="T2">If the product of the deviations found in (4) above contains <text:s/></text:span><text:span text:style-name="T7">fewer</text:span><text:span text:style-name="T2"> digits than the number of </text:span></text:p>
          </draw:text-box>
        </draw:frame>
        <draw:frame draw:style-name="gr28" draw:layer="layout" svg:width="15.289cm" svg:height="0.475cm" svg:x="3.273cm" svg:y="14.986cm">
          <draw:text-box>
            <text:p text:style-name="P1"><text:span text:style-name="T2">zeros in the Base then an additional zero or zeros are added, placed to the left of the RHS, </text:span></text:p>
          </draw:text-box>
        </draw:frame>
        <draw:frame draw:style-name="gr29" draw:layer="layout" svg:width="4.87cm" svg:height="0.475cm" svg:x="3.273cm" svg:y="15.473cm">
          <draw:text-box>
            <text:p text:style-name="P1"><text:span text:style-name="T2">thus satisfying condition (5).</text:span></text:p>
          </draw:text-box>
        </draw:frame>
        <draw:frame draw:style-name="gr11" draw:layer="layout" svg:width="0.32cm" svg:height="0.475cm" svg:x="2.638cm" svg:y="15.959cm">
          <draw:text-box>
            <text:p text:style-name="P1"><text:span text:style-name="T2">6.</text:span></text:p>
          </draw:text-box>
        </draw:frame>
        <draw:frame draw:style-name="gr30" draw:layer="layout" svg:width="15.509cm" svg:height="0.475cm" svg:x="3.273cm" svg:y="15.959cm">
          <draw:text-box>
            <text:p text:style-name="P1"><text:span text:style-name="T2">If the product of the deviations found in (4) above contains <text:s/></text:span><text:span text:style-name="T6">more </text:span><text:span text:style-name="T2">digits than the number of </text:span></text:p>
          </draw:text-box>
        </draw:frame>
        <draw:frame draw:style-name="gr31" draw:layer="layout" svg:width="15.013cm" svg:height="0.475cm" svg:x="3.273cm" svg:y="16.446cm">
          <draw:text-box>
            <text:p text:style-name="P1"><text:span text:style-name="T2">zeros in the Base then the excess digit or digits are carried over to the LHS and added to </text:span></text:p>
          </draw:text-box>
        </draw:frame>
        <draw:frame draw:style-name="gr32" draw:layer="layout" svg:width="11.94cm" svg:height="0.475cm" svg:x="3.273cm" svg:y="16.933cm">
          <draw:text-box>
            <text:p text:style-name="P1"><text:span text:style-name="T2">LHS of the answer, after the complete part of the LHS has been found.</text:span></text:p>
          </draw:text-box>
        </draw:frame>
        <draw:frame draw:style-name="gr11" draw:layer="layout" svg:width="0.32cm" svg:height="0.475cm" svg:x="2.638cm" svg:y="17.42cm">
          <draw:text-box>
            <text:p text:style-name="P1"><text:span text:style-name="T2">7.</text:span></text:p>
          </draw:text-box>
        </draw:frame>
        <draw:frame draw:style-name="gr33" draw:layer="layout" svg:width="14.726cm" svg:height="0.475cm" svg:x="3.273cm" svg:y="17.42cm">
          <draw:text-box>
            <text:p text:style-name="P1"><text:span text:style-name="T2">The LHS of the answer is </text:span><text:span text:style-name="T6">simply </text:span><text:span text:style-name="T2">the sum of one number and the deviation of the other </text:span></text:p>
          </draw:text-box>
        </draw:frame>
        <draw:frame draw:style-name="gr34" draw:layer="layout" svg:width="2.432cm" svg:height="0.475cm" svg:x="3.273cm" svg:y="17.907cm">
          <draw:text-box>
            <text:p text:style-name="P1"><text:span text:style-name="T2">number <text:s text:c="2"/>i.e </text:span><text:span text:style-name="T5">N</text:span></text:p>
          </draw:text-box>
        </draw:frame>
        <draw:frame draw:style-name="gr13" draw:layer="layout" svg:width="0.214cm" svg:height="0.475cm" svg:x="5.707cm" svg:y="18.03cm">
          <draw:text-box>
            <text:p text:style-name="P1"><text:span text:style-name="T5">1</text:span></text:p>
          </draw:text-box>
        </draw:frame>
        <draw:frame draw:style-name="gr35" draw:layer="layout" svg:width="0.76cm" svg:height="0.475cm" svg:x="5.919cm" svg:y="17.907cm">
          <draw:text-box>
            <text:p text:style-name="P1"><text:span text:style-name="T5"><text:s/></text:span><text:span text:style-name="T5">+ D</text:span></text:p>
          </draw:text-box>
        </draw:frame>
        <draw:frame draw:style-name="gr13" draw:layer="layout" svg:width="0.214cm" svg:height="0.475cm" svg:x="6.678cm" svg:y="18.03cm">
          <draw:text-box>
            <text:p text:style-name="P1"><text:span text:style-name="T5">2</text:span></text:p>
          </draw:text-box>
        </draw:frame>
        <draw:frame draw:style-name="gr36" draw:layer="layout" svg:width="0.87cm" svg:height="0.475cm" svg:x="6.889cm" svg:y="17.907cm">
          <draw:text-box>
            <text:p text:style-name="P1"><text:span text:style-name="T2"><text:s/></text:span><text:span text:style-name="T2">or </text:span><text:span text:style-name="T5">N</text:span></text:p>
          </draw:text-box>
        </draw:frame>
        <draw:frame draw:style-name="gr13" draw:layer="layout" svg:width="0.214cm" svg:height="0.475cm" svg:x="7.757cm" svg:y="18.03cm">
          <draw:text-box>
            <text:p text:style-name="P1"><text:span text:style-name="T5">2</text:span></text:p>
          </draw:text-box>
        </draw:frame>
        <draw:frame draw:style-name="gr37" draw:layer="layout" svg:width="0.76cm" svg:height="0.475cm" svg:x="7.969cm" svg:y="17.907cm">
          <draw:text-box>
            <text:p text:style-name="P1"><text:span text:style-name="T5"><text:s/></text:span><text:span text:style-name="T5">+ D</text:span></text:p>
          </draw:text-box>
        </draw:frame>
        <draw:frame draw:style-name="gr13" draw:layer="layout" svg:width="0.214cm" svg:height="0.475cm" svg:x="8.727cm" svg:y="18.03cm">
          <draw:text-box>
            <text:p text:style-name="P1"><text:span text:style-name="T5">1</text:span></text:p>
          </draw:text-box>
        </draw:frame>
        <draw:frame draw:style-name="gr13" draw:layer="layout" svg:width="0.108cm" svg:height="0.475cm" svg:x="8.939cm" svg:y="17.907cm">
          <draw:text-box>
            <text:p text:style-name="P1"><text:span text:style-name="T2">.</text:span></text:p>
          </draw:text-box>
        </draw:frame>
        <draw:frame draw:style-name="gr38" draw:layer="layout" svg:width="0.887cm" svg:height="0.475cm" svg:x="2.003cm" svg:y="23.442cm">
          <draw:text-box>
            <text:p text:style-name="P1"><text:span text:style-name="T2">Fig.1</text:span></text:p>
          </draw:text-box>
        </draw:frame>
        <draw:frame draw:style-name="gr39" draw:layer="layout" svg:width="2.466cm" svg:height="0.475cm" svg:x="2.003cm" svg:y="24.902cm">
          <draw:text-box>
            <text:p text:style-name="P1"><text:span text:style-name="T2">The number </text:span><text:span text:style-name="T5">N</text:span></text:p>
          </draw:text-box>
        </draw:frame>
        <draw:frame draw:style-name="gr40" draw:layer="layout" svg:width="0.125cm" svg:height="0.276cm" svg:x="4.473cm" svg:y="25.095cm">
          <draw:text-box>
            <text:p text:style-name="P1"><text:span text:style-name="T10">1</text:span></text:p>
          </draw:text-box>
        </draw:frame>
        <draw:frame draw:style-name="gr41" draw:layer="layout" svg:width="5.501cm" svg:height="0.475cm" svg:x="4.596cm" svg:y="24.902cm">
          <draw:text-box>
            <text:p text:style-name="P1"><text:span text:style-name="T2"><text:s/></text:span><text:span text:style-name="T2">is called the multiplicand and </text:span><text:span text:style-name="T5">N</text:span></text:p>
          </draw:text-box>
        </draw:frame>
        <draw:frame draw:style-name="gr40" draw:layer="layout" svg:width="0.125cm" svg:height="0.276cm" svg:x="10.096cm" svg:y="25.095cm">
          <draw:text-box>
            <text:p text:style-name="P1"><text:span text:style-name="T10">2</text:span></text:p>
          </draw:text-box>
        </draw:frame>
        <draw:frame draw:style-name="gr42" draw:layer="layout" svg:width="7.254cm" svg:height="0.475cm" svg:x="10.219cm" svg:y="24.902cm">
          <draw:text-box>
            <text:p text:style-name="P1"><text:span text:style-name="T2"><text:s/></text:span><text:span text:style-name="T2">is called the multiplier. The product is the </text:span></text:p>
          </draw:text-box>
        </draw:frame>
        <draw:frame draw:style-name="gr43" draw:layer="layout" svg:width="4.32cm" svg:height="0.475cm" svg:x="2.003cm" svg:y="25.389cm">
          <draw:text-box>
            <text:p text:style-name="P1"><text:span text:style-name="T2">multiplicand x multiplier.</text:span></text:p>
          </draw:text-box>
        </draw:frame>
        <draw:frame draw:style-name="gr44" draw:layer="layout" svg:width="4.621cm" svg:height="0.475cm" svg:x="8.191cm" svg:y="27.231cm">
          <draw:text-box>
            <text:p text:style-name="P1"><text:span text:style-name="T11">Vedic Maths Portal 2015 ©</text:span></text:p>
          </draw:text-box>
        </draw:frame>
        <draw:frame draw:style-name="gr45" draw:layer="layout" svg:width="0.535cm" svg:height="0.746cm" svg:x="9.468cm" svg:y="19.42cm">
          <draw:text-box>
            <text:p text:style-name="P1"><text:span text:style-name="T12">N</text:span></text:p>
          </draw:text-box>
        </draw:frame>
        <draw:frame draw:style-name="gr46" draw:layer="layout" svg:width="0.26cm" svg:height="0.433cm" svg:x="10.001cm" svg:y="19.824cm">
          <draw:text-box>
            <text:p text:style-name="P1"><text:span text:style-name="T13">1</text:span></text:p>
          </draw:text-box>
        </draw:frame>
        <draw:frame draw:style-name="gr45" draw:layer="layout" svg:width="0.531cm" svg:height="0.746cm" svg:x="11.091cm" svg:y="19.455cm">
          <draw:text-box>
            <text:p text:style-name="P1"><text:span text:style-name="T14">D</text:span></text:p>
          </draw:text-box>
        </draw:frame>
        <draw:frame draw:style-name="gr46" draw:layer="layout" svg:width="0.26cm" svg:height="0.433cm" svg:x="11.62cm" svg:y="19.859cm">
          <draw:text-box>
            <text:p text:style-name="P1"><text:span text:style-name="T15">1</text:span></text:p>
          </draw:text-box>
        </draw:frame>
        <draw:frame draw:style-name="gr47" draw:layer="layout" svg:width="0.535cm" svg:height="0.746cm" svg:x="9.468cm" svg:y="20.185cm">
          <draw:text-box>
            <text:p text:style-name="P1"><text:span text:style-name="T12">N</text:span></text:p>
          </draw:text-box>
        </draw:frame>
        <draw:frame draw:style-name="gr46" draw:layer="layout" svg:width="0.26cm" svg:height="0.433cm" svg:x="10.001cm" svg:y="20.59cm">
          <draw:text-box>
            <text:p text:style-name="P1"><text:span text:style-name="T13">2</text:span></text:p>
          </draw:text-box>
        </draw:frame>
        <draw:frame draw:style-name="gr45" draw:layer="layout" svg:width="0.531cm" svg:height="0.746cm" svg:x="11.126cm" svg:y="20.206cm">
          <draw:text-box>
            <text:p text:style-name="P1"><text:span text:style-name="T14">D</text:span></text:p>
          </draw:text-box>
        </draw:frame>
        <draw:frame draw:style-name="gr46" draw:layer="layout" svg:width="0.26cm" svg:height="0.433cm" svg:x="11.655cm" svg:y="20.611cm">
          <draw:text-box>
            <text:p text:style-name="P1"><text:span text:style-name="T15">2</text:span></text:p>
          </draw:text-box>
        </draw:frame>
        <draw:frame draw:style-name="gr48" draw:layer="layout" svg:width="2.068cm" svg:height="0.336cm" svg:x="13.215cm" svg:y="19.991cm">
          <draw:text-box>
            <text:p text:style-name="P1"><text:span text:style-name="T16">DEVIATION D</text:span></text:p>
          </draw:text-box>
        </draw:frame>
        <draw:path draw:style-name="gr49" draw:layer="layout" svg:width="0.899cm" svg:height="0.406cm" svg:x="12.153cm" svg:y="20.097cm" svg:viewBox="0 0 900 407" svg:d="M893 46l-823 340 11 21-64-25 25-64 11 24 818-342zM900 67zM0 339z">
          <text:p/>
        </draw:path>
        <draw:polygon draw:style-name="gr50" draw:layer="layout" svg:width="0.875cm" svg:height="0.406cm" svg:x="12.17cm" svg:y="20.097cm" svg:viewBox="0 0 876 407" draw:points="876,46 53,386 64,407 0,382 25,318 36,342 855,0">
          <text:p/>
        </draw:polygon>
        <draw:polygon draw:style-name="gr50" draw:layer="layout" svg:width="0cm" svg:height="0cm" svg:x="13.052cm" svg:y="20.164cm" svg:viewBox="0 0 0 0" draw:points="0,0">
          <text:p/>
        </draw:polygon>
        <draw:polygon draw:style-name="gr50" draw:layer="layout" svg:width="0cm" svg:height="0cm" svg:x="12.153cm" svg:y="20.436cm" svg:viewBox="0 0 0 0" draw:points="0,0">
          <text:p/>
        </draw:polygon>
        <draw:frame draw:style-name="gr51" draw:layer="layout" svg:width="0.116cm" svg:height="0.2cm" svg:x="15.282cm" svg:y="20.169cm">
          <draw:text-box>
            <text:p text:style-name="P1"><text:span text:style-name="T17">2</text:span></text:p>
          </draw:text-box>
        </draw:frame>
        <draw:frame draw:style-name="gr52" draw:layer="layout" svg:width="0.988cm" svg:height="0.497cm" svg:x="13.229cm" svg:y="20.752cm">
          <draw:text-box>
            <text:p text:style-name="P1"><text:span text:style-name="T18">RHS</text:span></text:p>
          </draw:text-box>
        </draw:frame>
        <draw:frame draw:style-name="gr53" draw:layer="layout" svg:width="0.933cm" svg:height="0.497cm" svg:x="6.794cm" svg:y="20.752cm">
          <draw:text-box>
            <text:p text:style-name="P1"><text:span text:style-name="T18">LHS</text:span></text:p>
          </draw:text-box>
        </draw:frame>
        <draw:frame draw:style-name="gr45" draw:layer="layout" svg:width="0.531cm" svg:height="0.746cm" svg:x="11.535cm" svg:y="21.628cm">
          <draw:text-box>
            <text:p text:style-name="P1"><text:span text:style-name="T14">D</text:span></text:p>
          </draw:text-box>
        </draw:frame>
        <draw:frame draw:style-name="gr54" draw:layer="layout" svg:width="0.387cm" svg:height="0.433cm" svg:x="12.065cm" svg:y="22.036cm">
          <draw:text-box>
            <text:p text:style-name="P1"><text:span text:style-name="T15">1</text:span><text:span text:style-name="T19"> </text:span></text:p>
          </draw:text-box>
        </draw:frame>
        <draw:frame draw:style-name="gr55" draw:layer="layout" svg:width="0.493cm" svg:height="0.581cm" svg:x="12.449cm" svg:y="21.759cm">
          <draw:text-box>
            <text:p text:style-name="P1"><text:span text:style-name="T20">x </text:span></text:p>
          </draw:text-box>
        </draw:frame>
        <draw:frame draw:style-name="gr45" draw:layer="layout" svg:width="0.531cm" svg:height="0.746cm" svg:x="12.939cm" svg:y="21.628cm">
          <draw:text-box>
            <text:p text:style-name="P1"><text:span text:style-name="T14">D</text:span></text:p>
          </draw:text-box>
        </draw:frame>
        <draw:frame draw:style-name="gr46" draw:layer="layout" svg:width="0.26cm" svg:height="0.433cm" svg:x="13.469cm" svg:y="22.036cm">
          <draw:text-box>
            <text:p text:style-name="P1"><text:span text:style-name="T15">2</text:span></text:p>
          </draw:text-box>
        </draw:frame>
        <draw:frame draw:style-name="gr56" draw:layer="layout" svg:width="0.472cm" svg:height="0.661cm" svg:x="6.819cm" svg:y="21.327cm">
          <draw:text-box>
            <text:p text:style-name="P1"><text:span text:style-name="T21">N</text:span></text:p>
          </draw:text-box>
        </draw:frame>
        <draw:frame draw:style-name="gr57" draw:layer="layout" svg:width="0.231cm" svg:height="0.386cm" svg:x="7.288cm" svg:y="21.687cm">
          <draw:text-box>
            <text:p text:style-name="P1"><text:span text:style-name="T22">1</text:span></text:p>
          </draw:text-box>
        </draw:frame>
        <draw:frame draw:style-name="gr58" draw:layer="layout" svg:width="0.938cm" svg:height="0.661cm" svg:x="7.856cm" svg:y="21.341cm">
          <draw:text-box>
            <text:p text:style-name="P1"><text:span text:style-name="T23">+D</text:span></text:p>
          </draw:text-box>
        </draw:frame>
        <draw:frame draw:style-name="gr57" draw:layer="layout" svg:width="0.231cm" svg:height="0.386cm" svg:x="9.182cm" svg:y="21.701cm">
          <draw:text-box>
            <text:p text:style-name="P1"><text:span text:style-name="T24">2</text:span></text:p>
          </draw:text-box>
        </draw:frame>
        <draw:frame draw:style-name="gr59" draw:layer="layout" svg:width="0.667cm" svg:height="0.661cm" svg:x="5.732cm" svg:y="21.68cm">
          <draw:text-box>
            <text:p text:style-name="P1"><text:span text:style-name="T21">or</text:span></text:p>
          </draw:text-box>
        </draw:frame>
        <draw:frame draw:style-name="gr56" draw:layer="layout" svg:width="0.472cm" svg:height="0.661cm" svg:x="6.812cm" svg:y="22.17cm">
          <draw:text-box>
            <text:p text:style-name="P1"><text:span text:style-name="T21">N</text:span></text:p>
          </draw:text-box>
        </draw:frame>
        <draw:frame draw:style-name="gr57" draw:layer="layout" svg:width="0.231cm" svg:height="0.386cm" svg:x="7.281cm" svg:y="22.53cm">
          <draw:text-box>
            <text:p text:style-name="P1"><text:span text:style-name="T22">2</text:span></text:p>
          </draw:text-box>
        </draw:frame>
        <draw:frame draw:style-name="gr56" draw:layer="layout" svg:width="0.468cm" svg:height="0.661cm" svg:x="8.717cm" svg:y="22.135cm">
          <draw:text-box>
            <text:p text:style-name="P1"><text:span text:style-name="T23">D</text:span></text:p>
          </draw:text-box>
        </draw:frame>
        <draw:frame draw:style-name="gr57" draw:layer="layout" svg:width="0.231cm" svg:height="0.386cm" svg:x="9.182cm" svg:y="22.495cm">
          <draw:text-box>
            <text:p text:style-name="P1"><text:span text:style-name="T24">1</text:span></text:p>
          </draw:text-box>
        </draw:frame>
        <draw:frame draw:style-name="gr56" draw:layer="layout" svg:width="0.472cm" svg:height="0.661cm" svg:x="7.856cm" svg:y="22.17cm">
          <draw:text-box>
            <text:p text:style-name="P1"><text:span text:style-name="T23">+</text:span></text:p>
          </draw:text-box>
        </draw:frame>
        <draw:frame draw:style-name="gr60" draw:layer="layout" svg:width="2.068cm" svg:height="0.336cm" svg:x="13.081cm" svg:y="19.278cm">
          <draw:text-box>
            <text:p text:style-name="P1"><text:span text:style-name="T16">DEVIATION D</text:span></text:p>
          </draw:text-box>
        </draw:frame>
        <draw:path draw:style-name="gr61" draw:layer="layout" svg:width="0.903cm" svg:height="0.405cm" svg:x="12.015cm" svg:y="19.385cm" svg:viewBox="0 0 904 406" svg:d="M897 46l-823 339 7 21-60-24 25-64 11 25 819-343zM904 67zM0 336z">
          <text:p/>
        </draw:path>
        <draw:polygon draw:style-name="gr50" draw:layer="layout" svg:width="0.875cm" svg:height="0.405cm" svg:x="12.036cm" svg:y="19.385cm" svg:viewBox="0 0 876 406" draw:points="876,46 53,385 60,406 0,382 25,318 36,343 855,0">
          <text:p/>
        </draw:polygon>
        <draw:polygon draw:style-name="gr50" draw:layer="layout" svg:width="0cm" svg:height="0cm" svg:x="12.918cm" svg:y="19.452cm" svg:viewBox="0 0 0 0" draw:points="0,0">
          <text:p/>
        </draw:polygon>
        <draw:polygon draw:style-name="gr50" draw:layer="layout" svg:width="0cm" svg:height="0cm" svg:x="12.015cm" svg:y="19.72cm" svg:viewBox="0 0 0 0" draw:points="0,0">
          <text:p/>
        </draw:polygon>
        <draw:frame draw:style-name="gr51" draw:layer="layout" svg:width="0.116cm" svg:height="0.2cm" svg:x="15.144cm" svg:y="19.457cm">
          <draw:text-box>
            <text:p text:style-name="P1"><text:span text:style-name="T17">1</text:span></text:p>
          </draw:text-box>
        </draw:frame>
        <draw:frame draw:style-name="gr62" draw:layer="layout" svg:width="1.717cm" svg:height="0.336cm" svg:x="5.563cm" svg:y="19.31cm">
          <draw:text-box>
            <text:p text:style-name="P1"><text:span text:style-name="T16">NUMBER N</text:span></text:p>
          </draw:text-box>
        </draw:frame>
        <draw:path draw:style-name="gr63" draw:layer="layout" svg:width="0.938cm" svg:height="0.236cm" svg:x="7.655cm" svg:y="19.498cm" svg:viewBox="0 0 939 237" svg:d="M7 45l872 167-3 25 53-40-36-56-7 24-872-165zM0 70zM939 148z">
          <text:p/>
        </draw:path>
        <draw:path draw:style-name="gr50" draw:layer="layout" svg:width="0.938cm" svg:height="0.236cm" svg:x="7.655cm" svg:y="19.498cm" svg:viewBox="0 0 939 237" svg:d="M7 45l872 167-3 25 53-40-36-56-7 24-872-165zM0 70zM939 148z">
          <text:p/>
        </draw:path>
        <draw:polygon draw:style-name="gr50" draw:layer="layout" svg:width="0.921cm" svg:height="0.236cm" svg:x="7.662cm" svg:y="19.498cm" svg:viewBox="0 0 922 237" draw:points="0,45 872,212 869,237 922,197 886,141 879,165 7,0">
          <text:p/>
        </draw:polygon>
        <draw:polygon draw:style-name="gr50" draw:layer="layout" svg:width="0cm" svg:height="0cm" svg:x="7.655cm" svg:y="19.568cm" svg:viewBox="0 0 0 0" draw:points="0,0">
          <text:p/>
        </draw:polygon>
        <draw:polygon draw:style-name="gr50" draw:layer="layout" svg:width="0cm" svg:height="0cm" svg:x="8.593cm" svg:y="19.646cm" svg:viewBox="0 0 0 0" draw:points="0,0">
          <text:p/>
        </draw:polygon>
        <draw:frame draw:style-name="gr51" draw:layer="layout" svg:width="0.116cm" svg:height="0.2cm" svg:x="7.277cm" svg:y="19.488cm">
          <draw:text-box>
            <text:p text:style-name="P1"><text:span text:style-name="T17">1</text:span></text:p>
          </draw:text-box>
        </draw:frame>
        <draw:frame draw:style-name="gr64" draw:layer="layout" svg:width="1.717cm" svg:height="0.336cm" svg:x="5.64cm" svg:y="19.966cm">
          <draw:text-box>
            <text:p text:style-name="P1"><text:span text:style-name="T16">NUMBER N</text:span></text:p>
          </draw:text-box>
        </draw:frame>
        <draw:path draw:style-name="gr61" draw:layer="layout" svg:width="0.917cm" svg:height="0.357cm" svg:x="7.743cm" svg:y="20.09cm" svg:viewBox="0 0 918 358" svg:d="M7 47l841 289-7 22 60-29-29-60-7 21-840-290zM0 68zM918 283z">
          <text:p/>
        </draw:path>
        <draw:polygon draw:style-name="gr50" draw:layer="layout" svg:width="0.893cm" svg:height="0.357cm" svg:x="7.75cm" svg:y="20.09cm" svg:viewBox="0 0 894 358" draw:points="0,47 841,336 834,358 894,329 865,269 858,290 18,0">
          <text:p/>
        </draw:polygon>
        <draw:polygon draw:style-name="gr50" draw:layer="layout" svg:width="0cm" svg:height="0cm" svg:x="7.743cm" svg:y="20.157cm" svg:viewBox="0 0 0 0" draw:points="0,0">
          <text:p/>
        </draw:polygon>
        <draw:polygon draw:style-name="gr50" draw:layer="layout" svg:width="0cm" svg:height="0cm" svg:x="8.66cm" svg:y="20.372cm" svg:viewBox="0 0 0 0" draw:points="0,0">
          <text:p/>
        </draw:polygon>
        <draw:frame draw:style-name="gr51" draw:layer="layout" svg:width="0.116cm" svg:height="0.2cm" svg:x="7.355cm" svg:y="20.144cm">
          <draw:text-box>
            <text:p text:style-name="P1"><text:span text:style-name="T17">2</text:span></text:p>
          </draw:text-box>
        </draw:frame>
        <draw:frame draw:style-name="gr45" draw:layer="layout" svg:width="0.535cm" svg:height="0.746cm" svg:x="9.496cm" svg:y="19.423cm">
          <draw:text-box>
            <text:p text:style-name="P1"><text:span text:style-name="T12">N</text:span></text:p>
          </draw:text-box>
        </draw:frame>
        <draw:frame draw:style-name="gr46" draw:layer="layout" svg:width="0.26cm" svg:height="0.433cm" svg:x="10.033cm" svg:y="19.831cm">
          <draw:text-box>
            <text:p text:style-name="P1"><text:span text:style-name="T13">1</text:span></text:p>
          </draw:text-box>
        </draw:frame>
        <draw:frame draw:style-name="gr45" draw:layer="layout" svg:width="0.531cm" svg:height="0.746cm" svg:x="11.123cm" svg:y="19.459cm">
          <draw:text-box>
            <text:p text:style-name="P1"><text:span text:style-name="T14">D</text:span></text:p>
          </draw:text-box>
        </draw:frame>
        <draw:frame draw:style-name="gr46" draw:layer="layout" svg:width="0.26cm" svg:height="0.433cm" svg:x="11.652cm" svg:y="19.863cm">
          <draw:text-box>
            <text:p text:style-name="P1"><text:span text:style-name="T15">1</text:span></text:p>
          </draw:text-box>
        </draw:frame>
        <draw:frame draw:style-name="gr45" draw:layer="layout" svg:width="0.535cm" svg:height="0.746cm" svg:x="9.496cm" svg:y="20.189cm">
          <draw:text-box>
            <text:p text:style-name="P1"><text:span text:style-name="T12">N</text:span></text:p>
          </draw:text-box>
        </draw:frame>
        <draw:frame draw:style-name="gr46" draw:layer="layout" svg:width="0.26cm" svg:height="0.433cm" svg:x="10.033cm" svg:y="20.593cm">
          <draw:text-box>
            <text:p text:style-name="P1"><text:span text:style-name="T13">2</text:span></text:p>
          </draw:text-box>
        </draw:frame>
        <draw:frame draw:style-name="gr47" draw:layer="layout" svg:width="0.531cm" svg:height="0.746cm" svg:x="11.158cm" svg:y="20.21cm">
          <draw:text-box>
            <text:p text:style-name="P1"><text:span text:style-name="T14">D</text:span></text:p>
          </draw:text-box>
        </draw:frame>
        <draw:frame draw:style-name="gr46" draw:layer="layout" svg:width="0.26cm" svg:height="0.433cm" svg:x="11.687cm" svg:y="20.614cm">
          <draw:text-box>
            <text:p text:style-name="P1"><text:span text:style-name="T15">2</text:span></text:p>
          </draw:text-box>
        </draw:frame>
        <draw:frame draw:style-name="gr60" draw:layer="layout" svg:width="2.068cm" svg:height="0.336cm" svg:x="13.246cm" svg:y="19.994cm">
          <draw:text-box>
            <text:p text:style-name="P1"><text:span text:style-name="T16">DEVIATION D</text:span></text:p>
          </draw:text-box>
        </draw:frame>
        <draw:path draw:style-name="gr61" draw:layer="layout" svg:width="0.9cm" svg:height="0.405cm" svg:x="12.184cm" svg:y="20.101cm" svg:viewBox="0 0 901 406" svg:d="M894 46l-823 339 7 21-60-24 25-65 10 25 820-342zM901 67zM0 338z">
          <text:p/>
        </draw:path>
        <draw:polygon draw:style-name="gr50" draw:layer="layout" svg:width="0.875cm" svg:height="0.405cm" svg:x="12.202cm" svg:y="20.101cm" svg:viewBox="0 0 876 406" draw:points="876,46 53,385 60,406 0,382 25,317 35,342 855,0">
          <text:p/>
        </draw:polygon>
        <draw:polygon draw:style-name="gr50" draw:layer="layout" svg:width="0cm" svg:height="0cm" svg:x="13.084cm" svg:y="20.168cm" svg:viewBox="0 0 0 0" draw:points="0,0">
          <text:p/>
        </draw:polygon>
        <draw:polygon draw:style-name="gr50" draw:layer="layout" svg:width="0cm" svg:height="0cm" svg:x="12.184cm" svg:y="20.439cm" svg:viewBox="0 0 0 0" draw:points="0,0">
          <text:p/>
        </draw:polygon>
        <draw:frame draw:style-name="gr51" draw:layer="layout" svg:width="0.116cm" svg:height="0.2cm" svg:x="15.31cm" svg:y="20.176cm">
          <draw:text-box>
            <text:p text:style-name="P1"><text:span text:style-name="T17">2</text:span></text:p>
          </draw:text-box>
        </draw:frame>
        <draw:frame draw:style-name="gr52" draw:layer="layout" svg:width="0.988cm" svg:height="0.497cm" svg:x="13.26cm" svg:y="20.756cm">
          <draw:text-box>
            <text:p text:style-name="P1"><text:span text:style-name="T18">RHS</text:span></text:p>
          </draw:text-box>
        </draw:frame>
        <draw:frame draw:style-name="gr53" draw:layer="layout" svg:width="0.933cm" svg:height="0.497cm" svg:x="6.826cm" svg:y="20.756cm">
          <draw:text-box>
            <text:p text:style-name="P1"><text:span text:style-name="T18">LHS</text:span></text:p>
          </draw:text-box>
        </draw:frame>
        <draw:frame draw:style-name="gr45" draw:layer="layout" svg:width="0.531cm" svg:height="0.746cm" svg:x="11.567cm" svg:y="21.635cm">
          <draw:text-box>
            <text:p text:style-name="P1"><text:span text:style-name="T14">D</text:span></text:p>
          </draw:text-box>
        </draw:frame>
        <draw:frame draw:style-name="gr54" draw:layer="layout" svg:width="0.387cm" svg:height="0.433cm" svg:x="12.096cm" svg:y="22.04cm">
          <draw:text-box>
            <text:p text:style-name="P1"><text:span text:style-name="T15">1</text:span><text:span text:style-name="T19"> </text:span></text:p>
          </draw:text-box>
        </draw:frame>
        <draw:frame draw:style-name="gr55" draw:layer="layout" svg:width="0.493cm" svg:height="0.581cm" svg:x="12.481cm" svg:y="21.766cm">
          <draw:text-box>
            <text:p text:style-name="P1"><text:span text:style-name="T20">x </text:span></text:p>
          </draw:text-box>
        </draw:frame>
        <draw:frame draw:style-name="gr45" draw:layer="layout" svg:width="0.531cm" svg:height="0.746cm" svg:x="12.971cm" svg:y="21.635cm">
          <draw:text-box>
            <text:p text:style-name="P1"><text:span text:style-name="T14">D</text:span></text:p>
          </draw:text-box>
        </draw:frame>
        <draw:frame draw:style-name="gr46" draw:layer="layout" svg:width="0.26cm" svg:height="0.433cm" svg:x="13.5cm" svg:y="22.04cm">
          <draw:text-box>
            <text:p text:style-name="P1"><text:span text:style-name="T15">2</text:span></text:p>
          </draw:text-box>
        </draw:frame>
        <draw:frame draw:style-name="gr56" draw:layer="layout" svg:width="0.472cm" svg:height="0.661cm" svg:x="6.85cm" svg:y="21.33cm">
          <draw:text-box>
            <text:p text:style-name="P1"><text:span text:style-name="T21">N</text:span></text:p>
          </draw:text-box>
        </draw:frame>
        <draw:frame draw:style-name="gr57" draw:layer="layout" svg:width="0.231cm" svg:height="0.386cm" svg:x="7.32cm" svg:y="21.691cm">
          <draw:text-box>
            <text:p text:style-name="P1"><text:span text:style-name="T22">1</text:span></text:p>
          </draw:text-box>
        </draw:frame>
        <draw:frame draw:style-name="gr58" draw:layer="layout" svg:width="0.938cm" svg:height="0.661cm" svg:x="7.888cm" svg:y="21.344cm">
          <draw:text-box>
            <text:p text:style-name="P1"><text:span text:style-name="T23">+D</text:span></text:p>
          </draw:text-box>
        </draw:frame>
        <draw:frame draw:style-name="gr57" draw:layer="layout" svg:width="0.231cm" svg:height="0.386cm" svg:x="9.214cm" svg:y="21.705cm">
          <draw:text-box>
            <text:p text:style-name="P1"><text:span text:style-name="T24">2</text:span></text:p>
          </draw:text-box>
        </draw:frame>
        <draw:frame draw:style-name="gr59" draw:layer="layout" svg:width="0.667cm" svg:height="0.661cm" svg:x="5.764cm" svg:y="21.683cm">
          <draw:text-box>
            <text:p text:style-name="P1"><text:span text:style-name="T21">or</text:span></text:p>
          </draw:text-box>
        </draw:frame>
        <draw:frame draw:style-name="gr56" draw:layer="layout" svg:width="0.472cm" svg:height="0.661cm" svg:x="6.84cm" svg:y="22.173cm">
          <draw:text-box>
            <text:p text:style-name="P1"><text:span text:style-name="T21">N</text:span></text:p>
          </draw:text-box>
        </draw:frame>
        <draw:frame draw:style-name="gr57" draw:layer="layout" svg:width="0.231cm" svg:height="0.386cm" svg:x="7.313cm" svg:y="22.534cm">
          <draw:text-box>
            <text:p text:style-name="P1"><text:span text:style-name="T22">2</text:span></text:p>
          </draw:text-box>
        </draw:frame>
        <draw:frame draw:style-name="gr56" draw:layer="layout" svg:width="0.468cm" svg:height="0.661cm" svg:x="8.748cm" svg:y="22.138cm">
          <draw:text-box>
            <text:p text:style-name="P1"><text:span text:style-name="T23">D</text:span></text:p>
          </draw:text-box>
        </draw:frame>
        <draw:frame draw:style-name="gr57" draw:layer="layout" svg:width="0.231cm" svg:height="0.386cm" svg:x="9.214cm" svg:y="22.499cm">
          <draw:text-box>
            <text:p text:style-name="P1"><text:span text:style-name="T24">1</text:span></text:p>
          </draw:text-box>
        </draw:frame>
        <draw:frame draw:style-name="gr56" draw:layer="layout" svg:width="0.472cm" svg:height="0.661cm" svg:x="7.888cm" svg:y="22.173cm">
          <draw:text-box>
            <text:p text:style-name="P1"><text:span text:style-name="T23">+</text:span></text:p>
          </draw:text-box>
        </draw:frame>
        <draw:frame draw:style-name="gr60" draw:layer="layout" svg:width="2.068cm" svg:height="0.336cm" svg:x="13.112cm" svg:y="19.281cm">
          <draw:text-box>
            <text:p text:style-name="P1"><text:span text:style-name="T16">DEVIATION D</text:span></text:p>
          </draw:text-box>
        </draw:frame>
        <draw:path draw:style-name="gr61" draw:layer="layout" svg:width="0.903cm" svg:height="0.406cm" svg:x="12.047cm" svg:y="19.388cm" svg:viewBox="0 0 904 407" svg:d="M893 46l-819 340 7 21-60-25 25-63 10 24 820-343zM904 67zM0 340z">
          <text:p/>
        </draw:path>
        <draw:polygon draw:style-name="gr50" draw:layer="layout" svg:width="0.871cm" svg:height="0.406cm" svg:x="12.068cm" svg:y="19.388cm" svg:viewBox="0 0 872 407" draw:points="872,46 53,386 60,407 0,382 25,319 35,343 855,0">
          <text:p/>
        </draw:polygon>
        <draw:polygon draw:style-name="gr50" draw:layer="layout" svg:width="0cm" svg:height="0cm" svg:x="12.95cm" svg:y="19.455cm" svg:viewBox="0 0 0 0" draw:points="0,0">
          <text:p/>
        </draw:polygon>
        <draw:polygon draw:style-name="gr50" draw:layer="layout" svg:width="0cm" svg:height="0cm" svg:x="12.047cm" svg:y="19.727cm" svg:viewBox="0 0 0 0" draw:points="0,0">
          <text:p/>
        </draw:polygon>
        <draw:path draw:style-name="gr65" draw:layer="layout" svg:width="0.977cm" svg:height="1.796cm" svg:x="9.937cm" svg:y="21.18cm" svg:viewBox="0 0 978 1797" svg:d="M0 1723l816-1723 162 81-812 1716zM0 1723zM978 81z">
          <text:p/>
        </draw:path>
        <draw:polygon draw:style-name="gr50" draw:layer="layout" svg:width="0.977cm" svg:height="1.796cm" svg:x="9.937cm" svg:y="21.18cm" svg:viewBox="0 0 978 1797" draw:points="0,1723 816,0 978,81 166,1797">
          <text:p/>
        </draw:polygon>
        <draw:polygon draw:style-name="gr50" draw:layer="layout" svg:width="0cm" svg:height="0cm" svg:x="9.937cm" svg:y="22.902cm" svg:viewBox="0 0 0 0" draw:points="0,0">
          <text:p/>
        </draw:polygon>
        <draw:polygon draw:style-name="gr50" draw:layer="layout" svg:width="0cm" svg:height="0cm" svg:x="10.914cm" svg:y="21.261cm" svg:viewBox="0 0 0 0" draw:points="0,0">
          <text:p/>
        </draw:polygon>
        <draw:frame draw:style-name="gr51" draw:layer="layout" svg:width="0.116cm" svg:height="0.2cm" svg:x="15.176cm" svg:y="19.46cm">
          <draw:text-box>
            <text:p text:style-name="P1"><text:span text:style-name="T17">1</text:span></text:p>
          </draw:text-box>
        </draw:frame>
        <draw:frame draw:style-name="gr64" draw:layer="layout" svg:width="1.717cm" svg:height="0.336cm" svg:x="5.595cm" svg:y="19.313cm">
          <draw:text-box>
            <text:p text:style-name="P1"><text:span text:style-name="T16">NUMBER N</text:span></text:p>
          </draw:text-box>
        </draw:frame>
        <draw:path draw:style-name="gr61" draw:layer="layout" svg:width="0.938cm" svg:height="0.236cm" svg:x="7.687cm" svg:y="19.501cm" svg:viewBox="0 0 939 237" svg:d="M3 49l872 164-3 24 56-39-38-57-4 25-872-166zM0 71zM939 152z">
          <text:p/>
        </draw:path>
        <draw:polygon draw:style-name="gr50" draw:layer="layout" svg:width="0.924cm" svg:height="0.236cm" svg:x="7.69cm" svg:y="19.501cm" svg:viewBox="0 0 925 237" draw:points="0,49 872,213 869,237 925,198 887,141 883,166 11,0">
          <text:p/>
        </draw:polygon>
        <draw:polygon draw:style-name="gr50" draw:layer="layout" svg:width="0cm" svg:height="0cm" svg:x="7.687cm" svg:y="19.572cm" svg:viewBox="0 0 0 0" draw:points="0,0">
          <text:p/>
        </draw:polygon>
        <draw:polygon draw:style-name="gr50" draw:layer="layout" svg:width="0cm" svg:height="0cm" svg:x="8.625cm" svg:y="19.653cm" svg:viewBox="0 0 0 0" draw:points="0,0">
          <text:p/>
        </draw:polygon>
        <draw:frame draw:style-name="gr51" draw:layer="layout" svg:width="0.116cm" svg:height="0.2cm" svg:x="7.309cm" svg:y="19.492cm">
          <draw:text-box>
            <text:p text:style-name="P1"><text:span text:style-name="T17">1</text:span></text:p>
          </draw:text-box>
        </draw:frame>
        <draw:frame draw:style-name="gr64" draw:layer="layout" svg:width="1.717cm" svg:height="0.336cm" svg:x="5.672cm" svg:y="19.969cm">
          <draw:text-box>
            <text:p text:style-name="P1"><text:span text:style-name="T16">NUMBER N</text:span></text:p>
          </draw:text-box>
        </draw:frame>
        <draw:path draw:style-name="gr61" draw:layer="layout" svg:width="0.913cm" svg:height="0.356cm" svg:x="7.775cm" svg:y="20.094cm" svg:viewBox="0 0 914 357" svg:d="M7 47l839 289-7 21 61-28-29-60-10 21-840-290zM0 68zM914 283z">
          <text:p/>
        </draw:path>
        <draw:polygon draw:style-name="gr50" draw:layer="layout" svg:width="0.892cm" svg:height="0.356cm" svg:x="7.782cm" svg:y="20.094cm" svg:viewBox="0 0 893 357" draw:points="0,47 840,336 833,357 893,329 865,269 855,290 14,0">
          <text:p/>
        </draw:polygon>
        <draw:polygon draw:style-name="gr50" draw:layer="layout" svg:width="0cm" svg:height="0cm" svg:x="7.775cm" svg:y="20.161cm" svg:viewBox="0 0 0 0" draw:points="0,0">
          <text:p/>
        </draw:polygon>
        <draw:polygon draw:style-name="gr50" draw:layer="layout" svg:width="0cm" svg:height="0cm" svg:x="8.688cm" svg:y="20.376cm" svg:viewBox="0 0 0 0" draw:points="0,0">
          <text:p/>
        </draw:polygon>
        <draw:frame draw:style-name="gr51" draw:layer="layout" svg:width="0.116cm" svg:height="0.2cm" svg:x="7.387cm" svg:y="20.148cm">
          <draw:text-box>
            <text:p text:style-name="P1"><text:span text:style-name="T17">2</text:span></text:p>
          </draw:text-box>
        </draw:frame>
        <draw:frame draw:style-name="gr45" draw:layer="layout" svg:width="0.535cm" svg:height="0.746cm" svg:x="9.496cm" svg:y="19.423cm">
          <draw:text-box>
            <text:p text:style-name="P1"><text:span text:style-name="T12">N</text:span></text:p>
          </draw:text-box>
        </draw:frame>
        <draw:frame draw:style-name="gr46" draw:layer="layout" svg:width="0.26cm" svg:height="0.433cm" svg:x="10.033cm" svg:y="19.831cm">
          <draw:text-box>
            <text:p text:style-name="P1"><text:span text:style-name="T13">1</text:span></text:p>
          </draw:text-box>
        </draw:frame>
        <draw:frame draw:style-name="gr45" draw:layer="layout" svg:width="0.531cm" svg:height="0.746cm" svg:x="11.123cm" svg:y="19.459cm">
          <draw:text-box>
            <text:p text:style-name="P1"><text:span text:style-name="T14">D</text:span></text:p>
          </draw:text-box>
        </draw:frame>
        <draw:frame draw:style-name="gr46" draw:layer="layout" svg:width="0.26cm" svg:height="0.433cm" svg:x="11.652cm" svg:y="19.863cm">
          <draw:text-box>
            <text:p text:style-name="P1"><text:span text:style-name="T15">1</text:span></text:p>
          </draw:text-box>
        </draw:frame>
        <draw:frame draw:style-name="gr45" draw:layer="layout" svg:width="0.535cm" svg:height="0.746cm" svg:x="9.496cm" svg:y="20.189cm">
          <draw:text-box>
            <text:p text:style-name="P1"><text:span text:style-name="T12">N</text:span></text:p>
          </draw:text-box>
        </draw:frame>
        <draw:frame draw:style-name="gr46" draw:layer="layout" svg:width="0.26cm" svg:height="0.433cm" svg:x="10.033cm" svg:y="20.593cm">
          <draw:text-box>
            <text:p text:style-name="P1"><text:span text:style-name="T13">2</text:span></text:p>
          </draw:text-box>
        </draw:frame>
        <draw:frame draw:style-name="gr47" draw:layer="layout" svg:width="0.531cm" svg:height="0.746cm" svg:x="11.158cm" svg:y="20.21cm">
          <draw:text-box>
            <text:p text:style-name="P1"><text:span text:style-name="T14">D</text:span></text:p>
          </draw:text-box>
        </draw:frame>
        <draw:frame draw:style-name="gr46" draw:layer="layout" svg:width="0.26cm" svg:height="0.433cm" svg:x="11.687cm" svg:y="20.614cm">
          <draw:text-box>
            <text:p text:style-name="P1"><text:span text:style-name="T15">2</text:span></text:p>
          </draw:text-box>
        </draw:frame>
        <draw:frame draw:style-name="gr60" draw:layer="layout" svg:width="2.068cm" svg:height="0.336cm" svg:x="13.246cm" svg:y="19.994cm">
          <draw:text-box>
            <text:p text:style-name="P1"><text:span text:style-name="T16">DEVIATION D</text:span></text:p>
          </draw:text-box>
        </draw:frame>
        <draw:path draw:style-name="gr61" draw:layer="layout" svg:width="0.9cm" svg:height="0.405cm" svg:x="12.184cm" svg:y="20.101cm" svg:viewBox="0 0 901 406" svg:d="M894 46l-823 339 7 21-60-24 25-65 10 25 820-342zM901 67zM0 338z">
          <text:p/>
        </draw:path>
        <draw:polygon draw:style-name="gr50" draw:layer="layout" svg:width="0.875cm" svg:height="0.405cm" svg:x="12.202cm" svg:y="20.101cm" svg:viewBox="0 0 876 406" draw:points="876,46 53,385 60,406 0,382 25,317 35,342 855,0">
          <text:p/>
        </draw:polygon>
        <draw:polygon draw:style-name="gr50" draw:layer="layout" svg:width="0cm" svg:height="0cm" svg:x="13.084cm" svg:y="20.168cm" svg:viewBox="0 0 0 0" draw:points="0,0">
          <text:p/>
        </draw:polygon>
        <draw:polygon draw:style-name="gr50" draw:layer="layout" svg:width="0cm" svg:height="0cm" svg:x="12.184cm" svg:y="20.439cm" svg:viewBox="0 0 0 0" draw:points="0,0">
          <text:p/>
        </draw:polygon>
        <draw:frame draw:style-name="gr51" draw:layer="layout" svg:width="0.116cm" svg:height="0.2cm" svg:x="15.31cm" svg:y="20.176cm">
          <draw:text-box>
            <text:p text:style-name="P1"><text:span text:style-name="T17">2</text:span></text:p>
          </draw:text-box>
        </draw:frame>
        <draw:frame draw:style-name="gr52" draw:layer="layout" svg:width="0.988cm" svg:height="0.497cm" svg:x="13.26cm" svg:y="20.756cm">
          <draw:text-box>
            <text:p text:style-name="P1"><text:span text:style-name="T18">RHS</text:span></text:p>
          </draw:text-box>
        </draw:frame>
        <draw:frame draw:style-name="gr53" draw:layer="layout" svg:width="0.933cm" svg:height="0.497cm" svg:x="6.826cm" svg:y="20.756cm">
          <draw:text-box>
            <text:p text:style-name="P1"><text:span text:style-name="T18">LHS</text:span></text:p>
          </draw:text-box>
        </draw:frame>
        <draw:frame draw:style-name="gr45" draw:layer="layout" svg:width="0.531cm" svg:height="0.746cm" svg:x="11.567cm" svg:y="21.635cm">
          <draw:text-box>
            <text:p text:style-name="P1"><text:span text:style-name="T14">D</text:span></text:p>
          </draw:text-box>
        </draw:frame>
        <draw:frame draw:style-name="gr54" draw:layer="layout" svg:width="0.387cm" svg:height="0.433cm" svg:x="12.096cm" svg:y="22.04cm">
          <draw:text-box>
            <text:p text:style-name="P1"><text:span text:style-name="T15">1</text:span><text:span text:style-name="T19"> </text:span></text:p>
          </draw:text-box>
        </draw:frame>
        <draw:frame draw:style-name="gr55" draw:layer="layout" svg:width="0.493cm" svg:height="0.581cm" svg:x="12.481cm" svg:y="21.766cm">
          <draw:text-box>
            <text:p text:style-name="P1"><text:span text:style-name="T20">x </text:span></text:p>
          </draw:text-box>
        </draw:frame>
        <draw:frame draw:style-name="gr45" draw:layer="layout" svg:width="0.531cm" svg:height="0.746cm" svg:x="12.971cm" svg:y="21.635cm">
          <draw:text-box>
            <text:p text:style-name="P1"><text:span text:style-name="T14">D</text:span></text:p>
          </draw:text-box>
        </draw:frame>
        <draw:frame draw:style-name="gr46" draw:layer="layout" svg:width="0.26cm" svg:height="0.433cm" svg:x="13.5cm" svg:y="22.04cm">
          <draw:text-box>
            <text:p text:style-name="P1"><text:span text:style-name="T15">2</text:span></text:p>
          </draw:text-box>
        </draw:frame>
        <draw:frame draw:style-name="gr56" draw:layer="layout" svg:width="0.472cm" svg:height="0.661cm" svg:x="6.85cm" svg:y="21.33cm">
          <draw:text-box>
            <text:p text:style-name="P1"><text:span text:style-name="T21">N</text:span></text:p>
          </draw:text-box>
        </draw:frame>
        <draw:frame draw:style-name="gr57" draw:layer="layout" svg:width="0.231cm" svg:height="0.386cm" svg:x="7.32cm" svg:y="21.691cm">
          <draw:text-box>
            <text:p text:style-name="P1"><text:span text:style-name="T22">1</text:span></text:p>
          </draw:text-box>
        </draw:frame>
        <draw:frame draw:style-name="gr58" draw:layer="layout" svg:width="0.938cm" svg:height="0.661cm" svg:x="7.888cm" svg:y="21.344cm">
          <draw:text-box>
            <text:p text:style-name="P1"><text:span text:style-name="T23">+D</text:span></text:p>
          </draw:text-box>
        </draw:frame>
        <draw:frame draw:style-name="gr57" draw:layer="layout" svg:width="0.231cm" svg:height="0.386cm" svg:x="9.214cm" svg:y="21.705cm">
          <draw:text-box>
            <text:p text:style-name="P1"><text:span text:style-name="T24">2</text:span></text:p>
          </draw:text-box>
        </draw:frame>
        <draw:frame draw:style-name="gr59" draw:layer="layout" svg:width="0.667cm" svg:height="0.661cm" svg:x="5.764cm" svg:y="21.683cm">
          <draw:text-box>
            <text:p text:style-name="P1"><text:span text:style-name="T21">or</text:span></text:p>
          </draw:text-box>
        </draw:frame>
        <draw:frame draw:style-name="gr56" draw:layer="layout" svg:width="0.472cm" svg:height="0.661cm" svg:x="6.84cm" svg:y="22.173cm">
          <draw:text-box>
            <text:p text:style-name="P1"><text:span text:style-name="T21">N</text:span></text:p>
          </draw:text-box>
        </draw:frame>
        <draw:frame draw:style-name="gr57" draw:layer="layout" svg:width="0.231cm" svg:height="0.386cm" svg:x="7.313cm" svg:y="22.534cm">
          <draw:text-box>
            <text:p text:style-name="P1"><text:span text:style-name="T22">2</text:span></text:p>
          </draw:text-box>
        </draw:frame>
        <draw:frame draw:style-name="gr56" draw:layer="layout" svg:width="0.468cm" svg:height="0.661cm" svg:x="8.748cm" svg:y="22.138cm">
          <draw:text-box>
            <text:p text:style-name="P1"><text:span text:style-name="T23">D</text:span></text:p>
          </draw:text-box>
        </draw:frame>
        <draw:frame draw:style-name="gr57" draw:layer="layout" svg:width="0.231cm" svg:height="0.386cm" svg:x="9.214cm" svg:y="22.499cm">
          <draw:text-box>
            <text:p text:style-name="P1"><text:span text:style-name="T24">1</text:span></text:p>
          </draw:text-box>
        </draw:frame>
        <draw:frame draw:style-name="gr56" draw:layer="layout" svg:width="0.472cm" svg:height="0.661cm" svg:x="7.888cm" svg:y="22.173cm">
          <draw:text-box>
            <text:p text:style-name="P1"><text:span text:style-name="T23">+</text:span></text:p>
          </draw:text-box>
        </draw:frame>
        <draw:frame draw:style-name="gr60" draw:layer="layout" svg:width="2.068cm" svg:height="0.336cm" svg:x="13.112cm" svg:y="19.281cm">
          <draw:text-box>
            <text:p text:style-name="P1"><text:span text:style-name="T16">DEVIATION D</text:span></text:p>
          </draw:text-box>
        </draw:frame>
        <draw:path draw:style-name="gr61" draw:layer="layout" svg:width="0.903cm" svg:height="0.406cm" svg:x="12.047cm" svg:y="19.388cm" svg:viewBox="0 0 904 407" svg:d="M893 46l-819 340 7 21-60-25 25-63 10 24 820-343zM904 67zM0 340z">
          <text:p/>
        </draw:path>
        <draw:polygon draw:style-name="gr50" draw:layer="layout" svg:width="0.871cm" svg:height="0.406cm" svg:x="12.068cm" svg:y="19.388cm" svg:viewBox="0 0 872 407" draw:points="872,46 53,386 60,407 0,382 25,319 35,343 855,0">
          <text:p/>
        </draw:polygon>
        <draw:polygon draw:style-name="gr50" draw:layer="layout" svg:width="0cm" svg:height="0cm" svg:x="12.95cm" svg:y="19.455cm" svg:viewBox="0 0 0 0" draw:points="0,0">
          <text:p/>
        </draw:polygon>
        <draw:polygon draw:style-name="gr50" draw:layer="layout" svg:width="0cm" svg:height="0cm" svg:x="12.047cm" svg:y="19.727cm" svg:viewBox="0 0 0 0" draw:points="0,0">
          <text:p/>
        </draw:polygon>
        <draw:path draw:style-name="gr66" draw:layer="layout" svg:width="8.125cm" svg:height="0.109cm" svg:x="6.455cm" svg:y="21.177cm" svg:viewBox="0 0 8126 110" svg:d="M0 0h8126v110h-8126zM0 0zM8126 110z">
          <text:p/>
        </draw:path>
        <draw:polygon draw:style-name="gr50" draw:layer="layout" svg:width="8.125cm" svg:height="0.109cm" svg:x="6.455cm" svg:y="21.177cm" svg:viewBox="0 0 8126 110" draw:points="0,0 8126,0 8126,110 0,110">
          <text:p/>
        </draw:polygon>
        <draw:polygon draw:style-name="gr50" draw:layer="layout" svg:width="0cm" svg:height="0cm" svg:x="6.455cm" svg:y="21.177cm" svg:viewBox="0 0 0 0" draw:points="0,0">
          <text:p/>
        </draw:polygon>
        <draw:polygon draw:style-name="gr50" draw:layer="layout" svg:width="0cm" svg:height="0cm" svg:x="14.58cm" svg:y="21.286cm" svg:viewBox="0 0 0 0" draw:points="0,0">
          <text:p/>
        </draw:polygon>
        <draw:path draw:style-name="gr66" draw:layer="layout" svg:width="8.125cm" svg:height="0.11cm" svg:x="6.455cm" svg:y="22.898cm" svg:viewBox="0 0 8126 111" svg:d="M0 0h8126v111h-8126zM0 0zM8126 111z">
          <text:p/>
        </draw:path>
        <draw:polygon draw:style-name="gr50" draw:layer="layout" svg:width="8.125cm" svg:height="0.11cm" svg:x="6.455cm" svg:y="22.898cm" svg:viewBox="0 0 8126 111" draw:points="0,0 8126,0 8126,111 0,111">
          <text:p/>
        </draw:polygon>
        <draw:polygon draw:style-name="gr50" draw:layer="layout" svg:width="0cm" svg:height="0cm" svg:x="6.455cm" svg:y="22.898cm" svg:viewBox="0 0 0 0" draw:points="0,0">
          <text:p/>
        </draw:polygon>
        <draw:polygon draw:style-name="gr50" draw:layer="layout" svg:width="0cm" svg:height="0cm" svg:x="14.58cm" svg:y="23.008cm" svg:viewBox="0 0 0 0" draw:points="0,0">
          <text:p/>
        </draw:polygon>
        <draw:frame draw:style-name="gr51" draw:layer="layout" svg:width="0.116cm" svg:height="0.2cm" svg:x="15.176cm" svg:y="19.46cm">
          <draw:text-box>
            <text:p text:style-name="P1"><text:span text:style-name="T17">1</text:span></text:p>
          </draw:text-box>
        </draw:frame>
        <draw:frame draw:style-name="gr64" draw:layer="layout" svg:width="1.717cm" svg:height="0.336cm" svg:x="5.595cm" svg:y="19.313cm">
          <draw:text-box>
            <text:p text:style-name="P1"><text:span text:style-name="T16">NUMBER N</text:span></text:p>
          </draw:text-box>
        </draw:frame>
        <draw:path draw:style-name="gr61" draw:layer="layout" svg:width="0.938cm" svg:height="0.236cm" svg:x="7.687cm" svg:y="19.501cm" svg:viewBox="0 0 939 237" svg:d="M3 49l872 164-3 24 56-39-38-57-4 25-872-166zM0 71zM939 152z">
          <text:p/>
        </draw:path>
        <draw:polygon draw:style-name="gr50" draw:layer="layout" svg:width="0.924cm" svg:height="0.236cm" svg:x="7.69cm" svg:y="19.501cm" svg:viewBox="0 0 925 237" draw:points="0,49 872,213 869,237 925,198 887,141 883,166 11,0">
          <text:p/>
        </draw:polygon>
        <draw:polygon draw:style-name="gr50" draw:layer="layout" svg:width="0cm" svg:height="0cm" svg:x="7.687cm" svg:y="19.572cm" svg:viewBox="0 0 0 0" draw:points="0,0">
          <text:p/>
        </draw:polygon>
        <draw:polygon draw:style-name="gr50" draw:layer="layout" svg:width="0cm" svg:height="0cm" svg:x="8.625cm" svg:y="19.653cm" svg:viewBox="0 0 0 0" draw:points="0,0">
          <text:p/>
        </draw:polygon>
        <draw:frame draw:style-name="gr51" draw:layer="layout" svg:width="0.116cm" svg:height="0.2cm" svg:x="7.309cm" svg:y="19.492cm">
          <draw:text-box>
            <text:p text:style-name="P1"><text:span text:style-name="T17">1</text:span></text:p>
          </draw:text-box>
        </draw:frame>
        <draw:frame draw:style-name="gr64" draw:layer="layout" svg:width="1.717cm" svg:height="0.336cm" svg:x="5.672cm" svg:y="19.969cm">
          <draw:text-box>
            <text:p text:style-name="P1"><text:span text:style-name="T16">NUMBER N</text:span></text:p>
          </draw:text-box>
        </draw:frame>
        <draw:path draw:style-name="gr61" draw:layer="layout" svg:width="0.913cm" svg:height="0.356cm" svg:x="7.775cm" svg:y="20.094cm" svg:viewBox="0 0 914 357" svg:d="M7 47l839 289-7 21 61-28-29-60-10 21-840-290zM0 68zM914 283z">
          <text:p/>
        </draw:path>
        <draw:polygon draw:style-name="gr50" draw:layer="layout" svg:width="0.892cm" svg:height="0.356cm" svg:x="7.782cm" svg:y="20.094cm" svg:viewBox="0 0 893 357" draw:points="0,47 840,336 833,357 893,329 865,269 855,290 14,0">
          <text:p/>
        </draw:polygon>
        <draw:polygon draw:style-name="gr50" draw:layer="layout" svg:width="0cm" svg:height="0cm" svg:x="7.775cm" svg:y="20.161cm" svg:viewBox="0 0 0 0" draw:points="0,0">
          <text:p/>
        </draw:polygon>
        <draw:polygon draw:style-name="gr50" draw:layer="layout" svg:width="0cm" svg:height="0cm" svg:x="8.688cm" svg:y="20.376cm" svg:viewBox="0 0 0 0" draw:points="0,0">
          <text:p/>
        </draw:polygon>
        <draw:frame draw:style-name="gr51" draw:layer="layout" svg:width="0.116cm" svg:height="0.2cm" svg:x="7.387cm" svg:y="20.148cm">
          <draw:text-box>
            <text:p text:style-name="P1"><text:span text:style-name="T17">2</text:span></text:p>
          </draw:text-box>
        </draw:frame>
      </draw:page>
      <draw:page draw:name="page2" draw:style-name="dp1" draw:master-page-name="master-page74">
        <draw:frame draw:style-name="gr13" draw:layer="layout" svg:width="0.108cm" svg:height="0.475cm" svg:x="2.003cm" svg:y="2.505cm">
          <draw:text-box>
            <text:p text:style-name="P1"><text:span text:style-name="T2"><text:s/></text:span></text:p>
          </draw:text-box>
        </draw:frame>
        <draw:frame draw:style-name="gr67" draw:layer="layout" svg:width="3.998cm" svg:height="0.475cm" svg:x="2.003cm" svg:y="2.991cm">
          <draw:text-box>
            <text:p text:style-name="P1"><text:span text:style-name="T5">Example 1 (103 x 108)</text:span></text:p>
          </draw:text-box>
        </draw:frame>
        <draw:frame draw:style-name="gr68" draw:layer="layout" svg:width="1.365cm" svg:height="0.475cm" svg:x="2.003cm" svg:y="3.478cm">
          <draw:text-box>
            <text:p text:style-name="P1"><text:span text:style-name="T5">Step 1: </text:span></text:p>
          </draw:text-box>
        </draw:frame>
        <draw:frame draw:style-name="gr69" draw:layer="layout" svg:width="15.445cm" svg:height="0.475cm" svg:x="2.003cm" svg:y="3.965cm">
          <draw:text-box>
            <text:p text:style-name="P1"><text:span text:style-name="T2">In our first example, both 103 and 108 are near to base 100, so we can use this as our base. </text:span></text:p>
          </draw:text-box>
        </draw:frame>
        <draw:frame draw:style-name="gr70" draw:layer="layout" svg:width="11.364cm" svg:height="0.475cm" svg:x="2.003cm" svg:y="4.452cm">
          <draw:text-box>
            <text:p text:style-name="P1"><text:span text:style-name="T3">The RHS will have two digits, as there are two zeros in the base. <text:s/></text:span></text:p>
          </draw:text-box>
        </draw:frame>
        <draw:frame draw:style-name="gr71" draw:layer="layout" svg:width="3.114cm" svg:height="0.475cm" svg:x="2.003cm" svg:y="4.939cm">
          <draw:text-box>
            <text:p text:style-name="P1"><text:span text:style-name="T2">The Deviations, </text:span><text:span text:style-name="T5">D</text:span></text:p>
          </draw:text-box>
        </draw:frame>
        <draw:frame draw:style-name="gr40" draw:layer="layout" svg:width="0.125cm" svg:height="0.276cm" svg:x="5.118cm" svg:y="5.131cm">
          <draw:text-box>
            <text:p text:style-name="P1"><text:span text:style-name="T10">1</text:span></text:p>
          </draw:text-box>
        </draw:frame>
        <draw:frame draw:style-name="gr72" draw:layer="layout" svg:width="1.128cm" svg:height="0.475cm" svg:x="5.242cm" svg:y="4.939cm">
          <draw:text-box>
            <text:p text:style-name="P1"><text:span text:style-name="T2"><text:s/></text:span><text:span text:style-name="T2">and </text:span><text:span text:style-name="T5">D</text:span></text:p>
          </draw:text-box>
        </draw:frame>
        <draw:frame draw:style-name="gr40" draw:layer="layout" svg:width="0.125cm" svg:height="0.276cm" svg:x="6.371cm" svg:y="5.131cm">
          <draw:text-box>
            <text:p text:style-name="P1"><text:span text:style-name="T10">2</text:span></text:p>
          </draw:text-box>
        </draw:frame>
        <draw:frame draw:style-name="gr73" draw:layer="layout" svg:width="6.34cm" svg:height="0.475cm" svg:x="6.494cm" svg:y="4.939cm">
          <draw:text-box>
            <text:p text:style-name="P1"><text:span text:style-name="T2"><text:s/></text:span><text:span text:style-name="T2">are 03 and 08 respectively, giving: </text:span><text:span text:style-name="T5">D</text:span></text:p>
          </draw:text-box>
        </draw:frame>
        <draw:frame draw:style-name="gr40" draw:layer="layout" svg:width="0.125cm" svg:height="0.276cm" svg:x="12.837cm" svg:y="5.131cm">
          <draw:text-box>
            <text:p text:style-name="P1"><text:span text:style-name="T10">1</text:span></text:p>
          </draw:text-box>
        </draw:frame>
        <draw:frame draw:style-name="gr24" draw:layer="layout" svg:width="0.73cm" svg:height="0.475cm" svg:x="12.961cm" svg:y="4.939cm">
          <draw:text-box>
            <text:p text:style-name="P1"><text:span text:style-name="T5"><text:s/></text:span><text:span text:style-name="T5">x D</text:span></text:p>
          </draw:text-box>
        </draw:frame>
        <draw:frame draw:style-name="gr40" draw:layer="layout" svg:width="0.125cm" svg:height="0.276cm" svg:x="13.691cm" svg:y="5.131cm">
          <draw:text-box>
            <text:p text:style-name="P1"><text:span text:style-name="T10">2</text:span></text:p>
          </draw:text-box>
        </draw:frame>
        <draw:frame draw:style-name="gr74" draw:layer="layout" svg:width="3.851cm" svg:height="0.475cm" svg:x="13.814cm" svg:y="4.939cm">
          <draw:text-box>
            <text:p text:style-name="P1"><text:span text:style-name="T2"><text:s/></text:span><text:span text:style-name="T2">= 03 x 08 = 24 (</text:span><text:span text:style-name="T25">RHS</text:span><text:span text:style-name="T2">)</text:span></text:p>
          </draw:text-box>
        </draw:frame>
        <draw:frame draw:style-name="gr75" draw:layer="layout" svg:width="1.259cm" svg:height="0.475cm" svg:x="2.003cm" svg:y="5.426cm">
          <draw:text-box>
            <text:p text:style-name="P1"><text:span text:style-name="T5">Step 2:</text:span></text:p>
          </draw:text-box>
        </draw:frame>
        <draw:frame draw:style-name="gr13" draw:layer="layout" svg:width="0.307cm" svg:height="0.475cm" svg:x="2.003cm" svg:y="5.912cm">
          <draw:text-box>
            <text:p text:style-name="P1"><text:span text:style-name="T5">N</text:span></text:p>
          </draw:text-box>
        </draw:frame>
        <draw:frame draw:style-name="gr40" draw:layer="layout" svg:width="0.125cm" svg:height="0.276cm" svg:x="2.31cm" svg:y="6.105cm">
          <draw:text-box>
            <text:p text:style-name="P1"><text:span text:style-name="T10">1</text:span></text:p>
          </draw:text-box>
        </draw:frame>
        <draw:frame draw:style-name="gr76" draw:layer="layout" svg:width="0.756cm" svg:height="0.475cm" svg:x="2.434cm" svg:y="5.912cm">
          <draw:text-box>
            <text:p text:style-name="P1"><text:span text:style-name="T2"><text:s/></text:span><text:span text:style-name="T2">+ </text:span><text:span text:style-name="T5">D</text:span></text:p>
          </draw:text-box>
        </draw:frame>
        <draw:frame draw:style-name="gr77" draw:layer="layout" svg:width="0.188cm" svg:height="0.276cm" svg:x="3.189cm" svg:y="6.105cm">
          <draw:text-box>
            <text:p text:style-name="P1"><text:span text:style-name="T10">2 </text:span></text:p>
          </draw:text-box>
        </draw:frame>
        <draw:frame draw:style-name="gr78" draw:layer="layout" svg:width="3.008cm" svg:height="0.475cm" svg:x="3.372cm" svg:y="5.912cm">
          <draw:text-box>
            <text:p text:style-name="P1"><text:span text:style-name="T2">= 103 + 08 = 111 </text:span></text:p>
          </draw:text-box>
        </draw:frame>
        <draw:frame draw:style-name="gr79" draw:layer="layout" svg:width="0.59cm" svg:height="0.475cm" svg:x="2.003cm" svg:y="6.399cm">
          <draw:text-box>
            <text:p text:style-name="P1"><text:span text:style-name="T2">OR</text:span></text:p>
          </draw:text-box>
        </draw:frame>
        <draw:frame draw:style-name="gr13" draw:layer="layout" svg:width="0.307cm" svg:height="0.475cm" svg:x="2.003cm" svg:y="6.886cm">
          <draw:text-box>
            <text:p text:style-name="P1"><text:span text:style-name="T5">N</text:span></text:p>
          </draw:text-box>
        </draw:frame>
        <draw:frame draw:style-name="gr40" draw:layer="layout" svg:width="0.125cm" svg:height="0.276cm" svg:x="2.31cm" svg:y="7.078cm">
          <draw:text-box>
            <text:p text:style-name="P1"><text:span text:style-name="T10">2</text:span></text:p>
          </draw:text-box>
        </draw:frame>
        <draw:frame draw:style-name="gr76" draw:layer="layout" svg:width="0.756cm" svg:height="0.475cm" svg:x="2.434cm" svg:y="6.886cm">
          <draw:text-box>
            <text:p text:style-name="P1"><text:span text:style-name="T2"><text:s/></text:span><text:span text:style-name="T2">+ </text:span><text:span text:style-name="T5">D</text:span></text:p>
          </draw:text-box>
        </draw:frame>
        <draw:frame draw:style-name="gr40" draw:layer="layout" svg:width="0.125cm" svg:height="0.276cm" svg:x="3.189cm" svg:y="7.078cm">
          <draw:text-box>
            <text:p text:style-name="P1"><text:span text:style-name="T10">1</text:span></text:p>
          </draw:text-box>
        </draw:frame>
        <draw:frame draw:style-name="gr80" draw:layer="layout" svg:width="4.244cm" svg:height="0.475cm" svg:x="3.312cm" svg:y="6.886cm">
          <draw:text-box>
            <text:p text:style-name="P1"><text:span text:style-name="T2"><text:s/></text:span><text:span text:style-name="T2">= 108 + 03 = 111 (</text:span><text:span text:style-name="T25">LHS</text:span><text:span text:style-name="T2">)</text:span></text:p>
          </draw:text-box>
        </draw:frame>
        <draw:frame draw:style-name="gr75" draw:layer="layout" svg:width="1.259cm" svg:height="0.475cm" svg:x="2.003cm" svg:y="7.373cm">
          <draw:text-box>
            <text:p text:style-name="P1"><text:span text:style-name="T5">Step 3:</text:span></text:p>
          </draw:text-box>
        </draw:frame>
        <draw:frame draw:style-name="gr81" draw:layer="layout" svg:width="8.845cm" svg:height="0.475cm" svg:x="2.003cm" svg:y="7.86cm">
          <draw:text-box>
            <text:p text:style-name="P1"><text:span text:style-name="T2">Take away forward slash, giving Product = 1 1 1 2 4</text:span></text:p>
          </draw:text-box>
        </draw:frame>
        <draw:frame draw:style-name="gr13" draw:layer="layout" svg:width="0.108cm" svg:height="0.475cm" svg:x="9.965cm" svg:y="10.781cm">
          <draw:text-box>
            <text:p text:style-name="P1"><text:span text:style-name="T2"><text:s/></text:span></text:p>
          </draw:text-box>
        </draw:frame>
        <draw:frame draw:style-name="gr82" draw:layer="layout" svg:width="13.328cm" svg:height="0.475cm" svg:x="2.003cm" svg:y="13.702cm">
          <draw:text-box>
            <text:p text:style-name="P1"><text:span text:style-name="T2">Here are three more examples in which </text:span><text:span text:style-name="T5">both numbers are ABOVE the base <text:s/></text:span></text:p>
          </draw:text-box>
        </draw:frame>
        <draw:frame draw:style-name="gr83" draw:layer="layout" svg:width="3.575cm" svg:height="0.475cm" svg:x="2.003cm" svg:y="14.675cm">
          <draw:text-box>
            <text:p text:style-name="P1"><text:span text:style-name="T5">Example 2 (13 x 12)</text:span></text:p>
          </draw:text-box>
        </draw:frame>
        <draw:frame draw:style-name="gr84" draw:layer="layout" svg:width="3.973cm" svg:height="0.475cm" svg:x="2.003cm" svg:y="20.031cm">
          <draw:text-box>
            <text:p text:style-name="P1"><text:span text:style-name="T5">Example 3 (114 x 107)</text:span></text:p>
          </draw:text-box>
        </draw:frame>
        <draw:polygon draw:style-name="gr85" draw:layer="layout" svg:width="7.938cm" svg:height="0.525cm" svg:x="1.989cm" svg:y="9.218cm" svg:viewBox="0 0 7939 526" draw:points="0,526 7939,526 7939,0 0,0">
          <text:p/>
        </draw:polygon>
        <draw:polygon draw:style-name="gr86" draw:layer="layout" svg:width="3.362cm" svg:height="0.525cm" svg:x="1.989cm" svg:y="9.74cm" svg:viewBox="0 0 3363 526" draw:points="0,526 3363,526 3363,0 0,0">
          <text:p/>
        </draw:polygon>
        <draw:polygon draw:style-name="gr85" draw:layer="layout" svg:width="4.576cm" svg:height="0.525cm" svg:x="5.351cm" svg:y="9.74cm" svg:viewBox="0 0 4577 526" draw:points="0,526 4577,526 4577,0 0,0">
          <text:p/>
        </draw:polygon>
        <draw:polygon draw:style-name="gr85" draw:layer="layout" svg:width="7.938cm" svg:height="1.574cm" svg:x="1.989cm" svg:y="10.265cm" svg:viewBox="0 0 7939 1575" draw:points="0,1575 7939,1575 7939,0 0,0">
          <text:p/>
        </draw:polygon>
        <draw:polygon draw:style-name="gr87" draw:layer="layout" svg:width="3.362cm" svg:height="0.526cm" svg:x="1.989cm" svg:y="11.835cm" svg:viewBox="0 0 3363 527" draw:points="0,527 3363,527 3363,0 0,0">
          <text:p/>
        </draw:polygon>
        <draw:polygon draw:style-name="gr85" draw:layer="layout" svg:width="4.576cm" svg:height="0.526cm" svg:x="5.351cm" svg:y="11.835cm" svg:viewBox="0 0 4577 527" draw:points="0,527 4577,527 4577,0 0,0">
          <text:p/>
        </draw:polygon>
        <draw:line draw:style-name="gr88" draw:layer="layout" svg:x1="6.357cm" svg:y1="11.324cm" svg:x2="9.161cm" svg:y2="11.324cm">
          <text:p/>
        </draw:line>
        <draw:line draw:style-name="gr88" draw:layer="layout" svg:x1="6.357cm" svg:y1="11.825cm" svg:x2="9.161cm" svg:y2="11.825cm">
          <text:p/>
        </draw:line>
        <draw:frame draw:style-name="gr44" draw:layer="layout" svg:width="4.621cm" svg:height="0.475cm" svg:x="8.191cm" svg:y="27.231cm">
          <draw:text-box>
            <text:p text:style-name="P1"><text:span text:style-name="T11">Vedic Maths Portal 2015 ©</text:span></text:p>
          </draw:text-box>
        </draw:frame>
        <draw:frame draw:style-name="gr89" draw:layer="layout" svg:width="2.796cm" svg:height="0.475cm" svg:x="2.024cm" svg:y="9.225cm">
          <draw:text-box>
            <text:p text:style-name="P1"><text:span text:style-name="T2">eg.(1) 103 x 108</text:span></text:p>
          </draw:text-box>
        </draw:frame>
        <draw:frame draw:style-name="gr90" draw:layer="layout" svg:width="1.907cm" svg:height="0.475cm" svg:x="2.024cm" svg:y="9.747cm">
          <draw:text-box>
            <text:p text:style-name="P1"><text:span text:style-name="T2">Base = 100</text:span></text:p>
          </draw:text-box>
        </draw:frame>
        <draw:frame draw:style-name="gr91" draw:layer="layout" svg:width="0.637cm" svg:height="0.475cm" svg:x="6.9cm" svg:y="10.273cm">
          <draw:text-box>
            <text:p text:style-name="P1"><text:span text:style-name="T2">103</text:span></text:p>
          </draw:text-box>
        </draw:frame>
        <draw:frame draw:style-name="gr13" draw:layer="layout" svg:width="0.239cm" svg:height="0.475cm" svg:x="7.912cm" svg:y="10.273cm">
          <draw:text-box>
            <text:p text:style-name="P1"><text:span text:style-name="T2">+</text:span></text:p>
          </draw:text-box>
        </draw:frame>
        <draw:frame draw:style-name="gr11" draw:layer="layout" svg:width="0.425cm" svg:height="0.475cm" svg:x="8.526cm" svg:y="10.273cm">
          <draw:text-box>
            <text:p text:style-name="P1"><text:span text:style-name="T2">03</text:span></text:p>
          </draw:text-box>
        </draw:frame>
        <draw:frame draw:style-name="gr91" draw:layer="layout" svg:width="0.637cm" svg:height="0.475cm" svg:x="6.9cm" svg:y="10.795cm">
          <draw:text-box>
            <text:p text:style-name="P1"><text:span text:style-name="T2">108</text:span></text:p>
          </draw:text-box>
        </draw:frame>
        <draw:frame draw:style-name="gr13" draw:layer="layout" svg:width="0.239cm" svg:height="0.475cm" svg:x="7.912cm" svg:y="10.795cm">
          <draw:text-box>
            <text:p text:style-name="P1"><text:span text:style-name="T2">+</text:span></text:p>
          </draw:text-box>
        </draw:frame>
        <draw:frame draw:style-name="gr11" draw:layer="layout" svg:width="0.425cm" svg:height="0.475cm" svg:x="8.526cm" svg:y="10.795cm">
          <draw:text-box>
            <text:p text:style-name="P1"><text:span text:style-name="T2">08</text:span></text:p>
          </draw:text-box>
        </draw:frame>
        <draw:frame draw:style-name="gr91" draw:layer="layout" svg:width="0.603cm" svg:height="0.475cm" svg:x="6.9cm" svg:y="11.32cm">
          <draw:text-box>
            <text:p text:style-name="P1"><text:span text:style-name="T2">111</text:span></text:p>
          </draw:text-box>
        </draw:frame>
        <draw:frame draw:style-name="gr13" draw:layer="layout" svg:width="0.121cm" svg:height="0.475cm" svg:x="7.976cm" svg:y="11.32cm">
          <draw:text-box>
            <text:p text:style-name="P1"><text:span text:style-name="T5">/</text:span></text:p>
          </draw:text-box>
        </draw:frame>
        <draw:frame draw:style-name="gr11" draw:layer="layout" svg:width="0.425cm" svg:height="0.475cm" svg:x="8.526cm" svg:y="11.32cm">
          <draw:text-box>
            <text:p text:style-name="P1"><text:span text:style-name="T2">24</text:span></text:p>
          </draw:text-box>
        </draw:frame>
        <draw:frame draw:style-name="gr92" draw:layer="layout" svg:width="1.026cm" svg:height="0.475cm" svg:x="3.143cm" svg:y="11.843cm">
          <draw:text-box>
            <text:p text:style-name="P1"><text:span text:style-name="T2">11124</text:span></text:p>
          </draw:text-box>
        </draw:frame>
        <draw:frame draw:style-name="gr93" draw:layer="layout" svg:width="0.569cm" svg:height="0.319cm" svg:x="6.671cm" svg:y="11.996cm">
          <draw:text-box>
            <text:p text:style-name="P1"><text:span text:style-name="T26">LHS</text:span></text:p>
          </draw:text-box>
        </draw:frame>
        <draw:polygon draw:style-name="gr85" draw:layer="layout" svg:width="7.937cm" svg:height="0.525cm" svg:x="1.912cm" svg:y="15.755cm" svg:viewBox="0 0 7938 526" draw:points="0,526 7938,526 7938,0 0,0">
          <text:p/>
        </draw:polygon>
        <draw:polygon draw:style-name="gr86" draw:layer="layout" svg:width="3.362cm" svg:height="0.525cm" svg:x="1.912cm" svg:y="16.277cm" svg:viewBox="0 0 3363 526" draw:points="0,526 3363,526 3363,0 0,0">
          <text:p/>
        </draw:polygon>
        <draw:polygon draw:style-name="gr85" draw:layer="layout" svg:width="4.575cm" svg:height="0.525cm" svg:x="5.274cm" svg:y="16.277cm" svg:viewBox="0 0 4576 526" draw:points="0,526 4576,526 4576,0 0,0">
          <text:p/>
        </draw:polygon>
        <draw:polygon draw:style-name="gr85" draw:layer="layout" svg:width="7.937cm" svg:height="1.57cm" svg:x="1.912cm" svg:y="16.802cm" svg:viewBox="0 0 7938 1571" draw:points="0,1571 7938,1571 7938,0 0,0">
          <text:p/>
        </draw:polygon>
        <draw:polygon draw:style-name="gr87" draw:layer="layout" svg:width="3.362cm" svg:height="0.525cm" svg:x="1.912cm" svg:y="18.369cm" svg:viewBox="0 0 3363 526" draw:points="0,526 3363,526 3363,0 0,0">
          <text:p/>
        </draw:polygon>
        <draw:polygon draw:style-name="gr85" draw:layer="layout" svg:width="4.575cm" svg:height="0.525cm" svg:x="5.274cm" svg:y="18.369cm" svg:viewBox="0 0 4576 526" draw:points="0,526 4576,526 4576,0 0,0">
          <text:p/>
        </draw:polygon>
        <draw:line draw:style-name="gr88" draw:layer="layout" svg:x1="6.279cm" svg:y1="17.843cm" svg:x2="9.08cm" svg:y2="17.843cm">
          <text:p/>
        </draw:line>
        <draw:line draw:style-name="gr88" draw:layer="layout" svg:x1="6.279cm" svg:y1="18.372cm" svg:x2="9.08cm" svg:y2="18.372cm">
          <text:p/>
        </draw:line>
        <draw:frame draw:style-name="gr94" draw:layer="layout" svg:width="0.582cm" svg:height="0.319cm" svg:x="8.526cm" svg:y="11.996cm">
          <draw:text-box>
            <text:p text:style-name="P1"><text:span text:style-name="T26">RHS</text:span></text:p>
          </draw:text-box>
        </draw:frame>
        <draw:frame draw:style-name="gr95" draw:layer="layout" svg:width="2.373cm" svg:height="0.475cm" svg:x="1.947cm" svg:y="15.762cm">
          <draw:text-box>
            <text:p text:style-name="P1"><text:span text:style-name="T2">eg.(2) 13 x 12</text:span></text:p>
          </draw:text-box>
        </draw:frame>
        <draw:frame draw:style-name="gr96" draw:layer="layout" svg:width="1.695cm" svg:height="0.475cm" svg:x="1.947cm" svg:y="16.284cm">
          <draw:text-box>
            <text:p text:style-name="P1"><text:span text:style-name="T2">Base = 10</text:span></text:p>
          </draw:text-box>
        </draw:frame>
        <draw:frame draw:style-name="gr11" draw:layer="layout" svg:width="0.425cm" svg:height="0.475cm" svg:x="7.034cm" svg:y="16.806cm">
          <draw:text-box>
            <text:p text:style-name="P1"><text:span text:style-name="T2">13</text:span></text:p>
          </draw:text-box>
        </draw:frame>
        <draw:frame draw:style-name="gr13" draw:layer="layout" svg:width="0.239cm" svg:height="0.475cm" svg:x="7.835cm" svg:y="16.806cm">
          <draw:text-box>
            <text:p text:style-name="P1"><text:span text:style-name="T2">+</text:span></text:p>
          </draw:text-box>
        </draw:frame>
        <draw:frame draw:style-name="gr13" draw:layer="layout" svg:width="0.214cm" svg:height="0.475cm" svg:x="8.449cm" svg:y="16.806cm">
          <draw:text-box>
            <text:p text:style-name="P1"><text:span text:style-name="T2">3</text:span></text:p>
          </draw:text-box>
        </draw:frame>
        <draw:frame draw:style-name="gr11" draw:layer="layout" svg:width="0.425cm" svg:height="0.475cm" svg:x="7.034cm" svg:y="17.332cm">
          <draw:text-box>
            <text:p text:style-name="P1"><text:span text:style-name="T2">12</text:span></text:p>
          </draw:text-box>
        </draw:frame>
        <draw:frame draw:style-name="gr13" draw:layer="layout" svg:width="0.239cm" svg:height="0.475cm" svg:x="7.835cm" svg:y="17.332cm">
          <draw:text-box>
            <text:p text:style-name="P1"><text:span text:style-name="T2">+</text:span></text:p>
          </draw:text-box>
        </draw:frame>
        <draw:frame draw:style-name="gr13" draw:layer="layout" svg:width="0.214cm" svg:height="0.475cm" svg:x="8.449cm" svg:y="17.332cm">
          <draw:text-box>
            <text:p text:style-name="P1"><text:span text:style-name="T2">2</text:span></text:p>
          </draw:text-box>
        </draw:frame>
        <draw:frame draw:style-name="gr11" draw:layer="layout" svg:width="0.425cm" svg:height="0.475cm" svg:x="7.034cm" svg:y="17.854cm">
          <draw:text-box>
            <text:p text:style-name="P1"><text:span text:style-name="T2">15</text:span></text:p>
          </draw:text-box>
        </draw:frame>
        <draw:frame draw:style-name="gr13" draw:layer="layout" svg:width="0.121cm" svg:height="0.475cm" svg:x="7.898cm" svg:y="17.854cm">
          <draw:text-box>
            <text:p text:style-name="P1"><text:span text:style-name="T5">/</text:span></text:p>
          </draw:text-box>
        </draw:frame>
        <draw:frame draw:style-name="gr13" draw:layer="layout" svg:width="0.214cm" svg:height="0.475cm" svg:x="8.449cm" svg:y="17.854cm">
          <draw:text-box>
            <text:p text:style-name="P1"><text:span text:style-name="T2">6</text:span></text:p>
          </draw:text-box>
        </draw:frame>
        <draw:polygon draw:style-name="gr85" draw:layer="layout" svg:width="7.938cm" svg:height="0.526cm" svg:x="2.017cm" svg:y="21.046cm" svg:viewBox="0 0 7939 527" draw:points="0,527 7939,527 7939,0 0,0">
          <text:p/>
        </draw:polygon>
        <draw:polygon draw:style-name="gr86" draw:layer="layout" svg:width="3.362cm" svg:height="0.526cm" svg:x="2.017cm" svg:y="21.568cm" svg:viewBox="0 0 3363 527" draw:points="0,527 3363,527 3363,0 0,0">
          <text:p/>
        </draw:polygon>
        <draw:polygon draw:style-name="gr85" draw:layer="layout" svg:width="4.576cm" svg:height="0.526cm" svg:x="5.379cm" svg:y="21.568cm" svg:viewBox="0 0 4577 527" draw:points="0,527 4577,527 4577,0 0,0">
          <text:p/>
        </draw:polygon>
        <draw:polygon draw:style-name="gr85" draw:layer="layout" svg:width="7.938cm" svg:height="1.57cm" svg:x="2.017cm" svg:y="22.094cm" svg:viewBox="0 0 7939 1571" draw:points="0,1571 7939,1571 7939,0 0,0">
          <text:p/>
        </draw:polygon>
        <draw:polygon draw:style-name="gr87" draw:layer="layout" svg:width="3.362cm" svg:height="0.526cm" svg:x="2.017cm" svg:y="23.66cm" svg:viewBox="0 0 3363 527" draw:points="0,527 3363,527 3363,0 0,0">
          <text:p/>
        </draw:polygon>
        <draw:polygon draw:style-name="gr85" draw:layer="layout" svg:width="4.576cm" svg:height="0.526cm" svg:x="5.379cm" svg:y="23.66cm" svg:viewBox="0 0 4577 527" draw:points="0,527 4577,527 4577,0 0,0">
          <text:p/>
        </draw:polygon>
        <draw:line draw:style-name="gr88" draw:layer="layout" svg:x1="6.385cm" svg:y1="23.149cm" svg:x2="9.186cm" svg:y2="23.149cm">
          <text:p/>
        </draw:line>
        <draw:line draw:style-name="gr88" draw:layer="layout" svg:x1="6.385cm" svg:y1="23.65cm" svg:x2="9.186cm" svg:y2="23.65cm">
          <text:p/>
        </draw:line>
        <draw:frame draw:style-name="gr24" draw:layer="layout" svg:width="0.637cm" svg:height="0.475cm" svg:x="3.273cm" svg:y="18.376cm">
          <draw:text-box>
            <text:p text:style-name="P1"><text:span text:style-name="T2">156</text:span></text:p>
          </draw:text-box>
        </draw:frame>
        <draw:frame draw:style-name="gr89" draw:layer="layout" svg:width="2.779cm" svg:height="0.475cm" svg:x="2.053cm" svg:y="21.054cm">
          <draw:text-box>
            <text:p text:style-name="P1"><text:span text:style-name="T2">eg.(3) 114 x 107</text:span></text:p>
          </draw:text-box>
        </draw:frame>
        <draw:frame draw:style-name="gr97" draw:layer="layout" svg:width="1.907cm" svg:height="0.475cm" svg:x="2.053cm" svg:y="21.576cm">
          <draw:text-box>
            <text:p text:style-name="P1"><text:span text:style-name="T2">Base = 100</text:span></text:p>
          </draw:text-box>
        </draw:frame>
        <draw:frame draw:style-name="gr24" draw:layer="layout" svg:width="0.62cm" svg:height="0.475cm" svg:x="6.928cm" svg:y="22.098cm">
          <draw:text-box>
            <text:p text:style-name="P1"><text:span text:style-name="T2">114</text:span></text:p>
          </draw:text-box>
        </draw:frame>
        <draw:frame draw:style-name="gr13" draw:layer="layout" svg:width="0.239cm" svg:height="0.475cm" svg:x="7.941cm" svg:y="22.098cm">
          <draw:text-box>
            <text:p text:style-name="P1"><text:span text:style-name="T2">+</text:span></text:p>
          </draw:text-box>
        </draw:frame>
        <draw:frame draw:style-name="gr11" draw:layer="layout" svg:width="0.425cm" svg:height="0.475cm" svg:x="8.554cm" svg:y="22.098cm">
          <draw:text-box>
            <text:p text:style-name="P1"><text:span text:style-name="T2">14</text:span></text:p>
          </draw:text-box>
        </draw:frame>
        <draw:frame draw:style-name="gr24" draw:layer="layout" svg:width="0.637cm" svg:height="0.475cm" svg:x="6.928cm" svg:y="22.623cm">
          <draw:text-box>
            <text:p text:style-name="P1"><text:span text:style-name="T2">107</text:span></text:p>
          </draw:text-box>
        </draw:frame>
        <draw:frame draw:style-name="gr13" draw:layer="layout" svg:width="0.239cm" svg:height="0.475cm" svg:x="7.941cm" svg:y="22.623cm">
          <draw:text-box>
            <text:p text:style-name="P1"><text:span text:style-name="T2">+</text:span></text:p>
          </draw:text-box>
        </draw:frame>
        <draw:frame draw:style-name="gr11" draw:layer="layout" svg:width="0.425cm" svg:height="0.475cm" svg:x="8.554cm" svg:y="22.623cm">
          <draw:text-box>
            <text:p text:style-name="P1"><text:span text:style-name="T2">07</text:span></text:p>
          </draw:text-box>
        </draw:frame>
        <draw:frame draw:style-name="gr24" draw:layer="layout" svg:width="0.637cm" svg:height="0.475cm" svg:x="6.928cm" svg:y="23.146cm">
          <draw:text-box>
            <text:p text:style-name="P1"><text:span text:style-name="T2">121</text:span></text:p>
          </draw:text-box>
        </draw:frame>
        <draw:frame draw:style-name="gr13" draw:layer="layout" svg:width="0.121cm" svg:height="0.475cm" svg:x="8.004cm" svg:y="23.146cm">
          <draw:text-box>
            <text:p text:style-name="P1"><text:span text:style-name="T5">/</text:span></text:p>
          </draw:text-box>
        </draw:frame>
        <draw:frame draw:style-name="gr11" draw:layer="layout" svg:width="0.425cm" svg:height="0.475cm" svg:x="8.554cm" svg:y="23.146cm">
          <draw:text-box>
            <text:p text:style-name="P1"><text:span text:style-name="T2">98</text:span></text:p>
          </draw:text-box>
        </draw:frame>
        <draw:frame draw:style-name="gr98" draw:layer="layout" svg:width="1.06cm" svg:height="0.475cm" svg:x="3.171cm" svg:y="23.668cm">
          <draw:text-box>
            <text:p text:style-name="P1"><text:span text:style-name="T2">12198</text:span></text:p>
          </draw:text-box>
        </draw:frame>
      </draw:page>
      <draw:page draw:name="page3" draw:style-name="dp1" draw:master-page-name="master-page89">
        <draw:frame draw:style-name="gr99" draw:layer="layout" svg:width="4.21cm" svg:height="0.475cm" svg:x="2.003cm" svg:y="2.991cm">
          <draw:text-box>
            <text:p text:style-name="P1"><text:span text:style-name="T5">Example 4 (1357 x 357)</text:span></text:p>
          </draw:text-box>
        </draw:frame>
        <draw:frame draw:style-name="gr100" draw:layer="layout" svg:width="16.465cm" svg:height="0.475cm" svg:x="2.003cm" svg:y="3.965cm">
          <draw:text-box>
            <text:p text:style-name="P1"><text:span text:style-name="T2">In this example the RHS initially has four digits, where only three are allowed, and so the excess </text:span></text:p>
          </draw:text-box>
        </draw:frame>
        <draw:frame draw:style-name="gr101" draw:layer="layout" svg:width="5.37cm" svg:height="0.475cm" svg:x="2.003cm" svg:y="4.452cm">
          <draw:text-box>
            <text:p text:style-name="P1"><text:span text:style-name="T2">digit is carried over to the LHS.</text:span></text:p>
          </draw:text-box>
        </draw:frame>
        <draw:frame draw:style-name="gr102" draw:layer="layout" svg:width="12.469cm" svg:height="0.475cm" svg:x="2.003cm" svg:y="10.294cm">
          <draw:text-box>
            <text:p text:style-name="P1"><text:span text:style-name="T2">Here are three examples in which </text:span><text:span text:style-name="T5">both numbers are BELOW the base <text:s/></text:span></text:p>
          </draw:text-box>
        </draw:frame>
        <draw:frame draw:style-name="gr83" draw:layer="layout" svg:width="3.575cm" svg:height="0.475cm" svg:x="2.003cm" svg:y="11.268cm">
          <draw:text-box>
            <text:p text:style-name="P1"><text:span text:style-name="T5">Example 5 (97 x 95)</text:span></text:p>
          </draw:text-box>
        </draw:frame>
        <draw:frame draw:style-name="gr67" draw:layer="layout" svg:width="3.998cm" svg:height="0.475cm" svg:x="2.003cm" svg:y="16.136cm">
          <draw:text-box>
            <text:p text:style-name="P1"><text:span text:style-name="T5">Example 6 (978 x 993)</text:span></text:p>
          </draw:text-box>
        </draw:frame>
        <draw:frame draw:style-name="gr83" draw:layer="layout" svg:width="3.575cm" svg:height="0.475cm" svg:x="2.003cm" svg:y="21.004cm">
          <draw:text-box>
            <text:p text:style-name="P1"><text:span text:style-name="T5">Example 7 (89 x 83)</text:span></text:p>
          </draw:text-box>
        </draw:frame>
        <draw:polygon draw:style-name="gr85" draw:layer="layout" svg:width="8.318cm" svg:height="0.525cm" svg:x="2.099cm" svg:y="5.355cm" svg:viewBox="0 0 8319 526" draw:points="0,526 8319,526 8319,0 0,0">
          <text:p/>
        </draw:polygon>
        <draw:polygon draw:style-name="gr86" draw:layer="layout" svg:width="3.362cm" svg:height="0.526cm" svg:x="2.099cm" svg:y="5.88cm" svg:viewBox="0 0 3363 527" draw:points="0,527 3363,527 3363,0 0,0">
          <text:p/>
        </draw:polygon>
        <draw:polygon draw:style-name="gr85" draw:layer="layout" svg:width="4.956cm" svg:height="0.526cm" svg:x="5.461cm" svg:y="5.88cm" svg:viewBox="0 0 4957 527" draw:points="0,527 4957,527 4957,0 0,0">
          <text:p/>
        </draw:polygon>
        <draw:polygon draw:style-name="gr85" draw:layer="layout" svg:width="8.318cm" svg:height="2.248cm" svg:x="2.099cm" svg:y="6.402cm" svg:viewBox="0 0 8319 2249" draw:points="0,2249 8319,2249 8319,0 0,0">
          <text:p/>
        </draw:polygon>
        <draw:polygon draw:style-name="gr87" draw:layer="layout" svg:width="3.362cm" svg:height="0.525cm" svg:x="2.099cm" svg:y="8.65cm" svg:viewBox="0 0 3363 526" draw:points="0,526 3363,526 3363,0 0,0">
          <text:p/>
        </draw:polygon>
        <draw:polygon draw:style-name="gr85" draw:layer="layout" svg:width="4.956cm" svg:height="0.525cm" svg:x="5.461cm" svg:y="8.65cm" svg:viewBox="0 0 4957 526" draw:points="0,526 4957,526 4957,0 0,0">
          <text:p/>
        </draw:polygon>
        <draw:line draw:style-name="gr88" draw:layer="layout" svg:x1="6.466cm" svg:y1="7.443cm" svg:x2="9.666cm" svg:y2="7.443cm">
          <text:p/>
        </draw:line>
        <draw:line draw:style-name="gr88" draw:layer="layout" svg:x1="6.466cm" svg:y1="8.131cm" svg:x2="9.666cm" svg:y2="8.131cm">
          <text:p/>
        </draw:line>
        <draw:line draw:style-name="gr88" draw:layer="layout" svg:x1="6.466cm" svg:y1="8.66cm" svg:x2="9.666cm" svg:y2="8.66cm">
          <text:p/>
        </draw:line>
        <draw:frame draw:style-name="gr44" draw:layer="layout" svg:width="4.621cm" svg:height="0.475cm" svg:x="8.191cm" svg:y="27.231cm">
          <draw:text-box>
            <text:p text:style-name="P1"><text:span text:style-name="T11">Vedic Maths Portal 2015 ©</text:span></text:p>
          </draw:text-box>
        </draw:frame>
        <draw:frame draw:style-name="gr103" draw:layer="layout" svg:width="3.219cm" svg:height="0.475cm" svg:x="2.134cm" svg:y="5.362cm">
          <draw:text-box>
            <text:p text:style-name="P1"><text:span text:style-name="T2">eg.(4) 1357 x 1008</text:span></text:p>
          </draw:text-box>
        </draw:frame>
        <draw:frame draw:style-name="gr104" draw:layer="layout" svg:width="2.119cm" svg:height="0.475cm" svg:x="2.134cm" svg:y="5.888cm">
          <draw:text-box>
            <text:p text:style-name="P1"><text:span text:style-name="T2">Base = 1000</text:span></text:p>
          </draw:text-box>
        </draw:frame>
        <draw:frame draw:style-name="gr105" draw:layer="layout" svg:width="0.849cm" svg:height="0.475cm" svg:x="6.801cm" svg:y="6.41cm">
          <draw:text-box>
            <text:p text:style-name="P1"><text:span text:style-name="T2">1357</text:span></text:p>
          </draw:text-box>
        </draw:frame>
        <draw:frame draw:style-name="gr13" draw:layer="layout" svg:width="0.239cm" svg:height="0.475cm" svg:x="8.011cm" svg:y="6.41cm">
          <draw:text-box>
            <text:p text:style-name="P1"><text:span text:style-name="T2">+</text:span></text:p>
          </draw:text-box>
        </draw:frame>
        <draw:frame draw:style-name="gr91" draw:layer="layout" svg:width="0.637cm" svg:height="0.475cm" svg:x="8.611cm" svg:y="6.41cm">
          <draw:text-box>
            <text:p text:style-name="P1"><text:span text:style-name="T2">357</text:span></text:p>
          </draw:text-box>
        </draw:frame>
        <draw:frame draw:style-name="gr105" draw:layer="layout" svg:width="0.849cm" svg:height="0.475cm" svg:x="6.801cm" svg:y="6.935cm">
          <draw:text-box>
            <text:p text:style-name="P1"><text:span text:style-name="T2">1008</text:span></text:p>
          </draw:text-box>
        </draw:frame>
        <draw:frame draw:style-name="gr13" draw:layer="layout" svg:width="0.239cm" svg:height="0.475cm" svg:x="8.011cm" svg:y="6.935cm">
          <draw:text-box>
            <text:p text:style-name="P1"><text:span text:style-name="T2">+</text:span></text:p>
          </draw:text-box>
        </draw:frame>
        <draw:frame draw:style-name="gr91" draw:layer="layout" svg:width="0.637cm" svg:height="0.475cm" svg:x="8.611cm" svg:y="6.935cm">
          <draw:text-box>
            <text:p text:style-name="P1"><text:span text:style-name="T2">008</text:span></text:p>
          </draw:text-box>
        </draw:frame>
        <draw:frame draw:style-name="gr105" draw:layer="layout" svg:width="0.849cm" svg:height="0.475cm" svg:x="6.801cm" svg:y="7.606cm">
          <draw:text-box>
            <text:p text:style-name="P1"><text:span text:style-name="T2">1365</text:span></text:p>
          </draw:text-box>
        </draw:frame>
        <draw:frame draw:style-name="gr13" draw:layer="layout" svg:width="0.121cm" svg:height="0.475cm" svg:x="8.078cm" svg:y="7.606cm">
          <draw:text-box>
            <text:p text:style-name="P1"><text:span text:style-name="T5">/</text:span></text:p>
          </draw:text-box>
        </draw:frame>
        <draw:frame draw:style-name="gr13" draw:layer="layout" svg:width="0.239cm" svg:height="0.475cm" svg:x="5.496cm" svg:y="8.131cm">
          <draw:text-box>
            <text:p text:style-name="P1"><text:span text:style-name="T2">=</text:span></text:p>
          </draw:text-box>
        </draw:frame>
        <draw:frame draw:style-name="gr105" draw:layer="layout" svg:width="0.849cm" svg:height="0.475cm" svg:x="6.801cm" svg:y="8.131cm">
          <draw:text-box>
            <text:p text:style-name="P1"><text:span text:style-name="T2">1367</text:span></text:p>
          </draw:text-box>
        </draw:frame>
        <draw:frame draw:style-name="gr91" draw:layer="layout" svg:width="0.637cm" svg:height="0.475cm" svg:x="8.611cm" svg:y="8.131cm">
          <draw:text-box>
            <text:p text:style-name="P1"><text:span text:style-name="T2">856</text:span></text:p>
          </draw:text-box>
        </draw:frame>
        <draw:frame draw:style-name="gr106" draw:layer="layout" svg:width="1.484cm" svg:height="0.475cm" svg:x="3.037cm" svg:y="8.657cm">
          <draw:text-box>
            <text:p text:style-name="P1"><text:span text:style-name="T2">1367856</text:span></text:p>
          </draw:text-box>
        </draw:frame>
        <draw:frame draw:style-name="gr107" draw:layer="layout" svg:width="0.125cm" svg:height="0.272cm" svg:x="8.614cm" svg:y="7.805cm">
          <draw:text-box>
            <text:p text:style-name="P1"><text:span text:style-name="T27">2</text:span></text:p>
          </draw:text-box>
        </draw:frame>
        <draw:polygon draw:style-name="gr85" draw:layer="layout" svg:width="8.319cm" svg:height="0.525cm" svg:x="2.01cm" svg:y="11.906cm" svg:viewBox="0 0 8320 526" draw:points="0,526 8320,526 8320,0 0,0">
          <text:p/>
        </draw:polygon>
        <draw:polygon draw:style-name="gr86" draw:layer="layout" svg:width="3.362cm" svg:height="0.526cm" svg:x="2.01cm" svg:y="12.428cm" svg:viewBox="0 0 3363 527" draw:points="0,527 3363,527 3363,0 0,0">
          <text:p/>
        </draw:polygon>
        <draw:polygon draw:style-name="gr85" draw:layer="layout" svg:width="4.957cm" svg:height="0.526cm" svg:x="5.372cm" svg:y="12.428cm" svg:viewBox="0 0 4958 527" draw:points="0,527 4958,527 4958,0 0,0">
          <text:p/>
        </draw:polygon>
        <draw:polygon draw:style-name="gr85" draw:layer="layout" svg:width="8.319cm" svg:height="1.612cm" svg:x="2.01cm" svg:y="12.954cm" svg:viewBox="0 0 8320 1613" draw:points="0,1613 8320,1613 8320,0 0,0">
          <text:p/>
        </draw:polygon>
        <draw:polygon draw:style-name="gr87" draw:layer="layout" svg:width="3.362cm" svg:height="0.526cm" svg:x="2.01cm" svg:y="14.562cm" svg:viewBox="0 0 3363 527" draw:points="0,527 3363,527 3363,0 0,0">
          <text:p/>
        </draw:polygon>
        <draw:polygon draw:style-name="gr85" draw:layer="layout" svg:width="4.957cm" svg:height="0.526cm" svg:x="5.372cm" svg:y="14.562cm" svg:viewBox="0 0 4958 527" draw:points="0,527 4958,527 4958,0 0,0">
          <text:p/>
        </draw:polygon>
        <draw:line draw:style-name="gr88" draw:layer="layout" svg:x1="6.378cm" svg:y1="14.033cm" svg:x2="9.577cm" svg:y2="14.033cm">
          <text:p/>
        </draw:line>
        <draw:line draw:style-name="gr88" draw:layer="layout" svg:x1="6.378cm" svg:y1="14.562cm" svg:x2="9.577cm" svg:y2="14.562cm">
          <text:p/>
        </draw:line>
        <draw:frame draw:style-name="gr24" draw:layer="layout" svg:width="0.637cm" svg:height="0.475cm" svg:x="8.748cm" svg:y="7.468cm">
          <draw:text-box>
            <text:p text:style-name="P1"><text:span text:style-name="T2">856</text:span></text:p>
          </draw:text-box>
        </draw:frame>
        <draw:frame draw:style-name="gr95" draw:layer="layout" svg:width="2.373cm" svg:height="0.475cm" svg:x="2.046cm" svg:y="11.913cm">
          <draw:text-box>
            <text:p text:style-name="P1"><text:span text:style-name="T2">eg.(5) 97 x 95</text:span></text:p>
          </draw:text-box>
        </draw:frame>
        <draw:frame draw:style-name="gr97" draw:layer="layout" svg:width="1.907cm" svg:height="0.475cm" svg:x="2.046cm" svg:y="12.435cm">
          <draw:text-box>
            <text:p text:style-name="P1"><text:span text:style-name="T2">Base = 100</text:span></text:p>
          </draw:text-box>
        </draw:frame>
        <draw:frame draw:style-name="gr11" draw:layer="layout" svg:width="0.425cm" svg:height="0.475cm" svg:x="7.136cm" svg:y="12.978cm">
          <draw:text-box>
            <text:p text:style-name="P1"><text:span text:style-name="T2">97</text:span></text:p>
          </draw:text-box>
        </draw:frame>
        <draw:frame draw:style-name="gr13" draw:layer="layout" svg:width="0.239cm" svg:height="0.475cm" svg:x="7.923cm" svg:y="12.978cm">
          <draw:text-box>
            <text:p text:style-name="P1"><text:span text:style-name="T2">+</text:span></text:p>
          </draw:text-box>
        </draw:frame>
        <draw:frame draw:style-name="gr11" draw:layer="layout" svg:width="0.425cm" svg:height="0.475cm" svg:x="7.136cm" svg:y="13.522cm">
          <draw:text-box>
            <text:p text:style-name="P1"><text:span text:style-name="T2">95</text:span></text:p>
          </draw:text-box>
        </draw:frame>
        <draw:frame draw:style-name="gr13" draw:layer="layout" svg:width="0.239cm" svg:height="0.475cm" svg:x="7.923cm" svg:y="13.522cm">
          <draw:text-box>
            <text:p text:style-name="P1"><text:span text:style-name="T2">+</text:span></text:p>
          </draw:text-box>
        </draw:frame>
        <draw:frame draw:style-name="gr11" draw:layer="layout" svg:width="0.425cm" svg:height="0.475cm" svg:x="7.136cm" svg:y="14.047cm">
          <draw:text-box>
            <text:p text:style-name="P1"><text:span text:style-name="T2">92</text:span></text:p>
          </draw:text-box>
        </draw:frame>
        <draw:frame draw:style-name="gr13" draw:layer="layout" svg:width="0.121cm" svg:height="0.475cm" svg:x="7.99cm" svg:y="14.047cm">
          <draw:text-box>
            <text:p text:style-name="P1"><text:span text:style-name="T5">/</text:span></text:p>
          </draw:text-box>
        </draw:frame>
        <draw:frame draw:style-name="gr108" draw:layer="layout" svg:width="0.425cm" svg:height="0.475cm" svg:x="8.526cm" svg:y="14.047cm">
          <draw:text-box>
            <text:p text:style-name="P1"><text:span text:style-name="T2">15</text:span></text:p>
          </draw:text-box>
        </draw:frame>
        <draw:frame draw:style-name="gr105" draw:layer="layout" svg:width="0.849cm" svg:height="0.475cm" svg:x="3.27cm" svg:y="14.57cm">
          <draw:text-box>
            <text:p text:style-name="P1"><text:span text:style-name="T2">9215</text:span></text:p>
          </draw:text-box>
        </draw:frame>
        <draw:line draw:style-name="gr109" draw:layer="layout" svg:x1="8.738cm" svg:y1="13.006cm" svg:x2="8.953cm" svg:y2="13.006cm">
          <text:p/>
        </draw:line>
        <draw:frame draw:style-name="gr11" draw:layer="layout" svg:width="0.425cm" svg:height="0.475cm" svg:x="8.526cm" svg:y="12.989cm">
          <draw:text-box>
            <text:p text:style-name="P1"><text:span text:style-name="T2">03</text:span></text:p>
          </draw:text-box>
        </draw:frame>
        <draw:line draw:style-name="gr109" draw:layer="layout" svg:x1="8.738cm" svg:y1="13.539cm" svg:x2="8.953cm" svg:y2="13.539cm">
          <text:p/>
        </draw:line>
        <draw:polygon draw:style-name="gr85" draw:layer="layout" svg:width="8.315cm" svg:height="0.526cm" svg:x="2.144cm" svg:y="16.961cm" svg:viewBox="0 0 8316 527" draw:points="0,527 8316,527 8316,0 0,0">
          <text:p/>
        </draw:polygon>
        <draw:polygon draw:style-name="gr86" draw:layer="layout" svg:width="3.362cm" svg:height="0.526cm" svg:x="2.144cm" svg:y="17.483cm" svg:viewBox="0 0 3363 527" draw:points="0,527 3363,527 3363,0 0,0">
          <text:p/>
        </draw:polygon>
        <draw:polygon draw:style-name="gr85" draw:layer="layout" svg:width="4.957cm" svg:height="0.526cm" svg:x="5.506cm" svg:y="17.483cm" svg:viewBox="0 0 4958 527" draw:points="0,527 4958,527 4958,0 0,0">
          <text:p/>
        </draw:polygon>
        <draw:polygon draw:style-name="gr85" draw:layer="layout" svg:width="8.315cm" svg:height="1.587cm" svg:x="2.144cm" svg:y="18.009cm" svg:viewBox="0 0 8316 1588" draw:points="0,1588 8316,1588 8316,0 0,0">
          <text:p/>
        </draw:polygon>
        <draw:polygon draw:style-name="gr87" draw:layer="layout" svg:width="3.362cm" svg:height="0.525cm" svg:x="2.144cm" svg:y="19.593cm" svg:viewBox="0 0 3363 526" draw:points="0,526 3363,526 3363,0 0,0">
          <text:p/>
        </draw:polygon>
        <draw:polygon draw:style-name="gr85" draw:layer="layout" svg:width="4.957cm" svg:height="0.525cm" svg:x="5.506cm" svg:y="19.593cm" svg:viewBox="0 0 4958 526" draw:points="0,526 4958,526 4958,0 0,0">
          <text:p/>
        </draw:polygon>
        <draw:line draw:style-name="gr88" draw:layer="layout" svg:x1="6.508cm" svg:y1="19.074cm" svg:x2="9.708cm" svg:y2="19.074cm">
          <text:p/>
        </draw:line>
        <draw:line draw:style-name="gr88" draw:layer="layout" svg:x1="6.508cm" svg:y1="19.603cm" svg:x2="9.708cm" svg:y2="19.603cm">
          <text:p/>
        </draw:line>
        <draw:frame draw:style-name="gr11" draw:layer="layout" svg:width="0.425cm" svg:height="0.475cm" svg:x="8.526cm" svg:y="13.522cm">
          <draw:text-box>
            <text:p text:style-name="P1"><text:span text:style-name="T2">05</text:span></text:p>
          </draw:text-box>
        </draw:frame>
        <draw:frame draw:style-name="gr110" draw:layer="layout" svg:width="2.796cm" svg:height="0.475cm" svg:x="2.18cm" svg:y="16.968cm">
          <draw:text-box>
            <text:p text:style-name="P1"><text:span text:style-name="T2">eg.(6) 978 x 993</text:span></text:p>
          </draw:text-box>
        </draw:frame>
        <draw:frame draw:style-name="gr111" draw:layer="layout" svg:width="2.119cm" svg:height="0.475cm" svg:x="2.18cm" svg:y="17.491cm">
          <draw:text-box>
            <text:p text:style-name="P1"><text:span text:style-name="T2">Base = 1000</text:span></text:p>
          </draw:text-box>
        </draw:frame>
        <draw:frame draw:style-name="gr24" draw:layer="layout" svg:width="0.637cm" svg:height="0.475cm" svg:x="7.055cm" svg:y="18.013cm">
          <draw:text-box>
            <text:p text:style-name="P1"><text:span text:style-name="T2">978</text:span></text:p>
          </draw:text-box>
        </draw:frame>
        <draw:frame draw:style-name="gr13" draw:layer="layout" svg:width="0.239cm" svg:height="0.475cm" svg:x="8.053cm" svg:y="18.013cm">
          <draw:text-box>
            <text:p text:style-name="P1"><text:span text:style-name="T2">+</text:span></text:p>
          </draw:text-box>
        </draw:frame>
        <draw:line draw:style-name="gr109" draw:layer="layout" svg:x1="8.657cm" svg:y1="18.03cm" svg:x2="9.08cm" svg:y2="18.03cm">
          <text:p/>
        </draw:line>
        <draw:frame draw:style-name="gr11" draw:layer="layout" svg:width="0.425cm" svg:height="0.475cm" svg:x="8.657cm" svg:y="18.013cm">
          <draw:text-box>
            <text:p text:style-name="P1"><text:span text:style-name="T2">22</text:span></text:p>
          </draw:text-box>
        </draw:frame>
        <draw:frame draw:style-name="gr24" draw:layer="layout" svg:width="0.637cm" svg:height="0.475cm" svg:x="7.055cm" svg:y="18.556cm">
          <draw:text-box>
            <text:p text:style-name="P1"><text:span text:style-name="T2">993</text:span></text:p>
          </draw:text-box>
        </draw:frame>
        <draw:frame draw:style-name="gr13" draw:layer="layout" svg:width="0.239cm" svg:height="0.475cm" svg:x="8.053cm" svg:y="18.556cm">
          <draw:text-box>
            <text:p text:style-name="P1"><text:span text:style-name="T2">+</text:span></text:p>
          </draw:text-box>
        </draw:frame>
        <draw:frame draw:style-name="gr24" draw:layer="layout" svg:width="0.637cm" svg:height="0.475cm" svg:x="7.055cm" svg:y="19.078cm">
          <draw:text-box>
            <text:p text:style-name="P1"><text:span text:style-name="T2">971</text:span></text:p>
          </draw:text-box>
        </draw:frame>
        <draw:frame draw:style-name="gr13" draw:layer="layout" svg:width="0.121cm" svg:height="0.475cm" svg:x="8.12cm" svg:y="19.078cm">
          <draw:text-box>
            <text:p text:style-name="P1"><text:span text:style-name="T5">/</text:span></text:p>
          </draw:text-box>
        </draw:frame>
        <draw:frame draw:style-name="gr24" draw:layer="layout" svg:width="0.637cm" svg:height="0.475cm" svg:x="8.657cm" svg:y="19.078cm">
          <draw:text-box>
            <text:p text:style-name="P1"><text:span text:style-name="T2">154</text:span></text:p>
          </draw:text-box>
        </draw:frame>
        <draw:frame draw:style-name="gr112" draw:layer="layout" svg:width="1.255cm" svg:height="0.475cm" svg:x="3.189cm" svg:y="19.6cm">
          <draw:text-box>
            <text:p text:style-name="P1"><text:span text:style-name="T2">971154</text:span></text:p>
          </draw:text-box>
        </draw:frame>
        <draw:line draw:style-name="gr109" draw:layer="layout" svg:x1="8.872cm" svg:y1="18.563cm" svg:x2="9.084cm" svg:y2="18.563cm">
          <text:p/>
        </draw:line>
        <draw:polygon draw:style-name="gr85" draw:layer="layout" svg:width="8.319cm" svg:height="0.526cm" svg:x="2.063cm" svg:y="22.03cm" svg:viewBox="0 0 8320 527" draw:points="0,527 8320,527 8320,0 0,0">
          <text:p/>
        </draw:polygon>
        <draw:polygon draw:style-name="gr86" draw:layer="layout" svg:width="3.362cm" svg:height="0.526cm" svg:x="2.063cm" svg:y="22.556cm" svg:viewBox="0 0 3363 527" draw:points="0,527 3363,527 3363,0 0,0">
          <text:p/>
        </draw:polygon>
        <draw:polygon draw:style-name="gr85" draw:layer="layout" svg:width="4.957cm" svg:height="0.526cm" svg:x="5.425cm" svg:y="22.556cm" svg:viewBox="0 0 4958 527" draw:points="0,527 4958,527 4958,0 0,0">
          <text:p/>
        </draw:polygon>
        <draw:polygon draw:style-name="gr85" draw:layer="layout" svg:width="8.319cm" svg:height="2.251cm" svg:x="2.063cm" svg:y="23.078cm" svg:viewBox="0 0 8320 2252" draw:points="0,2252 8320,2252 8320,0 0,0">
          <text:p/>
        </draw:polygon>
        <draw:polygon draw:style-name="gr87" draw:layer="layout" svg:width="3.362cm" svg:height="0.526cm" svg:x="2.063cm" svg:y="25.329cm" svg:viewBox="0 0 3363 527" draw:points="0,527 3363,527 3363,0 0,0">
          <text:p/>
        </draw:polygon>
        <draw:polygon draw:style-name="gr85" draw:layer="layout" svg:width="4.957cm" svg:height="0.526cm" svg:x="5.425cm" svg:y="25.329cm" svg:viewBox="0 0 4958 527" draw:points="0,527 4958,527 4958,0 0,0">
          <text:p/>
        </draw:polygon>
        <draw:line draw:style-name="gr88" draw:layer="layout" svg:x1="6.431cm" svg:y1="24.13cm" svg:x2="9.63cm" svg:y2="24.13cm">
          <text:p/>
        </draw:line>
        <draw:line draw:style-name="gr88" draw:layer="layout" svg:x1="6.431cm" svg:y1="24.793cm" svg:x2="9.63cm" svg:y2="24.793cm">
          <text:p/>
        </draw:line>
        <draw:line draw:style-name="gr88" draw:layer="layout" svg:x1="6.431cm" svg:y1="25.322cm" svg:x2="9.63cm" svg:y2="25.322cm">
          <text:p/>
        </draw:line>
        <draw:frame draw:style-name="gr11" draw:layer="layout" svg:width="0.425cm" svg:height="0.475cm" svg:x="8.66cm" svg:y="18.545cm">
          <draw:text-box>
            <text:p text:style-name="P1"><text:span text:style-name="T2">07</text:span></text:p>
          </draw:text-box>
        </draw:frame>
        <draw:frame draw:style-name="gr95" draw:layer="layout" svg:width="2.373cm" svg:height="0.475cm" svg:x="2.099cm" svg:y="22.038cm">
          <draw:text-box>
            <text:p text:style-name="P1"><text:span text:style-name="T2">eg.(7) 89 x 83</text:span></text:p>
          </draw:text-box>
        </draw:frame>
        <draw:frame draw:style-name="gr97" draw:layer="layout" svg:width="1.907cm" svg:height="0.475cm" svg:x="2.099cm" svg:y="22.563cm">
          <draw:text-box>
            <text:p text:style-name="P1"><text:span text:style-name="T2">Base = 100</text:span></text:p>
          </draw:text-box>
        </draw:frame>
        <draw:frame draw:style-name="gr11" draw:layer="layout" svg:width="0.425cm" svg:height="0.475cm" svg:x="7.189cm" svg:y="23.086cm">
          <draw:text-box>
            <text:p text:style-name="P1"><text:span text:style-name="T2">89</text:span></text:p>
          </draw:text-box>
        </draw:frame>
        <draw:frame draw:style-name="gr13" draw:layer="layout" svg:width="0.239cm" svg:height="0.475cm" svg:x="7.976cm" svg:y="23.086cm">
          <draw:text-box>
            <text:p text:style-name="P1"><text:span text:style-name="T2">+</text:span></text:p>
          </draw:text-box>
        </draw:frame>
        <draw:line draw:style-name="gr109" draw:layer="layout" svg:x1="8.579cm" svg:y1="23.103cm" svg:x2="9.002cm" svg:y2="23.103cm">
          <text:p/>
        </draw:line>
        <draw:frame draw:style-name="gr108" draw:layer="layout" svg:width="0.408cm" svg:height="0.475cm" svg:x="8.579cm" svg:y="23.086cm">
          <draw:text-box>
            <text:p text:style-name="P1"><text:span text:style-name="T2">11</text:span></text:p>
          </draw:text-box>
        </draw:frame>
        <draw:frame draw:style-name="gr11" draw:layer="layout" svg:width="0.425cm" svg:height="0.475cm" svg:x="7.189cm" svg:y="23.611cm">
          <draw:text-box>
            <text:p text:style-name="P1"><text:span text:style-name="T2">83</text:span></text:p>
          </draw:text-box>
        </draw:frame>
        <draw:frame draw:style-name="gr13" draw:layer="layout" svg:width="0.239cm" svg:height="0.475cm" svg:x="7.976cm" svg:y="23.611cm">
          <draw:text-box>
            <text:p text:style-name="P1"><text:span text:style-name="T2">+</text:span></text:p>
          </draw:text-box>
        </draw:frame>
        <draw:line draw:style-name="gr109" draw:layer="layout" svg:x1="8.579cm" svg:y1="23.629cm" svg:x2="9.002cm" svg:y2="23.629cm">
          <text:p/>
        </draw:line>
        <draw:frame draw:style-name="gr108" draw:layer="layout" svg:width="0.425cm" svg:height="0.475cm" svg:x="8.579cm" svg:y="23.611cm">
          <draw:text-box>
            <text:p text:style-name="P1"><text:span text:style-name="T2">17</text:span></text:p>
          </draw:text-box>
        </draw:frame>
        <draw:frame draw:style-name="gr11" draw:layer="layout" svg:width="0.425cm" svg:height="0.475cm" svg:x="7.189cm" svg:y="24.289cm">
          <draw:text-box>
            <text:p text:style-name="P1"><text:span text:style-name="T2">72</text:span></text:p>
          </draw:text-box>
        </draw:frame>
        <draw:frame draw:style-name="gr13" draw:layer="layout" svg:width="0.121cm" svg:height="0.475cm" svg:x="8.043cm" svg:y="24.289cm">
          <draw:text-box>
            <text:p text:style-name="P1"><text:span text:style-name="T5">/</text:span></text:p>
          </draw:text-box>
        </draw:frame>
        <draw:frame draw:style-name="gr13" draw:layer="layout" svg:width="0.239cm" svg:height="0.475cm" svg:x="5.461cm" svg:y="24.811cm">
          <draw:text-box>
            <text:p text:style-name="P1"><text:span text:style-name="T2">=</text:span></text:p>
          </draw:text-box>
        </draw:frame>
        <draw:frame draw:style-name="gr11" draw:layer="layout" svg:width="0.425cm" svg:height="0.475cm" svg:x="7.189cm" svg:y="24.811cm">
          <draw:text-box>
            <text:p text:style-name="P1"><text:span text:style-name="T2">73</text:span></text:p>
          </draw:text-box>
        </draw:frame>
        <draw:frame draw:style-name="gr13" draw:layer="layout" svg:width="0.121cm" svg:height="0.475cm" svg:x="8.043cm" svg:y="24.811cm">
          <draw:text-box>
            <text:p text:style-name="P1"><text:span text:style-name="T5">/</text:span></text:p>
          </draw:text-box>
        </draw:frame>
        <draw:frame draw:style-name="gr108" draw:layer="layout" svg:width="0.425cm" svg:height="0.475cm" svg:x="8.579cm" svg:y="24.811cm">
          <draw:text-box>
            <text:p text:style-name="P1"><text:span text:style-name="T2">87</text:span></text:p>
          </draw:text-box>
        </draw:frame>
        <draw:frame draw:style-name="gr105" draw:layer="layout" svg:width="0.849cm" svg:height="0.475cm" svg:x="3.323cm" svg:y="25.336cm">
          <draw:text-box>
            <text:p text:style-name="P1"><text:span text:style-name="T2">7387</text:span></text:p>
          </draw:text-box>
        </draw:frame>
        <draw:frame draw:style-name="gr107" draw:layer="layout" svg:width="0.125cm" svg:height="0.272cm" svg:x="8.579cm" svg:y="24.495cm">
          <draw:text-box>
            <text:p text:style-name="P1"><text:span text:style-name="T27">1</text:span></text:p>
          </draw:text-box>
        </draw:frame>
        <draw:frame draw:style-name="gr11" draw:layer="layout" svg:width="0.425cm" svg:height="0.475cm" svg:x="8.71cm" svg:y="24.158cm">
          <draw:text-box>
            <text:p text:style-name="P1"><text:span text:style-name="T2">87</text:span></text:p>
          </draw:text-box>
        </draw:frame>
      </draw:page>
      <draw:page draw:name="page4" draw:style-name="dp1" draw:master-page-name="master-page89">
        <draw:frame draw:style-name="gr113" draw:layer="layout" svg:width="16.296cm" svg:height="0.475cm" svg:x="2.003cm" svg:y="2.991cm">
          <draw:text-box>
            <text:p text:style-name="P1"><text:span text:style-name="T2">Here are three examples in which one </text:span><text:span text:style-name="T5">numbers is BELOW the base and the other number is </text:span></text:p>
          </draw:text-box>
        </draw:frame>
        <draw:frame draw:style-name="gr114" draw:layer="layout" svg:width="3.19cm" svg:height="0.475cm" svg:x="2.003cm" svg:y="3.478cm">
          <draw:text-box>
            <text:p text:style-name="P1"><text:span text:style-name="T5">ABOVE the base.</text:span></text:p>
          </draw:text-box>
        </draw:frame>
        <draw:frame draw:style-name="gr115" draw:layer="layout" svg:width="15.742cm" svg:height="0.475cm" svg:x="2.003cm" svg:y="3.965cm">
          <draw:text-box>
            <text:p text:style-name="P1"><text:span text:style-name="T2">In these examples, the RHS is initially negative as the product of a negative deviation with a </text:span></text:p>
          </draw:text-box>
        </draw:frame>
        <draw:frame draw:style-name="gr116" draw:layer="layout" svg:width="16.609cm" svg:height="0.475cm" svg:x="2.003cm" svg:y="4.452cm">
          <draw:text-box>
            <text:p text:style-name="P1"><text:span text:style-name="T2">positive deviation always gives a negative number producing a Vinculum number. To produce the </text:span></text:p>
          </draw:text-box>
        </draw:frame>
        <draw:frame draw:style-name="gr117" draw:layer="layout" svg:width="15.039cm" svg:height="0.475cm" svg:x="2.003cm" svg:y="4.939cm">
          <draw:text-box>
            <text:p text:style-name="P1"><text:span text:style-name="T2">final answer, the Vinculum number is <text:s/>normalised i.e. transformed into a normal number.</text:span></text:p>
          </draw:text-box>
        </draw:frame>
        <draw:frame draw:style-name="gr13" draw:layer="layout" svg:width="0.108cm" svg:height="0.475cm" svg:x="2.003cm" svg:y="5.426cm">
          <draw:text-box>
            <text:p text:style-name="P1"><text:span text:style-name="T2"><text:s/></text:span></text:p>
          </draw:text-box>
        </draw:frame>
        <draw:frame draw:style-name="gr118" draw:layer="layout" svg:width="3.926cm" svg:height="0.475cm" svg:x="2.003cm" svg:y="5.912cm">
          <draw:text-box>
            <text:p text:style-name="P1"><text:span text:style-name="T5">Example 8: (87 x 107)</text:span></text:p>
          </draw:text-box>
        </draw:frame>
        <draw:frame draw:style-name="gr25" draw:layer="layout" svg:width="0.214cm" svg:height="0.475cm" svg:x="10.502cm" svg:y="7.373cm">
          <draw:text-box>
            <text:p text:style-name="P1"><text:span text:style-name="T5"><text:s text:c="2"/></text:span></text:p>
          </draw:text-box>
        </draw:frame>
        <draw:frame draw:style-name="gr119" draw:layer="layout" svg:width="4.324cm" svg:height="0.475cm" svg:x="2.003cm" svg:y="11.268cm">
          <draw:text-box>
            <text:p text:style-name="P1"><text:span text:style-name="T5">Example 9: (1011 x 992)</text:span></text:p>
          </draw:text-box>
        </draw:frame>
        <draw:frame draw:style-name="gr120" draw:layer="layout" svg:width="16.808cm" svg:height="0.475cm" svg:x="2.003cm" svg:y="12.241cm">
          <draw:text-box>
            <text:p text:style-name="P1"><text:span text:style-name="T2">Here the RHS initially has only two digits and so we add an extra zero to make the total number of </text:span></text:p>
          </draw:text-box>
        </draw:frame>
        <draw:frame draw:style-name="gr121" draw:layer="layout" svg:width="11.521cm" svg:height="0.475cm" svg:x="2.003cm" svg:y="12.728cm">
          <draw:text-box>
            <text:p text:style-name="P1"><text:span text:style-name="T2">digits equal to the number of zeroes in the base. Then we normalise.</text:span></text:p>
          </draw:text-box>
        </draw:frame>
        <draw:frame draw:style-name="gr122" draw:layer="layout" svg:width="4.426cm" svg:height="0.475cm" svg:x="2.003cm" svg:y="18.083cm">
          <draw:text-box>
            <text:p text:style-name="P1"><text:span text:style-name="T2">Example 10: (1011 x 992)</text:span></text:p>
          </draw:text-box>
        </draw:frame>
        <draw:frame draw:style-name="gr123" draw:layer="layout" svg:width="16.719cm" svg:height="0.475cm" svg:x="2.003cm" svg:y="24.412cm">
          <draw:text-box>
            <text:p text:style-name="P1"><text:span text:style-name="T2">As usual, if required, we can check the all results using the Beejank Vedic Check Method. We will </text:span></text:p>
          </draw:text-box>
        </draw:frame>
        <draw:frame draw:style-name="gr124" draw:layer="layout" svg:width="5.463cm" svg:height="0.475cm" svg:x="2.003cm" svg:y="24.899cm">
          <draw:text-box>
            <text:p text:style-name="P1"><text:span text:style-name="T2">check eg.(1). 103 x 108 = 11124</text:span></text:p>
          </draw:text-box>
        </draw:frame>
        <draw:polygon draw:style-name="gr85" draw:layer="layout" svg:width="8.315cm" svg:height="0.526cm" svg:x="2.144cm" svg:y="6.695cm" svg:viewBox="0 0 8316 527" draw:points="0,527 8316,527 8316,0 0,0">
          <text:p/>
        </draw:polygon>
        <draw:polygon draw:style-name="gr86" draw:layer="layout" svg:width="3.362cm" svg:height="0.526cm" svg:x="2.144cm" svg:y="7.221cm" svg:viewBox="0 0 3363 527" draw:points="0,527 3363,527 3363,0 0,0">
          <text:p/>
        </draw:polygon>
        <draw:polygon draw:style-name="gr85" draw:layer="layout" svg:width="4.957cm" svg:height="0.526cm" svg:x="5.506cm" svg:y="7.221cm" svg:viewBox="0 0 4958 527" draw:points="0,527 4958,527 4958,0 0,0">
          <text:p/>
        </draw:polygon>
        <draw:polygon draw:style-name="gr85" draw:layer="layout" svg:width="8.315cm" svg:height="2.117cm" svg:x="2.144cm" svg:y="7.743cm" svg:viewBox="0 0 8316 2118" draw:points="0,2118 8316,2118 8316,0 0,0">
          <text:p/>
        </draw:polygon>
        <draw:polygon draw:style-name="gr87" draw:layer="layout" svg:width="3.362cm" svg:height="0.525cm" svg:x="2.144cm" svg:y="9.86cm" svg:viewBox="0 0 3363 526" draw:points="0,526 3363,526 3363,0 0,0">
          <text:p/>
        </draw:polygon>
        <draw:polygon draw:style-name="gr85" draw:layer="layout" svg:width="4.957cm" svg:height="0.525cm" svg:x="5.506cm" svg:y="9.86cm" svg:viewBox="0 0 4958 526" draw:points="0,526 4958,526 4958,0 0,0">
          <text:p/>
        </draw:polygon>
        <draw:line draw:style-name="gr88" draw:layer="layout" svg:x1="6.508cm" svg:y1="8.805cm" svg:x2="9.708cm" svg:y2="8.805cm">
          <text:p/>
        </draw:line>
        <draw:line draw:style-name="gr88" draw:layer="layout" svg:x1="6.508cm" svg:y1="9.334cm" svg:x2="9.708cm" svg:y2="9.334cm">
          <text:p/>
        </draw:line>
        <draw:line draw:style-name="gr88" draw:layer="layout" svg:x1="6.508cm" svg:y1="9.863cm" svg:x2="9.708cm" svg:y2="9.863cm">
          <text:p/>
        </draw:line>
        <draw:frame draw:style-name="gr44" draw:layer="layout" svg:width="4.621cm" svg:height="0.475cm" svg:x="8.191cm" svg:y="27.231cm">
          <draw:text-box>
            <text:p text:style-name="P1"><text:span text:style-name="T11">Vedic Maths Portal 2015 ©</text:span></text:p>
          </draw:text-box>
        </draw:frame>
        <draw:frame draw:style-name="gr125" draw:layer="layout" svg:width="2.584cm" svg:height="0.475cm" svg:x="2.18cm" svg:y="6.703cm">
          <draw:text-box>
            <text:p text:style-name="P1"><text:span text:style-name="T2">eg.(8) 87 x 107</text:span></text:p>
          </draw:text-box>
        </draw:frame>
        <draw:frame draw:style-name="gr97" draw:layer="layout" svg:width="1.907cm" svg:height="0.475cm" svg:x="2.18cm" svg:y="7.228cm">
          <draw:text-box>
            <text:p text:style-name="P1"><text:span text:style-name="T2">Base = 100</text:span></text:p>
          </draw:text-box>
        </draw:frame>
        <draw:frame draw:style-name="gr11" draw:layer="layout" svg:width="0.425cm" svg:height="0.475cm" svg:x="7.267cm" svg:y="7.75cm">
          <draw:text-box>
            <text:p text:style-name="P1"><text:span text:style-name="T2">87</text:span></text:p>
          </draw:text-box>
        </draw:frame>
        <draw:frame draw:style-name="gr13" draw:layer="layout" svg:width="0.239cm" svg:height="0.475cm" svg:x="8.053cm" svg:y="7.75cm">
          <draw:text-box>
            <text:p text:style-name="P1"><text:span text:style-name="T2">+</text:span></text:p>
          </draw:text-box>
        </draw:frame>
        <draw:line draw:style-name="gr109" draw:layer="layout" svg:x1="8.657cm" svg:y1="7.768cm" svg:x2="9.08cm" svg:y2="7.768cm">
          <text:p/>
        </draw:line>
        <draw:frame draw:style-name="gr11" draw:layer="layout" svg:width="0.425cm" svg:height="0.475cm" svg:x="8.657cm" svg:y="7.75cm">
          <draw:text-box>
            <text:p text:style-name="P1"><text:span text:style-name="T2">13</text:span></text:p>
          </draw:text-box>
        </draw:frame>
        <draw:frame draw:style-name="gr24" draw:layer="layout" svg:width="0.637cm" svg:height="0.475cm" svg:x="7.055cm" svg:y="8.294cm">
          <draw:text-box>
            <text:p text:style-name="P1"><text:span text:style-name="T2">107</text:span></text:p>
          </draw:text-box>
        </draw:frame>
        <draw:frame draw:style-name="gr13" draw:layer="layout" svg:width="0.239cm" svg:height="0.475cm" svg:x="8.053cm" svg:y="8.294cm">
          <draw:text-box>
            <text:p text:style-name="P1"><text:span text:style-name="T2">+</text:span></text:p>
          </draw:text-box>
        </draw:frame>
        <draw:frame draw:style-name="gr11" draw:layer="layout" svg:width="0.425cm" svg:height="0.475cm" svg:x="7.267cm" svg:y="8.819cm">
          <draw:text-box>
            <text:p text:style-name="P1"><text:span text:style-name="T2">94</text:span></text:p>
          </draw:text-box>
        </draw:frame>
        <draw:frame draw:style-name="gr13" draw:layer="layout" svg:width="0.121cm" svg:height="0.475cm" svg:x="8.12cm" svg:y="8.819cm">
          <draw:text-box>
            <text:p text:style-name="P1"><text:span text:style-name="T5">/</text:span></text:p>
          </draw:text-box>
        </draw:frame>
        <draw:line draw:style-name="gr109" draw:layer="layout" svg:x1="8.657cm" svg:y1="8.837cm" svg:x2="9.08cm" svg:y2="8.837cm">
          <text:p/>
        </draw:line>
        <draw:frame draw:style-name="gr11" draw:layer="layout" svg:width="0.425cm" svg:height="0.475cm" svg:x="8.657cm" svg:y="8.819cm">
          <draw:text-box>
            <text:p text:style-name="P1"><text:span text:style-name="T2">91</text:span></text:p>
          </draw:text-box>
        </draw:frame>
        <draw:frame draw:style-name="gr13" draw:layer="layout" svg:width="0.239cm" svg:height="0.475cm" svg:x="5.542cm" svg:y="9.341cm">
          <draw:text-box>
            <text:p text:style-name="P1"><text:span text:style-name="T2">=</text:span></text:p>
          </draw:text-box>
        </draw:frame>
        <draw:frame draw:style-name="gr11" draw:layer="layout" svg:width="0.425cm" svg:height="0.475cm" svg:x="7.267cm" svg:y="9.341cm">
          <draw:text-box>
            <text:p text:style-name="P1"><text:span text:style-name="T2">93</text:span></text:p>
          </draw:text-box>
        </draw:frame>
        <draw:frame draw:style-name="gr13" draw:layer="layout" svg:width="0.121cm" svg:height="0.475cm" svg:x="8.12cm" svg:y="9.341cm">
          <draw:text-box>
            <text:p text:style-name="P1"><text:span text:style-name="T5">/</text:span></text:p>
          </draw:text-box>
        </draw:frame>
        <draw:frame draw:style-name="gr11" draw:layer="layout" svg:width="0.425cm" svg:height="0.475cm" svg:x="8.657cm" svg:y="9.341cm">
          <draw:text-box>
            <text:p text:style-name="P1"><text:span text:style-name="T2">09</text:span></text:p>
          </draw:text-box>
        </draw:frame>
        <draw:frame draw:style-name="gr126" draw:layer="layout" svg:width="0.849cm" svg:height="0.475cm" svg:x="3.404cm" svg:y="9.867cm">
          <draw:text-box>
            <text:p text:style-name="P1"><text:span text:style-name="T2">9309</text:span></text:p>
          </draw:text-box>
        </draw:frame>
        <draw:polygon draw:style-name="gr85" draw:layer="layout" svg:width="8.319cm" svg:height="0.526cm" svg:x="2.01cm" svg:y="13.525cm" svg:viewBox="0 0 8320 527" draw:points="0,527 8320,527 8320,0 0,0">
          <text:p/>
        </draw:polygon>
        <draw:polygon draw:style-name="gr86" draw:layer="layout" svg:width="3.362cm" svg:height="0.525cm" svg:x="2.01cm" svg:y="14.051cm" svg:viewBox="0 0 3363 526" draw:points="0,526 3363,526 3363,0 0,0">
          <text:p/>
        </draw:polygon>
        <draw:polygon draw:style-name="gr85" draw:layer="layout" svg:width="4.957cm" svg:height="0.525cm" svg:x="5.372cm" svg:y="14.051cm" svg:viewBox="0 0 4958 526" draw:points="0,526 4958,526 4958,0 0,0">
          <text:p/>
        </draw:polygon>
        <draw:polygon draw:style-name="gr85" draw:layer="layout" svg:width="8.319cm" svg:height="2.142cm" svg:x="2.01cm" svg:y="14.576cm" svg:viewBox="0 0 8320 2143" draw:points="0,2143 8320,2143 8320,0 0,0">
          <text:p/>
        </draw:polygon>
        <draw:polygon draw:style-name="gr87" draw:layer="layout" svg:width="3.362cm" svg:height="0.526cm" svg:x="2.01cm" svg:y="16.714cm" svg:viewBox="0 0 3363 527" draw:points="0,527 3363,527 3363,0 0,0">
          <text:p/>
        </draw:polygon>
        <draw:polygon draw:style-name="gr85" draw:layer="layout" svg:width="4.957cm" svg:height="0.526cm" svg:x="5.372cm" svg:y="16.714cm" svg:viewBox="0 0 4958 527" draw:points="0,527 4958,527 4958,0 0,0">
          <text:p/>
        </draw:polygon>
        <draw:line draw:style-name="gr88" draw:layer="layout" svg:x1="6.378cm" svg:y1="15.649cm" svg:x2="9.577cm" svg:y2="15.649cm">
          <text:p/>
        </draw:line>
        <draw:line draw:style-name="gr88" draw:layer="layout" svg:x1="6.378cm" svg:y1="16.178cm" svg:x2="9.577cm" svg:y2="16.178cm">
          <text:p/>
        </draw:line>
        <draw:line draw:style-name="gr88" draw:layer="layout" svg:x1="6.378cm" svg:y1="16.707cm" svg:x2="9.577cm" svg:y2="16.707cm">
          <text:p/>
        </draw:line>
        <draw:frame draw:style-name="gr11" draw:layer="layout" svg:width="0.425cm" svg:height="0.475cm" svg:x="8.66cm" svg:y="8.283cm">
          <draw:text-box>
            <text:p text:style-name="P1"><text:span text:style-name="T2">07</text:span></text:p>
          </draw:text-box>
        </draw:frame>
        <draw:frame draw:style-name="gr127" draw:layer="layout" svg:width="2.991cm" svg:height="0.475cm" svg:x="2.046cm" svg:y="13.532cm">
          <draw:text-box>
            <text:p text:style-name="P1"><text:span text:style-name="T2">eg.(9) 1011 x 992</text:span></text:p>
          </draw:text-box>
        </draw:frame>
        <draw:frame draw:style-name="gr128" draw:layer="layout" svg:width="2.119cm" svg:height="0.475cm" svg:x="2.046cm" svg:y="14.058cm">
          <draw:text-box>
            <text:p text:style-name="P1"><text:span text:style-name="T2">Base = 1000</text:span></text:p>
          </draw:text-box>
        </draw:frame>
        <draw:frame draw:style-name="gr126" draw:layer="layout" svg:width="0.832cm" svg:height="0.475cm" svg:x="6.713cm" svg:y="14.584cm">
          <draw:text-box>
            <text:p text:style-name="P1"><text:span text:style-name="T2">1011</text:span></text:p>
          </draw:text-box>
        </draw:frame>
        <draw:frame draw:style-name="gr13" draw:layer="layout" svg:width="0.239cm" svg:height="0.475cm" svg:x="7.923cm" svg:y="14.584cm">
          <draw:text-box>
            <text:p text:style-name="P1"><text:span text:style-name="T2">+</text:span></text:p>
          </draw:text-box>
        </draw:frame>
        <draw:frame draw:style-name="gr108" draw:layer="layout" svg:width="0.408cm" svg:height="0.475cm" svg:x="8.526cm" svg:y="14.584cm">
          <draw:text-box>
            <text:p text:style-name="P1"><text:span text:style-name="T2">11</text:span></text:p>
          </draw:text-box>
        </draw:frame>
        <draw:frame draw:style-name="gr91" draw:layer="layout" svg:width="0.637cm" svg:height="0.475cm" svg:x="6.925cm" svg:y="15.127cm">
          <draw:text-box>
            <text:p text:style-name="P1"><text:span text:style-name="T2">992</text:span></text:p>
          </draw:text-box>
        </draw:frame>
        <draw:frame draw:style-name="gr13" draw:layer="layout" svg:width="0.239cm" svg:height="0.475cm" svg:x="7.923cm" svg:y="15.127cm">
          <draw:text-box>
            <text:p text:style-name="P1"><text:span text:style-name="T2">+</text:span></text:p>
          </draw:text-box>
        </draw:frame>
        <draw:frame draw:style-name="gr126" draw:layer="layout" svg:width="0.849cm" svg:height="0.475cm" svg:x="6.713cm" svg:y="15.674cm">
          <draw:text-box>
            <text:p text:style-name="P1"><text:span text:style-name="T2">1003</text:span></text:p>
          </draw:text-box>
        </draw:frame>
        <draw:frame draw:style-name="gr13" draw:layer="layout" svg:width="0.121cm" svg:height="0.475cm" svg:x="7.99cm" svg:y="15.674cm">
          <draw:text-box>
            <text:p text:style-name="P1"><text:span text:style-name="T5">/</text:span></text:p>
          </draw:text-box>
        </draw:frame>
        <draw:frame draw:style-name="gr13" draw:layer="layout" svg:width="0.239cm" svg:height="0.475cm" svg:x="5.408cm" svg:y="16.199cm">
          <draw:text-box>
            <text:p text:style-name="P1"><text:span text:style-name="T2">=</text:span></text:p>
          </draw:text-box>
        </draw:frame>
        <draw:frame draw:style-name="gr126" draw:layer="layout" svg:width="0.849cm" svg:height="0.475cm" svg:x="6.713cm" svg:y="16.199cm">
          <draw:text-box>
            <text:p text:style-name="P1"><text:span text:style-name="T2">1002</text:span></text:p>
          </draw:text-box>
        </draw:frame>
        <draw:frame draw:style-name="gr13" draw:layer="layout" svg:width="0.121cm" svg:height="0.475cm" svg:x="7.99cm" svg:y="16.199cm">
          <draw:text-box>
            <text:p text:style-name="P1"><text:span text:style-name="T5">/</text:span></text:p>
          </draw:text-box>
        </draw:frame>
        <draw:frame draw:style-name="gr91" draw:layer="layout" svg:width="0.637cm" svg:height="0.475cm" svg:x="8.526cm" svg:y="16.199cm">
          <draw:text-box>
            <text:p text:style-name="P1"><text:span text:style-name="T2">912</text:span></text:p>
          </draw:text-box>
        </draw:frame>
        <draw:frame draw:style-name="gr129" draw:layer="layout" svg:width="1.484cm" svg:height="0.475cm" svg:x="2.952cm" svg:y="16.721cm">
          <draw:text-box>
            <text:p text:style-name="P1"><text:span text:style-name="T2">1002912</text:span></text:p>
          </draw:text-box>
        </draw:frame>
        <draw:line draw:style-name="gr109" draw:layer="layout" svg:x1="8.738cm" svg:y1="15.134cm" svg:x2="8.953cm" svg:y2="15.134cm">
          <text:p/>
        </draw:line>
        <draw:frame draw:style-name="gr11" draw:layer="layout" svg:width="0.425cm" svg:height="0.475cm" svg:x="8.526cm" svg:y="15.116cm">
          <draw:text-box>
            <text:p text:style-name="P1"><text:span text:style-name="T2">08</text:span></text:p>
          </draw:text-box>
        </draw:frame>
        <draw:line draw:style-name="gr109" draw:layer="layout" svg:x1="8.738cm" svg:y1="15.691cm" svg:x2="9.161cm" svg:y2="15.691cm">
          <text:p/>
        </draw:line>
        <draw:polygon draw:style-name="gr85" draw:layer="layout" svg:width="8.315cm" svg:height="0.525cm" svg:x="2.039cm" svg:y="19.184cm" svg:viewBox="0 0 8316 526" draw:points="0,526 8316,526 8316,0 0,0">
          <text:p/>
        </draw:polygon>
        <draw:polygon draw:style-name="gr86" draw:layer="layout" svg:width="3.362cm" svg:height="0.526cm" svg:x="2.039cm" svg:y="19.709cm" svg:viewBox="0 0 3363 527" draw:points="0,527 3363,527 3363,0 0,0">
          <text:p/>
        </draw:polygon>
        <draw:polygon draw:style-name="gr85" draw:layer="layout" svg:width="4.956cm" svg:height="0.526cm" svg:x="5.401cm" svg:y="19.709cm" svg:viewBox="0 0 4957 527" draw:points="0,527 4957,527 4957,0 0,0">
          <text:p/>
        </draw:polygon>
        <draw:polygon draw:style-name="gr85" draw:layer="layout" svg:width="8.315cm" svg:height="2.773cm" svg:x="2.039cm" svg:y="20.235cm" svg:viewBox="0 0 8316 2774" draw:points="0,2774 8316,2774 8316,0 0,0">
          <text:p/>
        </draw:polygon>
        <draw:polygon draw:style-name="gr87" draw:layer="layout" svg:width="3.362cm" svg:height="0.526cm" svg:x="2.039cm" svg:y="23.004cm" svg:viewBox="0 0 3363 527" draw:points="0,527 3363,527 3363,0 0,0">
          <text:p/>
        </draw:polygon>
        <draw:polygon draw:style-name="gr85" draw:layer="layout" svg:width="4.956cm" svg:height="0.526cm" svg:x="5.401cm" svg:y="23.004cm" svg:viewBox="0 0 4957 527" draw:points="0,527 4957,527 4957,0 0,0">
          <text:p/>
        </draw:polygon>
        <draw:line draw:style-name="gr88" draw:layer="layout" svg:x1="6.402cm" svg:y1="21.286cm" svg:x2="9.602cm" svg:y2="21.286cm">
          <text:p/>
        </draw:line>
        <draw:line draw:style-name="gr88" draw:layer="layout" svg:x1="6.402cm" svg:y1="21.949cm" svg:x2="9.602cm" svg:y2="21.949cm">
          <text:p/>
        </draw:line>
        <draw:line draw:style-name="gr88" draw:layer="layout" svg:x1="6.402cm" svg:y1="22.479cm" svg:x2="9.602cm" svg:y2="22.479cm">
          <text:p/>
        </draw:line>
        <draw:line draw:style-name="gr88" draw:layer="layout" svg:x1="6.402cm" svg:y1="23.008cm" svg:x2="9.602cm" svg:y2="23.008cm">
          <text:p/>
        </draw:line>
        <draw:frame draw:style-name="gr130" draw:layer="layout" svg:width="0.637cm" svg:height="0.475cm" svg:x="8.526cm" svg:y="15.674cm">
          <draw:text-box>
            <text:p text:style-name="P1"><text:span text:style-name="T2">088</text:span></text:p>
          </draw:text-box>
        </draw:frame>
        <draw:frame draw:style-name="gr131" draw:layer="layout" svg:width="2.779cm" svg:height="0.475cm" svg:x="2.074cm" svg:y="19.191cm">
          <draw:text-box>
            <text:p text:style-name="P1"><text:span text:style-name="T2">eg.(10) 116 x 85</text:span></text:p>
          </draw:text-box>
        </draw:frame>
        <draw:frame draw:style-name="gr90" draw:layer="layout" svg:width="1.907cm" svg:height="0.475cm" svg:x="2.074cm" svg:y="19.717cm">
          <draw:text-box>
            <text:p text:style-name="P1"><text:span text:style-name="T2">Base = 100</text:span></text:p>
          </draw:text-box>
        </draw:frame>
        <draw:frame draw:style-name="gr24" draw:layer="layout" svg:width="0.62cm" svg:height="0.475cm" svg:x="6.949cm" svg:y="20.242cm">
          <draw:text-box>
            <text:p text:style-name="P1"><text:span text:style-name="T2">116</text:span></text:p>
          </draw:text-box>
        </draw:frame>
        <draw:frame draw:style-name="gr13" draw:layer="layout" svg:width="0.239cm" svg:height="0.475cm" svg:x="7.948cm" svg:y="20.242cm">
          <draw:text-box>
            <text:p text:style-name="P1"><text:span text:style-name="T2">+</text:span></text:p>
          </draw:text-box>
        </draw:frame>
        <draw:frame draw:style-name="gr11" draw:layer="layout" svg:width="0.425cm" svg:height="0.475cm" svg:x="8.551cm" svg:y="20.242cm">
          <draw:text-box>
            <text:p text:style-name="P1"><text:span text:style-name="T2">16</text:span></text:p>
          </draw:text-box>
        </draw:frame>
        <draw:frame draw:style-name="gr11" draw:layer="layout" svg:width="0.425cm" svg:height="0.475cm" svg:x="7.161cm" svg:y="20.764cm">
          <draw:text-box>
            <text:p text:style-name="P1"><text:span text:style-name="T2">85</text:span></text:p>
          </draw:text-box>
        </draw:frame>
        <draw:frame draw:style-name="gr13" draw:layer="layout" svg:width="0.239cm" svg:height="0.475cm" svg:x="7.948cm" svg:y="20.764cm">
          <draw:text-box>
            <text:p text:style-name="P1"><text:span text:style-name="T2">+</text:span></text:p>
          </draw:text-box>
        </draw:frame>
        <draw:line draw:style-name="gr109" draw:layer="layout" svg:x1="8.551cm" svg:y1="20.782cm" svg:x2="8.974cm" svg:y2="20.782cm">
          <text:p/>
        </draw:line>
        <draw:frame draw:style-name="gr11" draw:layer="layout" svg:width="0.425cm" svg:height="0.475cm" svg:x="8.551cm" svg:y="20.764cm">
          <draw:text-box>
            <text:p text:style-name="P1"><text:span text:style-name="T2">15</text:span></text:p>
          </draw:text-box>
        </draw:frame>
        <draw:frame draw:style-name="gr24" draw:layer="layout" svg:width="0.637cm" svg:height="0.475cm" svg:x="6.949cm" svg:y="21.438cm">
          <draw:text-box>
            <text:p text:style-name="P1"><text:span text:style-name="T2">101</text:span></text:p>
          </draw:text-box>
        </draw:frame>
        <draw:frame draw:style-name="gr13" draw:layer="layout" svg:width="0.121cm" svg:height="0.475cm" svg:x="8.015cm" svg:y="21.438cm">
          <draw:text-box>
            <text:p text:style-name="P1"><text:span text:style-name="T5">/</text:span></text:p>
          </draw:text-box>
        </draw:frame>
        <draw:frame draw:style-name="gr13" draw:layer="layout" svg:width="0.239cm" svg:height="0.475cm" svg:x="5.436cm" svg:y="21.964cm">
          <draw:text-box>
            <text:p text:style-name="P1"><text:span text:style-name="T2">=</text:span></text:p>
          </draw:text-box>
        </draw:frame>
        <draw:frame draw:style-name="gr11" draw:layer="layout" svg:width="0.425cm" svg:height="0.475cm" svg:x="7.161cm" svg:y="21.964cm">
          <draw:text-box>
            <text:p text:style-name="P1"><text:span text:style-name="T2">99</text:span></text:p>
          </draw:text-box>
        </draw:frame>
        <draw:frame draw:style-name="gr13" draw:layer="layout" svg:width="0.121cm" svg:height="0.475cm" svg:x="8.015cm" svg:y="21.964cm">
          <draw:text-box>
            <text:p text:style-name="P1"><text:span text:style-name="T5">/</text:span></text:p>
          </draw:text-box>
        </draw:frame>
        <draw:line draw:style-name="gr109" draw:layer="layout" svg:x1="8.551cm" svg:y1="21.981cm" svg:x2="8.974cm" svg:y2="21.981cm">
          <text:p/>
        </draw:line>
        <draw:frame draw:style-name="gr11" draw:layer="layout" svg:width="0.425cm" svg:height="0.475cm" svg:x="8.551cm" svg:y="21.964cm">
          <draw:text-box>
            <text:p text:style-name="P1"><text:span text:style-name="T2">40</text:span></text:p>
          </draw:text-box>
        </draw:frame>
        <draw:frame draw:style-name="gr13" draw:layer="layout" svg:width="0.239cm" svg:height="0.475cm" svg:x="5.436cm" svg:y="22.486cm">
          <draw:text-box>
            <text:p text:style-name="P1"><text:span text:style-name="T2">=</text:span></text:p>
          </draw:text-box>
        </draw:frame>
        <draw:frame draw:style-name="gr11" draw:layer="layout" svg:width="0.425cm" svg:height="0.475cm" svg:x="7.161cm" svg:y="22.486cm">
          <draw:text-box>
            <text:p text:style-name="P1"><text:span text:style-name="T2">98</text:span></text:p>
          </draw:text-box>
        </draw:frame>
        <draw:frame draw:style-name="gr13" draw:layer="layout" svg:width="0.121cm" svg:height="0.475cm" svg:x="8.015cm" svg:y="22.486cm">
          <draw:text-box>
            <text:p text:style-name="P1"><text:span text:style-name="T5">/</text:span></text:p>
          </draw:text-box>
        </draw:frame>
        <draw:frame draw:style-name="gr11" draw:layer="layout" svg:width="0.425cm" svg:height="0.475cm" svg:x="8.551cm" svg:y="22.486cm">
          <draw:text-box>
            <text:p text:style-name="P1"><text:span text:style-name="T2">60</text:span></text:p>
          </draw:text-box>
        </draw:frame>
        <draw:frame draw:style-name="gr126" draw:layer="layout" svg:width="0.849cm" svg:height="0.475cm" svg:x="3.294cm" svg:y="23.011cm">
          <draw:text-box>
            <text:p text:style-name="P1"><text:span text:style-name="T2">9860</text:span></text:p>
          </draw:text-box>
        </draw:frame>
        <draw:line draw:style-name="gr132" draw:layer="layout" svg:x1="8.554cm" svg:y1="21.642cm" svg:x2="8.685cm" svg:y2="21.642cm">
          <text:p/>
        </draw:line>
        <draw:frame draw:style-name="gr107" draw:layer="layout" svg:width="0.125cm" svg:height="0.272cm" svg:x="8.554cm" svg:y="21.634cm">
          <draw:text-box>
            <text:p text:style-name="P1"><text:span text:style-name="T27">2</text:span></text:p>
          </draw:text-box>
        </draw:frame>
        <draw:line draw:style-name="gr109" draw:layer="layout" svg:x1="8.685cm" svg:y1="21.311cm" svg:x2="9.108cm" svg:y2="21.311cm">
          <text:p/>
        </draw:line>
        <draw:frame draw:style-name="gr11" draw:layer="layout" svg:width="0.425cm" svg:height="0.475cm" svg:x="8.685cm" svg:y="21.293cm">
          <draw:text-box>
            <text:p text:style-name="P1"><text:span text:style-name="T2">40</text:span></text:p>
          </draw:text-box>
        </draw:frame>
      </draw:page>
      <draw:page draw:name="page5" draw:style-name="dp1" draw:master-page-name="master-page3">
        <draw:frame draw:style-name="gr133" draw:layer="layout" svg:width="7.88cm" svg:height="0.475cm" svg:x="2.003cm" svg:y="2.018cm">
          <draw:text-box>
            <text:p text:style-name="P1"><text:span text:style-name="T2">Digit sum(103) = 1 + 0 + 3 = 4 So Bj(103) = 4</text:span></text:p>
          </draw:text-box>
        </draw:frame>
        <draw:frame draw:style-name="gr134" draw:layer="layout" svg:width="6.005cm" svg:height="0.475cm" svg:x="2.003cm" svg:y="2.991cm">
          <draw:text-box>
            <text:p text:style-name="P1"><text:span text:style-name="T2">Digit sum(108) = 9 So Bj(108) = <text:s/>0</text:span></text:p>
          </draw:text-box>
        </draw:frame>
        <draw:frame draw:style-name="gr135" draw:layer="layout" svg:width="5.539cm" svg:height="0.475cm" svg:x="2.003cm" svg:y="3.965cm">
          <draw:text-box>
            <text:p text:style-name="P1"><text:span text:style-name="T2">Product of Beejanks is 4 x 0 = 0.</text:span></text:p>
          </draw:text-box>
        </draw:frame>
        <draw:frame draw:style-name="gr136" draw:layer="layout" svg:width="9.98cm" svg:height="0.475cm" svg:x="2.003cm" svg:y="4.939cm">
          <draw:text-box>
            <text:p text:style-name="P1"><text:span text:style-name="T2">Digit sum(11124) = 1 + 1 + 1 + 2 + 4 = 9 So Bj(11124) = 0</text:span></text:p>
          </draw:text-box>
        </draw:frame>
        <draw:frame draw:style-name="gr137" draw:layer="layout" svg:width="16.241cm" svg:height="0.475cm" svg:x="2.003cm" svg:y="5.912cm">
          <draw:text-box>
            <text:p text:style-name="P1"><text:span text:style-name="T2">Hence the product of Beejanks of the multiplicand (103) and multiplier (108) is the same as the </text:span></text:p>
          </draw:text-box>
        </draw:frame>
        <draw:frame draw:style-name="gr138" draw:layer="layout" svg:width="14.425cm" svg:height="0.475cm" svg:x="2.003cm" svg:y="6.399cm">
          <draw:text-box>
            <text:p text:style-name="P1"><text:span text:style-name="T2">Beejank of product (11124). We can conclude that the calculation is probably correct.</text:span></text:p>
          </draw:text-box>
        </draw:frame>
        <draw:frame draw:style-name="gr139" draw:layer="layout" svg:width="9.222cm" svg:height="0.475cm" svg:x="2.003cm" svg:y="7.86cm">
          <draw:text-box>
            <text:p text:style-name="P1"><text:span text:style-name="T5">Algebraic Explanation for Nikhilam Multiplication</text:span></text:p>
          </draw:text-box>
        </draw:frame>
        <draw:frame draw:style-name="gr12" draw:layer="layout" svg:width="3.478cm" svg:height="0.475cm" svg:x="2.003cm" svg:y="8.833cm">
          <draw:text-box>
            <text:p text:style-name="P1"><text:span text:style-name="T2">The two numbers, </text:span><text:span text:style-name="T5">N</text:span></text:p>
          </draw:text-box>
        </draw:frame>
        <draw:frame draw:style-name="gr40" draw:layer="layout" svg:width="0.125cm" svg:height="0.276cm" svg:x="5.485cm" svg:y="9.026cm">
          <draw:text-box>
            <text:p text:style-name="P1"><text:span text:style-name="T10">1</text:span></text:p>
          </draw:text-box>
        </draw:frame>
        <draw:frame draw:style-name="gr14" draw:layer="layout" svg:width="1.128cm" svg:height="0.475cm" svg:x="5.609cm" svg:y="8.833cm">
          <draw:text-box>
            <text:p text:style-name="P1"><text:span text:style-name="T2"><text:s/></text:span><text:span text:style-name="T2">and </text:span><text:span text:style-name="T5">N</text:span></text:p>
          </draw:text-box>
        </draw:frame>
        <draw:frame draw:style-name="gr40" draw:layer="layout" svg:width="0.125cm" svg:height="0.276cm" svg:x="6.738cm" svg:y="9.026cm">
          <draw:text-box>
            <text:p text:style-name="P1"><text:span text:style-name="T10">2</text:span></text:p>
          </draw:text-box>
        </draw:frame>
        <draw:frame draw:style-name="gr140" draw:layer="layout" svg:width="5.464cm" svg:height="0.475cm" svg:x="6.861cm" svg:y="8.833cm">
          <draw:text-box>
            <text:p text:style-name="P1"><text:span text:style-name="T2"><text:s/></text:span><text:span text:style-name="T2">are both near to base </text:span><text:span text:style-name="T5">x </text:span><text:span text:style-name="T2">where </text:span><text:span text:style-name="T5">N</text:span></text:p>
          </draw:text-box>
        </draw:frame>
        <draw:frame draw:style-name="gr77" draw:layer="layout" svg:width="0.188cm" svg:height="0.276cm" svg:x="12.336cm" svg:y="9.026cm">
          <draw:text-box>
            <text:p text:style-name="P1"><text:span text:style-name="T10">1 </text:span></text:p>
          </draw:text-box>
        </draw:frame>
        <draw:frame draw:style-name="gr141" draw:layer="layout" svg:width="2.838cm" svg:height="0.475cm" svg:x="12.523cm" svg:y="8.833cm">
          <draw:text-box>
            <text:p text:style-name="P1"><text:span text:style-name="T2">= </text:span><text:span text:style-name="T5">(x + a) <text:s/></text:span><text:span text:style-name="T2">and <text:s/></text:span><text:span text:style-name="T5">N</text:span></text:p>
          </draw:text-box>
        </draw:frame>
        <draw:frame draw:style-name="gr77" draw:layer="layout" svg:width="0.188cm" svg:height="0.276cm" svg:x="15.367cm" svg:y="9.026cm">
          <draw:text-box>
            <text:p text:style-name="P1"><text:span text:style-name="T10">2 </text:span></text:p>
          </draw:text-box>
        </draw:frame>
        <draw:frame draw:style-name="gr142" draw:layer="layout" svg:width="3.38cm" svg:height="0.475cm" svg:x="15.55cm" svg:y="8.833cm">
          <draw:text-box>
            <text:p text:style-name="P1"><text:span text:style-name="T2">= </text:span><text:span text:style-name="T5">(x + b) </text:span><text:span text:style-name="T2">and </text:span><text:span text:style-name="T5">a </text:span><text:span text:style-name="T2">and </text:span></text:p>
          </draw:text-box>
        </draw:frame>
        <draw:frame draw:style-name="gr143" draw:layer="layout" svg:width="16.961cm" svg:height="0.475cm" svg:x="2.003cm" svg:y="9.32cm">
          <draw:text-box>
            <text:p text:style-name="P1"><text:span text:style-name="T5">b </text:span><text:span text:style-name="T2">are respective deviations of the numbers from the base. <text:s/>We can write the product of the numbers <text:s/></text:span></text:p>
          </draw:text-box>
        </draw:frame>
        <draw:frame draw:style-name="gr144" draw:layer="layout" svg:width="0.989cm" svg:height="0.475cm" svg:x="2.003cm" svg:y="9.807cm">
          <draw:text-box>
            <text:p text:style-name="P1"><text:span text:style-name="T2">as: <text:s/></text:span><text:span text:style-name="T5">N</text:span></text:p>
          </draw:text-box>
        </draw:frame>
        <draw:frame draw:style-name="gr40" draw:layer="layout" svg:width="0.125cm" svg:height="0.276cm" svg:x="2.991cm" svg:y="9.999cm">
          <draw:text-box>
            <text:p text:style-name="P1"><text:span text:style-name="T10">1</text:span></text:p>
          </draw:text-box>
        </draw:frame>
        <draw:frame draw:style-name="gr145" draw:layer="layout" svg:width="0.836cm" svg:height="0.475cm" svg:x="3.115cm" svg:y="9.807cm">
          <draw:text-box>
            <text:p text:style-name="P1"><text:span text:style-name="T5"><text:s/></text:span><text:span text:style-name="T5">x <text:s/>N</text:span></text:p>
          </draw:text-box>
        </draw:frame>
        <draw:frame draw:style-name="gr40" draw:layer="layout" svg:width="0.125cm" svg:height="0.276cm" svg:x="3.951cm" svg:y="9.999cm">
          <draw:text-box>
            <text:p text:style-name="P1"><text:span text:style-name="T10">2</text:span></text:p>
          </draw:text-box>
        </draw:frame>
        <draw:frame draw:style-name="gr79" draw:layer="layout" svg:width="0.447cm" svg:height="0.475cm" svg:x="2.003cm" svg:y="10.294cm">
          <draw:text-box>
            <text:p text:style-name="P1"><text:span text:style-name="T2">Or</text:span></text:p>
          </draw:text-box>
        </draw:frame>
        <draw:frame draw:style-name="gr146" draw:layer="layout" svg:width="3cm" svg:height="0.475cm" svg:x="2.003cm" svg:y="10.781cm">
          <draw:text-box>
            <text:p text:style-name="P1"><text:span text:style-name="T5">(x + a)(x + b) </text:span><text:span text:style-name="T2">= </text:span><text:span text:style-name="T5">x</text:span></text:p>
          </draw:text-box>
        </draw:frame>
        <draw:frame draw:style-name="gr40" draw:layer="layout" svg:width="0.125cm" svg:height="0.276cm" svg:x="5.005cm" svg:y="10.776cm">
          <draw:text-box>
            <text:p text:style-name="P1"><text:span text:style-name="T10">2</text:span></text:p>
          </draw:text-box>
        </draw:frame>
        <draw:frame draw:style-name="gr147" draw:layer="layout" svg:width="2.682cm" svg:height="0.475cm" svg:x="5.129cm" svg:y="10.781cm">
          <draw:text-box>
            <text:p text:style-name="P1"><text:span text:style-name="T5"><text:s/></text:span><text:span text:style-name="T5">+ ax + bx + ab</text:span></text:p>
          </draw:text-box>
        </draw:frame>
        <draw:frame draw:style-name="gr148" draw:layer="layout" svg:width="9.01cm" svg:height="0.475cm" svg:x="2.003cm" svg:y="11.754cm">
          <draw:text-box>
            <text:p text:style-name="P1"><text:span text:style-name="T2">After some re-arranging we get: <text:s/></text:span><text:span text:style-name="T5">x ( x + a + <text:s/>b ) + ab</text:span></text:p>
          </draw:text-box>
        </draw:frame>
        <draw:frame draw:style-name="gr149" draw:layer="layout" svg:width="2.148cm" svg:height="0.475cm" svg:x="2.003cm" svg:y="12.728cm">
          <draw:text-box>
            <text:p text:style-name="P1"><text:span text:style-name="T5">Please note:</text:span></text:p>
          </draw:text-box>
        </draw:frame>
        <draw:frame draw:style-name="gr13" draw:layer="layout" svg:width="0.154cm" svg:height="0.526cm" svg:x="2.638cm" svg:y="13.254cm">
          <draw:text-box>
            <text:p text:style-name="P1"><text:span text:style-name="T28">•</text:span></text:p>
          </draw:text-box>
        </draw:frame>
        <draw:frame draw:style-name="gr150" draw:layer="layout" svg:width="7.428cm" svg:height="0.475cm" svg:x="3.273cm" svg:y="13.215cm">
          <draw:text-box>
            <text:p text:style-name="P1"><text:span text:style-name="T2">The term </text:span><text:span text:style-name="T5">ab </text:span><text:span text:style-name="T2">is the product of the deviations</text:span></text:p>
          </draw:text-box>
        </draw:frame>
        <draw:frame draw:style-name="gr13" draw:layer="layout" svg:width="0.154cm" svg:height="0.526cm" svg:x="2.638cm" svg:y="13.783cm">
          <draw:text-box>
            <text:p text:style-name="P1"><text:span text:style-name="T28">•</text:span></text:p>
          </draw:text-box>
        </draw:frame>
        <draw:frame draw:style-name="gr151" draw:layer="layout" svg:width="12.385cm" svg:height="0.475cm" svg:x="3.273cm" svg:y="13.744cm">
          <draw:text-box>
            <text:p text:style-name="P1"><text:span text:style-name="T2">The term </text:span><text:span text:style-name="T5">x + a + b </text:span><text:span text:style-name="T2">is one number plus the deviation of the other number </text:span></text:p>
          </draw:text-box>
        </draw:frame>
        <draw:frame draw:style-name="gr152" draw:layer="layout" svg:width="4.773cm" svg:height="0.475cm" svg:x="3.273cm" svg:y="14.27cm">
          <draw:text-box>
            <text:p text:style-name="P1"><text:span text:style-name="T2">ie. </text:span><text:span text:style-name="T5">(x + a) + b </text:span><text:span text:style-name="T2">or </text:span><text:span text:style-name="T5">(x + b) + a</text:span></text:p>
          </draw:text-box>
        </draw:frame>
        <draw:frame draw:style-name="gr13" draw:layer="layout" svg:width="0.154cm" svg:height="0.526cm" svg:x="2.638cm" svg:y="14.795cm">
          <draw:text-box>
            <text:p text:style-name="P1"><text:span text:style-name="T28">•</text:span></text:p>
          </draw:text-box>
        </draw:frame>
        <draw:frame draw:style-name="gr153" draw:layer="layout" svg:width="15.398cm" svg:height="0.475cm" svg:x="3.273cm" svg:y="14.756cm">
          <draw:text-box>
            <text:p text:style-name="P1"><text:span text:style-name="T2">The x outside of the bracket has the effect of moving the quantity </text:span><text:span text:style-name="T5">( x + a + b) </text:span><text:span text:style-name="T2">to the left as </text:span></text:p>
          </draw:text-box>
        </draw:frame>
        <draw:frame draw:style-name="gr154" draw:layer="layout" svg:width="7.139cm" svg:height="0.475cm" svg:x="3.273cm" svg:y="15.286cm">
          <draw:text-box>
            <text:p text:style-name="P1"><text:span text:style-name="T2">many places as there are zeros in the base.</text:span></text:p>
          </draw:text-box>
        </draw:frame>
        <draw:frame draw:style-name="gr155" draw:layer="layout" svg:width="12.74cm" svg:height="0.475cm" svg:x="2.003cm" svg:y="16.259cm">
          <draw:text-box>
            <text:p text:style-name="P1"><text:span text:style-name="T5">Geometrical/Diagrammatical Explanation for Nikhilam Multiplication</text:span></text:p>
          </draw:text-box>
        </draw:frame>
        <draw:frame draw:style-name="gr38" draw:layer="layout" svg:width="0.887cm" svg:height="0.475cm" svg:x="2.003cm" svg:y="24.535cm">
          <draw:text-box>
            <text:p text:style-name="P1"><text:span text:style-name="T2">Fig.2</text:span></text:p>
          </draw:text-box>
        </draw:frame>
        <draw:frame draw:style-name="gr156" draw:layer="layout" svg:width="16.479cm" svg:height="0.475cm" svg:x="2.003cm" svg:y="25.509cm">
          <draw:text-box>
            <text:p text:style-name="P1"><text:span text:style-name="T2">In the diagram, we draw a square of side length </text:span><text:span text:style-name="T5">x </text:span><text:span text:style-name="T2">and this represents the base i.e. base = 10, 100, </text:span></text:p>
          </draw:text-box>
        </draw:frame>
        <draw:frame draw:style-name="gr157" draw:layer="layout" svg:width="1.551cm" svg:height="0.475cm" svg:x="2.003cm" svg:y="25.996cm">
          <draw:text-box>
            <text:p text:style-name="P1"><text:span text:style-name="T2">1000 etc.</text:span></text:p>
          </draw:text-box>
        </draw:frame>
        <draw:polygon draw:style-name="gr158" draw:layer="layout" svg:width="3.499cm" svg:height="3.499cm" svg:x="6.357cm" svg:y="19.032cm" svg:viewBox="0 0 3500 3500" draw:points="1749,3500 0,3500 0,0 3500,0 3500,3500">
          <text:p/>
        </draw:polygon>
        <draw:polygon draw:style-name="gr159" draw:layer="layout" svg:width="1.101cm" svg:height="3.499cm" svg:x="9.856cm" svg:y="19.032cm" svg:viewBox="0 0 1102 3500" draw:points="550,3500 0,3500 0,0 1102,0 1102,3500">
          <text:p/>
        </draw:polygon>
        <draw:polygon draw:style-name="gr160" draw:layer="layout" svg:width="3.499cm" svg:height="1.401cm" svg:x="6.357cm" svg:y="22.531cm" svg:viewBox="0 0 3500 1402" draw:points="1749,1402 0,1402 0,0 3500,0 3500,1402">
          <text:p/>
        </draw:polygon>
        <draw:polygon draw:style-name="gr161" draw:layer="layout" svg:width="1.101cm" svg:height="1.401cm" svg:x="9.856cm" svg:y="22.531cm" svg:viewBox="0 0 1102 1402" draw:points="550,1402 0,1402 0,0 1102,0 1102,1402">
          <text:p/>
        </draw:polygon>
        <draw:line draw:style-name="gr88" draw:layer="layout" svg:x1="6.646cm" svg:y1="18.231cm" svg:x2="9.57cm" svg:y2="18.231cm">
          <text:p/>
        </draw:line>
        <draw:polygon draw:style-name="gr162" draw:layer="layout" svg:width="0.299cm" svg:height="0.201cm" svg:x="6.357cm" svg:y="18.132cm" svg:viewBox="0 0 300 202" draw:points="0,100 300,202 300,0">
          <text:p/>
        </draw:polygon>
        <draw:polygon draw:style-name="gr162" draw:layer="layout" svg:width="0.3cm" svg:height="0.201cm" svg:x="9.556cm" svg:y="18.132cm" svg:viewBox="0 0 301 202" draw:points="301,100 0,0 0,202">
          <text:p/>
        </draw:polygon>
        <draw:line draw:style-name="gr88" draw:layer="layout" svg:x1="6.357cm" svg:y1="18.831cm" svg:x2="6.357cm" svg:y2="18.034cm">
          <text:p/>
        </draw:line>
        <draw:line draw:style-name="gr88" draw:layer="layout" svg:x1="9.856cm" svg:y1="18.831cm" svg:x2="9.856cm" svg:y2="18.034cm">
          <text:p/>
        </draw:line>
        <draw:frame draw:style-name="gr44" draw:layer="layout" svg:width="4.621cm" svg:height="0.475cm" svg:x="8.191cm" svg:y="27.231cm">
          <draw:text-box>
            <text:p text:style-name="P1"><text:span text:style-name="T11">Vedic Maths Portal 2015 ©</text:span></text:p>
          </draw:text-box>
        </draw:frame>
        <draw:line draw:style-name="gr88" draw:layer="layout" svg:x1="5.259cm" svg:y1="22.242cm" svg:x2="5.259cm" svg:y2="19.318cm">
          <text:p/>
        </draw:line>
        <draw:polygon draw:style-name="gr162" draw:layer="layout" svg:width="0.201cm" svg:height="0.299cm" svg:x="5.157cm" svg:y="22.232cm" svg:viewBox="0 0 202 300" draw:points="102,300 202,0 0,0">
          <text:p/>
        </draw:polygon>
        <draw:polygon draw:style-name="gr162" draw:layer="layout" svg:width="0.201cm" svg:height="0.3cm" svg:x="5.157cm" svg:y="19.032cm" svg:viewBox="0 0 202 301" draw:points="102,0 0,301 202,301">
          <text:p/>
        </draw:polygon>
        <draw:line draw:style-name="gr88" draw:layer="layout" svg:x1="5.958cm" svg:y1="22.531cm" svg:x2="5.058cm" svg:y2="22.531cm">
          <text:p/>
        </draw:line>
        <draw:line draw:style-name="gr88" draw:layer="layout" svg:x1="5.958cm" svg:y1="19.032cm" svg:x2="5.058cm" svg:y2="19.032cm">
          <text:p/>
        </draw:line>
        <draw:polygon draw:style-name="gr162" draw:layer="layout" svg:width="0.293cm" svg:height="0.261cm" svg:x="4.794cm" svg:y="20.651cm" svg:viewBox="0 0 294 262" draw:points="290,42 163,132 290,220 290,262 142,153 0,255 0,213 114,132 0,50 0,7 138,107 294,0">
          <text:p/>
        </draw:polygon>
        <draw:line draw:style-name="gr88" draw:layer="layout" svg:x1="5.259cm" svg:y1="23.643cm" svg:x2="5.259cm" svg:y2="22.817cm">
          <text:p/>
        </draw:line>
        <draw:polygon draw:style-name="gr162" draw:layer="layout" svg:width="0.201cm" svg:height="0.3cm" svg:x="5.157cm" svg:y="23.632cm" svg:viewBox="0 0 202 301" draw:points="102,301 202,0 0,0">
          <text:p/>
        </draw:polygon>
        <draw:polygon draw:style-name="gr162" draw:layer="layout" svg:width="0.201cm" svg:height="0.3cm" svg:x="5.157cm" svg:y="22.531cm" svg:viewBox="0 0 202 301" draw:points="102,0 0,301 202,301">
          <text:p/>
        </draw:polygon>
        <draw:line draw:style-name="gr88" draw:layer="layout" svg:x1="5.958cm" svg:y1="23.932cm" svg:x2="5.058cm" svg:y2="23.932cm">
          <text:p/>
        </draw:line>
        <draw:line draw:style-name="gr88" draw:layer="layout" svg:x1="5.958cm" svg:y1="22.531cm" svg:x2="5.058cm" svg:y2="22.531cm">
          <text:p/>
        </draw:line>
        <draw:path draw:style-name="gr162" draw:layer="layout" svg:width="0.31cm" svg:height="0.19cm" svg:x="4.773cm" svg:y="23.135cm" svg:viewBox="0 0 311 191" svg:d="M195 0c77 0 116 28 116 84 0 14 0 29-7 43-7 10-18 18-32 25v4c4 0 7 0 14 0 4 0 7 0 11 0 3 0 3 0 7 0s4 0 4 0v35c0 0-4 0-8 0 0 0-3 0-10 0-4 0-7 0-11 0-7 0-10 0-17 0h-262v-39h89c3 0 7 0 10 0 7 0 7 0 11 0 3 0 7 4 11 4v-4c-15-7-25-15-32-25-4-14-7-29-7-43 0-28 7-49 28-63 18-14 46-21 85-21zM198 38c-17 0-28 4-42 4-11 4-18 7-25 11-7 3-14 10-18 14-3 7-3 17-3 24 0 11 0 18 3 29 4 7 11 14 18 17 4 5 14 8 25 12 14 3 28 3 42 3 18 0 32 0 42-3 11 0 18-7 25-12 7-3 14-10 14-17 4-7 7-18 7-29 0-7-3-14-7-21-3-7-7-14-14-17-7-4-17-7-28-11-11 0-25-4-39-4z">
          <text:p/>
        </draw:path>
        <draw:line draw:style-name="gr88" draw:layer="layout" svg:x1="10.142cm" svg:y1="18.231cm" svg:x2="10.668cm" svg:y2="18.231cm">
          <text:p/>
        </draw:line>
        <draw:polygon draw:style-name="gr162" draw:layer="layout" svg:width="0.3cm" svg:height="0.201cm" svg:x="9.856cm" svg:y="18.132cm" svg:viewBox="0 0 301 202" draw:points="0,100 301,202 301,0">
          <text:p/>
        </draw:polygon>
        <draw:polygon draw:style-name="gr162" draw:layer="layout" svg:width="0.3cm" svg:height="0.201cm" svg:x="10.657cm" svg:y="18.132cm" svg:viewBox="0 0 301 202" draw:points="301,100 0,0 0,202">
          <text:p/>
        </draw:polygon>
        <draw:line draw:style-name="gr88" draw:layer="layout" svg:x1="9.856cm" svg:y1="18.933cm" svg:x2="9.856cm" svg:y2="18.034cm">
          <text:p/>
        </draw:line>
        <draw:line draw:style-name="gr88" draw:layer="layout" svg:x1="10.957cm" svg:y1="18.933cm" svg:x2="10.957cm" svg:y2="18.034cm">
          <text:p/>
        </draw:line>
        <draw:frame draw:style-name="gr13" draw:layer="layout" svg:width="0.286cm" svg:height="0.479cm" svg:x="7.965cm" svg:y="17.675cm">
          <draw:text-box>
            <text:p text:style-name="P1"><text:span text:style-name="T29">X</text:span></text:p>
          </draw:text-box>
        </draw:frame>
        <draw:frame draw:style-name="gr13" draw:layer="layout" svg:width="0.239cm" svg:height="0.479cm" svg:x="10.279cm" svg:y="17.672cm">
          <draw:text-box>
            <text:p text:style-name="P1"><text:span text:style-name="T29">a</text:span></text:p>
          </draw:text-box>
        </draw:frame>
        <draw:frame draw:style-name="gr163" draw:layer="layout" svg:width="0.205cm" svg:height="0.319cm" svg:x="6.307cm" svg:y="18.89cm">
          <draw:text-box>
            <text:p text:style-name="P1"><text:span text:style-name="T30">A</text:span></text:p>
          </draw:text-box>
        </draw:frame>
        <draw:frame draw:style-name="gr163" draw:layer="layout" svg:width="0.193cm" svg:height="0.319cm" svg:x="9.807cm" svg:y="18.858cm">
          <draw:text-box>
            <text:p text:style-name="P1"><text:span text:style-name="T30">B</text:span></text:p>
          </draw:text-box>
        </draw:frame>
        <draw:frame draw:style-name="gr163" draw:layer="layout" svg:width="0.205cm" svg:height="0.319cm" svg:x="9.708cm" svg:y="22.389cm">
          <draw:text-box>
            <text:p text:style-name="P1"><text:span text:style-name="T30">C</text:span></text:p>
          </draw:text-box>
        </draw:frame>
        <draw:frame draw:style-name="gr163" draw:layer="layout" svg:width="0.205cm" svg:height="0.319cm" svg:x="6.307cm" svg:y="22.389cm">
          <draw:text-box>
            <text:p text:style-name="P1"><text:span text:style-name="T30">D</text:span></text:p>
          </draw:text-box>
        </draw:frame>
        <draw:frame draw:style-name="gr163" draw:layer="layout" svg:width="0.193cm" svg:height="0.319cm" svg:x="6.307cm" svg:y="23.758cm">
          <draw:text-box>
            <text:p text:style-name="P1"><text:span text:style-name="T30">E</text:span></text:p>
          </draw:text-box>
        </draw:frame>
        <draw:frame draw:style-name="gr163" draw:layer="layout" svg:width="0.176cm" svg:height="0.319cm" svg:x="9.807cm" svg:y="23.758cm">
          <draw:text-box>
            <text:p text:style-name="P1"><text:span text:style-name="T30">F</text:span></text:p>
          </draw:text-box>
        </draw:frame>
        <draw:frame draw:style-name="gr163" draw:layer="layout" svg:width="0.222cm" svg:height="0.319cm" svg:x="10.805cm" svg:y="23.758cm">
          <draw:text-box>
            <text:p text:style-name="P1"><text:span text:style-name="T30">G</text:span></text:p>
          </draw:text-box>
        </draw:frame>
        <draw:frame draw:style-name="gr163" draw:layer="layout" svg:width="0.222cm" svg:height="0.319cm" svg:x="10.805cm" svg:y="22.358cm">
          <draw:text-box>
            <text:p text:style-name="P1"><text:span text:style-name="T30">H</text:span></text:p>
          </draw:text-box>
        </draw:frame>
        <draw:frame draw:style-name="gr163" draw:layer="layout" svg:width="0.112cm" svg:height="0.319cm" svg:x="10.907cm" svg:y="18.89cm">
          <draw:text-box>
            <text:p text:style-name="P1"><text:span text:style-name="T30">I</text:span></text:p>
          </draw:text-box>
        </draw:frame>
        <draw:frame draw:style-name="gr164" draw:layer="layout" svg:width="0.18cm" svg:height="0.399cm" svg:x="8.106cm" svg:y="20.512cm">
          <draw:text-box>
            <text:p text:style-name="P1"><text:span text:style-name="T31">x</text:span></text:p>
          </draw:text-box>
        </draw:frame>
        <draw:frame draw:style-name="gr165" draw:layer="layout" svg:width="0.116cm" svg:height="0.234cm" svg:x="8.286cm" svg:y="20.498cm">
          <draw:text-box>
            <text:p text:style-name="P1"><text:span text:style-name="T32">2</text:span></text:p>
          </draw:text-box>
        </draw:frame>
        <draw:frame draw:style-name="gr166" draw:layer="layout" svg:width="0.375cm" svg:height="0.399cm" svg:x="8.008cm" svg:y="23.059cm">
          <draw:text-box>
            <text:p text:style-name="P1"><text:span text:style-name="T31">bx</text:span></text:p>
          </draw:text-box>
        </draw:frame>
        <draw:frame draw:style-name="gr167" draw:layer="layout" svg:width="0.375cm" svg:height="0.399cm" svg:x="10.205cm" svg:y="20.459cm">
          <draw:text-box>
            <text:p text:style-name="P1"><text:span text:style-name="T31">ax</text:span></text:p>
          </draw:text-box>
        </draw:frame>
        <draw:frame draw:style-name="gr167" draw:layer="layout" svg:width="0.391cm" svg:height="0.399cm" svg:x="10.205cm" svg:y="23.059cm">
          <draw:text-box>
            <text:p text:style-name="P1"><text:span text:style-name="T31">ab</text:span></text:p>
          </draw:text-box>
        </draw:frame>
      </draw:page>
      <draw:page draw:name="page6" draw:style-name="dp1" draw:master-page-name="master-page3">
        <draw:frame draw:style-name="gr168" draw:layer="layout" svg:width="2.17cm" svg:height="0.475cm" svg:x="2.003cm" svg:y="2.018cm">
          <draw:text-box>
            <text:p text:style-name="P1"><text:span text:style-name="T2">As before, </text:span><text:span text:style-name="T5">N</text:span></text:p>
          </draw:text-box>
        </draw:frame>
        <draw:frame draw:style-name="gr169" draw:layer="layout" svg:width="0.252cm" svg:height="0.276cm" svg:x="4.18cm" svg:y="2.21cm">
          <draw:text-box>
            <text:p text:style-name="P1"><text:span text:style-name="T10">1 <text:s/></text:span></text:p>
          </draw:text-box>
        </draw:frame>
        <draw:frame draw:style-name="gr170" draw:layer="layout" svg:width="2.673cm" svg:height="0.475cm" svg:x="4.423cm" svg:y="2.018cm">
          <draw:text-box>
            <text:p text:style-name="P1"><text:span text:style-name="T2">is </text:span><text:span text:style-name="T5">(x + a) </text:span><text:span text:style-name="T2">and </text:span><text:span text:style-name="T5">N</text:span></text:p>
          </draw:text-box>
        </draw:frame>
        <draw:frame draw:style-name="gr77" draw:layer="layout" svg:width="0.188cm" svg:height="0.276cm" svg:x="7.101cm" svg:y="2.21cm">
          <draw:text-box>
            <text:p text:style-name="P1"><text:span text:style-name="T10">2 </text:span></text:p>
          </draw:text-box>
        </draw:frame>
        <draw:frame draw:style-name="gr171" draw:layer="layout" svg:width="11.677cm" svg:height="0.475cm" svg:x="7.284cm" svg:y="2.018cm">
          <draw:text-box>
            <text:p text:style-name="P1"><text:span text:style-name="T2">is </text:span><text:span text:style-name="T5">(x + b) </text:span><text:span text:style-name="T2">and as we are interested in finding out the product of these </text:span></text:p>
          </draw:text-box>
        </draw:frame>
        <draw:frame draw:style-name="gr172" draw:layer="layout" svg:width="12.546cm" svg:height="0.475cm" svg:x="2.003cm" svg:y="2.505cm">
          <draw:text-box>
            <text:p text:style-name="P1"><text:span text:style-name="T2">numbers we just need to find the whole area AEGI, which is once again: </text:span><text:span text:style-name="T5">x</text:span></text:p>
          </draw:text-box>
        </draw:frame>
        <draw:frame draw:style-name="gr40" draw:layer="layout" svg:width="0.125cm" svg:height="0.276cm" svg:x="14.569cm" svg:y="2.499cm">
          <draw:text-box>
            <text:p text:style-name="P1"><text:span text:style-name="T10">2</text:span></text:p>
          </draw:text-box>
        </draw:frame>
        <draw:frame draw:style-name="gr147" draw:layer="layout" svg:width="2.682cm" svg:height="0.475cm" svg:x="14.693cm" svg:y="2.505cm">
          <draw:text-box>
            <text:p text:style-name="P1"><text:span text:style-name="T5"><text:s/></text:span><text:span text:style-name="T5">+ ax + bx + ab</text:span></text:p>
          </draw:text-box>
        </draw:frame>
        <draw:frame draw:style-name="gr38" draw:layer="layout" svg:width="0.887cm" svg:height="0.475cm" svg:x="2.003cm" svg:y="11.268cm">
          <draw:text-box>
            <text:p text:style-name="P1"><text:span text:style-name="T2">Fig.3</text:span></text:p>
          </draw:text-box>
        </draw:frame>
        <draw:frame draw:style-name="gr173" draw:layer="layout" svg:width="16.076cm" svg:height="0.475cm" svg:x="2.003cm" svg:y="12.241cm">
          <draw:text-box>
            <text:p text:style-name="P1"><text:span text:style-name="T2">In this example we want to find the product 112 x 109. Please note that the deviations are both </text:span></text:p>
          </draw:text-box>
        </draw:frame>
        <draw:frame draw:style-name="gr174" draw:layer="layout" svg:width="14.869cm" svg:height="0.475cm" svg:x="2.003cm" svg:y="12.728cm">
          <draw:text-box>
            <text:p text:style-name="P1"><text:span text:style-name="T2">positive ie. Surpluses. The work out this problem we simply calculate the area of AEGI.</text:span></text:p>
          </draw:text-box>
        </draw:frame>
        <draw:frame draw:style-name="gr175" draw:layer="layout" svg:width="2.013cm" svg:height="0.475cm" svg:x="2.003cm" svg:y="13.215cm">
          <draw:text-box>
            <text:p text:style-name="P1"><text:span text:style-name="T2">Area AEGI </text:span></text:p>
          </draw:text-box>
        </draw:frame>
        <draw:frame draw:style-name="gr176" draw:layer="layout" svg:width="5.078cm" svg:height="0.475cm" svg:x="4.504cm" svg:y="13.215cm">
          <draw:text-box>
            <text:p text:style-name="P1"><text:span text:style-name="T2">= <text:s/>10000 + 1200 + 900 + 108 </text:span></text:p>
          </draw:text-box>
        </draw:frame>
        <draw:frame draw:style-name="gr177" draw:layer="layout" svg:width="1.615cm" svg:height="0.475cm" svg:x="4.504cm" svg:y="13.702cm">
          <draw:text-box>
            <text:p text:style-name="P1"><text:span text:style-name="T2">= 12208 <text:s/></text:span></text:p>
          </draw:text-box>
        </draw:frame>
        <draw:frame draw:style-name="gr178" draw:layer="layout" svg:width="15.615cm" svg:height="0.475cm" svg:x="2.003cm" svg:y="14.675cm">
          <draw:text-box>
            <text:p text:style-name="P1"><text:span text:style-name="T11">Now solve some questions using the Nikhilam Multiplication Method. (See Question Sheet)</text:span></text:p>
          </draw:text-box>
        </draw:frame>
        <draw:polygon draw:style-name="gr158" draw:layer="layout" svg:width="3.5cm" svg:height="3.503cm" svg:x="7.436cm" svg:y="5.221cm" svg:viewBox="0 0 3501 3504" draw:points="1751,3504 0,3504 0,0 3501,0 3501,3504">
          <text:p/>
        </draw:polygon>
        <draw:polygon draw:style-name="gr159" draw:layer="layout" svg:width="1.1cm" svg:height="3.503cm" svg:x="10.936cm" svg:y="5.221cm" svg:viewBox="0 0 1101 3504" draw:points="550,3504 0,3504 0,0 1101,0 1101,3504">
          <text:p/>
        </draw:polygon>
        <draw:polygon draw:style-name="gr160" draw:layer="layout" svg:width="3.5cm" svg:height="1.397cm" svg:x="7.436cm" svg:y="8.724cm" svg:viewBox="0 0 3501 1398" draw:points="1751,1398 0,1398 0,0 3501,0 3501,1398">
          <text:p/>
        </draw:polygon>
        <draw:polygon draw:style-name="gr161" draw:layer="layout" svg:width="1.1cm" svg:height="1.397cm" svg:x="10.936cm" svg:y="8.724cm" svg:viewBox="0 0 1101 1398" draw:points="550,1398 0,1398 0,0 1101,0 1101,1398">
          <text:p/>
        </draw:polygon>
        <draw:line draw:style-name="gr88" draw:layer="layout" svg:x1="7.725cm" svg:y1="4.423cm" svg:x2="10.65cm" svg:y2="4.423cm">
          <text:p/>
        </draw:line>
        <draw:polygon draw:style-name="gr162" draw:layer="layout" svg:width="0.3cm" svg:height="0.201cm" svg:x="7.436cm" svg:y="4.321cm" svg:viewBox="0 0 301 202" draw:points="0,103 301,202 301,0">
          <text:p/>
        </draw:polygon>
        <draw:polygon draw:style-name="gr162" draw:layer="layout" svg:width="0.3cm" svg:height="0.201cm" svg:x="10.636cm" svg:y="4.321cm" svg:viewBox="0 0 301 202" draw:points="301,103 0,0 0,202">
          <text:p/>
        </draw:polygon>
        <draw:line draw:style-name="gr88" draw:layer="layout" svg:x1="7.436cm" svg:y1="5.023cm" svg:x2="7.436cm" svg:y2="4.222cm">
          <text:p/>
        </draw:line>
        <draw:line draw:style-name="gr88" draw:layer="layout" svg:x1="10.936cm" svg:y1="5.023cm" svg:x2="10.936cm" svg:y2="4.222cm">
          <text:p/>
        </draw:line>
        <draw:frame draw:style-name="gr44" draw:layer="layout" svg:width="4.621cm" svg:height="0.475cm" svg:x="8.191cm" svg:y="27.231cm">
          <draw:text-box>
            <text:p text:style-name="P1"><text:span text:style-name="T11">Vedic Maths Portal 2015 ©</text:span></text:p>
          </draw:text-box>
        </draw:frame>
        <draw:line draw:style-name="gr88" draw:layer="layout" svg:x1="6.339cm" svg:y1="8.434cm" svg:x2="6.339cm" svg:y2="5.51cm">
          <text:p/>
        </draw:line>
        <draw:polygon draw:style-name="gr162" draw:layer="layout" svg:width="0.201cm" svg:height="0.3cm" svg:x="6.237cm" svg:y="8.424cm" svg:viewBox="0 0 202 301" draw:points="103,301 202,0 0,0">
          <text:p/>
        </draw:polygon>
        <draw:polygon draw:style-name="gr162" draw:layer="layout" svg:width="0.201cm" svg:height="0.299cm" svg:x="6.237cm" svg:y="5.221cm" svg:viewBox="0 0 202 300" draw:points="103,0 0,300 202,300">
          <text:p/>
        </draw:polygon>
        <draw:line draw:style-name="gr88" draw:layer="layout" svg:x1="7.037cm" svg:y1="8.724cm" svg:x2="6.138cm" svg:y2="8.724cm">
          <text:p/>
        </draw:line>
        <draw:line draw:style-name="gr88" draw:layer="layout" svg:x1="7.037cm" svg:y1="5.221cm" svg:x2="6.138cm" svg:y2="5.221cm">
          <text:p/>
        </draw:line>
        <draw:polygon draw:style-name="gr162" draw:layer="layout" svg:width="0.289cm" svg:height="0.183cm" svg:x="5.87cm" svg:y="7.119cm" svg:viewBox="0 0 290 184" draw:points="290,184 258,184 258,109 35,109 82,173 46,173 0,105 0,70 258,70 258,0 290,0">
          <text:p/>
        </draw:polygon>
        <draw:path draw:style-name="gr162" draw:layer="layout" svg:width="0.3cm" svg:height="0.201cm" svg:x="5.863cm" svg:y="6.879cm" svg:viewBox="0 0 301 202" svg:d="M151 0c29 0 53 0 71 7 18 3 35 10 47 21 10 10 21 21 24 33 8 14 8 24 8 38 0 15 0 29-8 43-3 10-14 21-24 32-12 7-29 14-47 21-18 3-42 7-71 7-28 0-53-4-74-7-17-7-35-14-46-21-10-11-17-22-24-36-4-10-7-24-7-39 0-14 3-28 7-38 7-15 14-26 24-33 15-11 29-18 46-21 21-7 46-7 74-7zM151 35c-24 0-42 3-56 3-18 4-28 8-39 15-7 4-14 11-18 18-3 11-7 18-7 28 0 11 4 22 7 29 4 7 11 14 18 21 11 3 21 7 39 10 14 4 32 4 56 4 22 0 43 0 57-4 14-3 28-7 35-10 11-7 18-14 21-21 5-7 8-18 8-29 0-7-3-17-8-24-3-7-10-14-21-22-7-4-21-11-35-11-14-4-35-7-57-7z">
          <text:p/>
        </draw:path>
        <draw:path draw:style-name="gr162" draw:layer="layout" svg:width="0.3cm" svg:height="0.204cm" svg:x="5.866cm" svg:y="6.639cm" svg:viewBox="0 0 301 205" svg:d="M148 0c29 0 53 3 71 10 21 4 35 11 47 22 14 7 21 21 24 31 8 14 11 25 11 39s-3 28-11 42c-3 11-10 22-24 32-12 7-29 14-47 22-18 4-42 7-71 7-28 0-53-3-74-11-17-4-31-11-46-21-10-7-17-18-24-32-4-11-4-25-4-39s0-28 7-39c4-14 11-24 21-31 15-11 29-18 46-22 21-7 46-10 74-10zM148 39c-21 0-42 0-56 3-18 4-28 7-39 14-7 4-14 11-18 18-3 7-7 18-7 28 0 11 4 18 7 28 4 7 11 14 18 18 11 7 21 11 39 14 14 4 32 4 56 4 22 0 43 0 57-4 14-3 28-7 35-14 11-4 18-11 21-18 5-7 8-17 8-28 0-10-3-18-8-25-3-10-10-14-17-21-11-7-25-10-39-14-14 0-35-3-57-3z">
          <text:p/>
        </draw:path>
        <draw:line draw:style-name="gr88" draw:layer="layout" svg:x1="6.339cm" svg:y1="9.835cm" svg:x2="6.339cm" svg:y2="9.009cm">
          <text:p/>
        </draw:line>
        <draw:polygon draw:style-name="gr162" draw:layer="layout" svg:width="0.201cm" svg:height="0.3cm" svg:x="6.237cm" svg:y="9.821cm" svg:viewBox="0 0 202 301" draw:points="103,301 202,0 0,0">
          <text:p/>
        </draw:polygon>
        <draw:polygon draw:style-name="gr162" draw:layer="layout" svg:width="0.201cm" svg:height="0.3cm" svg:x="6.237cm" svg:y="8.724cm" svg:viewBox="0 0 202 301" draw:points="103,0 0,301 202,301">
          <text:p/>
        </draw:polygon>
        <draw:line draw:style-name="gr88" draw:layer="layout" svg:x1="7.037cm" svg:y1="10.121cm" svg:x2="6.138cm" svg:y2="10.121cm">
          <text:p/>
        </draw:line>
        <draw:line draw:style-name="gr88" draw:layer="layout" svg:x1="7.037cm" svg:y1="8.724cm" svg:x2="6.138cm" svg:y2="8.724cm">
          <text:p/>
        </draw:line>
        <draw:path draw:style-name="gr162" draw:layer="layout" svg:width="0.3cm" svg:height="0.198cm" svg:x="5.863cm" svg:y="9.323cm" svg:viewBox="0 0 301 199" svg:d="M144 0c29 0 50 4 71 11 18 4 35 11 46 18 15 11 25 22 32 36 4 14 8 28 8 42s0 21-4 32c0 7-4 18-11 25-3 7-10 10-17 17-8 4-19 7-29 11l-7-35c14-4 24-11 28-18 8-7 11-18 11-32 0-10-3-17-8-28-7-7-14-14-21-21-10-4-21-11-35-14-14-4-32-4-53-4 7 4 14 7 18 11 7 7 10 10 14 17 3 8 7 15 7 22 3 7 3 14 3 21 0 14-3 24-7 39-3 10-10 17-21 24-7 7-18 14-32 18-10 3-24 7-39 7-14 0-28-4-38-7-14-4-25-11-32-18-11-10-14-21-21-31-4-15-7-25-7-43 0-32 14-56 38-75 22-14 60-25 106-25zM109 44c-11 0-21 0-32 3-7 4-17 7-24 11-7 7-11 10-15 18-7 7-7 17-7 28 0 7 0 14 4 21 3 10 7 14 14 21 7 4 14 7 21 11 7 3 18 3 28 3 11 0 18 0 29-3 7-4 14-7 21-11 7-3 10-11 14-18 3-7 7-14 7-24 0-7-4-14-4-21-3-7-7-15-10-22-7-3-11-10-21-14-7-3-14-3-25-3z">
          <text:p/>
        </draw:path>
        <draw:frame draw:style-name="gr179" draw:layer="layout" svg:width="0.713cm" svg:height="0.479cm" svg:x="8.826cm" svg:y="3.86cm">
          <draw:text-box>
            <text:p text:style-name="P1"><text:span text:style-name="T29">100</text:span></text:p>
          </draw:text-box>
        </draw:frame>
        <draw:frame draw:style-name="gr163" draw:layer="layout" svg:width="0.205cm" svg:height="0.319cm" svg:x="7.387cm" svg:y="5.082cm">
          <draw:text-box>
            <text:p text:style-name="P1"><text:span text:style-name="T30">A</text:span></text:p>
          </draw:text-box>
        </draw:frame>
        <draw:frame draw:style-name="gr163" draw:layer="layout" svg:width="0.193cm" svg:height="0.319cm" svg:x="10.886cm" svg:y="5.05cm">
          <draw:text-box>
            <text:p text:style-name="P1"><text:span text:style-name="T30">B</text:span></text:p>
          </draw:text-box>
        </draw:frame>
        <draw:frame draw:style-name="gr163" draw:layer="layout" svg:width="0.205cm" svg:height="0.319cm" svg:x="10.787cm" svg:y="8.582cm">
          <draw:text-box>
            <text:p text:style-name="P1"><text:span text:style-name="T30">C</text:span></text:p>
          </draw:text-box>
        </draw:frame>
        <draw:frame draw:style-name="gr163" draw:layer="layout" svg:width="0.205cm" svg:height="0.319cm" svg:x="7.387cm" svg:y="8.582cm">
          <draw:text-box>
            <text:p text:style-name="P1"><text:span text:style-name="T30">D</text:span></text:p>
          </draw:text-box>
        </draw:frame>
        <draw:frame draw:style-name="gr163" draw:layer="layout" svg:width="0.193cm" svg:height="0.319cm" svg:x="7.387cm" svg:y="9.95cm">
          <draw:text-box>
            <text:p text:style-name="P1"><text:span text:style-name="T30">E</text:span></text:p>
          </draw:text-box>
        </draw:frame>
        <draw:frame draw:style-name="gr163" draw:layer="layout" svg:width="0.176cm" svg:height="0.319cm" svg:x="10.886cm" svg:y="9.95cm">
          <draw:text-box>
            <text:p text:style-name="P1"><text:span text:style-name="T30">F</text:span></text:p>
          </draw:text-box>
        </draw:frame>
        <draw:frame draw:style-name="gr163" draw:layer="layout" svg:width="0.222cm" svg:height="0.319cm" svg:x="11.885cm" svg:y="9.95cm">
          <draw:text-box>
            <text:p text:style-name="P1"><text:span text:style-name="T30">G</text:span></text:p>
          </draw:text-box>
        </draw:frame>
        <draw:frame draw:style-name="gr163" draw:layer="layout" svg:width="0.222cm" svg:height="0.319cm" svg:x="11.885cm" svg:y="8.55cm">
          <draw:text-box>
            <text:p text:style-name="P1"><text:span text:style-name="T30">H</text:span></text:p>
          </draw:text-box>
        </draw:frame>
        <draw:frame draw:style-name="gr163" draw:layer="layout" svg:width="0.112cm" svg:height="0.319cm" svg:x="11.987cm" svg:y="5.079cm">
          <draw:text-box>
            <text:p text:style-name="P1"><text:span text:style-name="T30">I</text:span></text:p>
          </draw:text-box>
        </draw:frame>
        <draw:frame draw:style-name="gr180" draw:layer="layout" svg:width="0.976cm" svg:height="0.399cm" svg:x="8.886cm" svg:y="6.87cm">
          <draw:text-box>
            <text:p text:style-name="P1"><text:span text:style-name="T31">10000</text:span></text:p>
          </draw:text-box>
        </draw:frame>
        <draw:polygon draw:style-name="gr162" draw:layer="layout" svg:width="0.244cm" svg:height="0.152cm" svg:x="11.44cm" svg:y="7.062cm" svg:viewBox="0 0 245 153" draw:points="245,153 216,153 216,92 28,88 67,146 39,146 0,88 0,60 216,60 216,0 245,0">
          <text:p/>
        </draw:polygon>
        <draw:path draw:style-name="gr162" draw:layer="layout" svg:width="0.247cm" svg:height="0.159cm" svg:x="11.437cm" svg:y="6.868cm" svg:viewBox="0 0 248 160" svg:d="M248 160h-22c-14-4-28-11-35-21-11-7-21-18-28-25-11-11-18-18-25-28-7-11-14-18-21-25s-14-14-21-18c-11-3-18-7-28-7-7 0-11 0-18 4-4 0-11 3-14 7-4 3-4 11-7 14-4 7-4 14-4 18 0 7 0 14 4 17 0 7 3 11 7 18 3 4 7 7 14 7 3 4 11 7 18 7l-4 32c-7 0-18-4-25-7-7-4-14-11-21-18-3-3-10-14-14-21-4-11-4-21-4-35 0-11 0-21 4-32 4-7 7-18 14-21 4-7 11-14 21-18 7-4 18-4 29-4 7 0 14 0 21 4 10 4 17 7 21 11 7 7 14 10 21 17s11 14 18 22c7 7 10 14 17 21s11 14 18 21c7 3 11 10 18 14 7 7 14 11 17 14v-128h29z">
          <text:p/>
        </draw:path>
        <draw:path draw:style-name="gr162" draw:layer="layout" svg:width="0.25cm" svg:height="0.169cm" svg:x="11.437cm" svg:y="6.671cm" svg:viewBox="0 0 251 170" svg:d="M123 0c25 0 46 0 60 8 19 3 29 10 40 17 10 7 17 14 21 25s7 21 7 35c0 11-3 21-7 32s-11 21-21 28c-11 7-21 14-40 18-14 3-35 7-60 7s-42-4-60-7c-14-7-28-11-39-18-7-10-14-17-17-28-7-11-7-21-7-35 0-11 3-21 7-32 3-11 10-18 17-25 11-10 25-14 39-17 18-8 35-8 60-8zM123 32c-18 0-35 0-46 4-14 0-25 3-32 7-7 7-14 10-17 18 0 7-4 14-4 21 0 10 4 17 4 24 3 7 10 11 17 18 7 4 18 7 32 11 11 0 28 3 46 3 21 0 35-3 49-3 11-4 23-7 30-11 10-7 14-11 17-18 4-7 7-14 7-21 0-10-3-17-7-24-3-4-7-11-17-15-7-7-19-10-30-10-14-4-28-4-49-4z">
          <text:p/>
        </draw:path>
        <draw:path draw:style-name="gr162" draw:layer="layout" svg:width="0.25cm" svg:height="0.169cm" svg:x="11.437cm" svg:y="6.473cm" svg:viewBox="0 0 251 170" svg:d="M127 0c21 0 42 4 56 7 19 7 29 11 40 18 10 11 17 18 21 29 4 10 7 21 7 35 0 11-3 21-7 32s-11 18-21 25c-11 10-21 14-40 17-14 7-35 7-60 7-21 0-42 0-60-7-14-3-28-10-39-17-7-7-14-14-17-25-4-11-7-21-7-35 0-11 3-22 7-32 3-11 10-22 17-29 11-7 25-14 39-18 18-3 39-7 64-7zM127 32c-22 0-39 4-50 4-14 4-25 7-32 11-7 3-14 10-14 17-3 8-7 15-7 22 0 10 4 17 7 24 0 7 7 11 14 14 7 8 18 11 32 11 11 4 28 4 46 4 21 0 35 0 49-4 11 0 23-3 33-11 7-3 11-7 14-14 4-7 7-14 7-24 0-7-3-14-7-22-3-7-7-10-14-17-10-4-22-7-33-11-14 0-28-4-45-4z">
          <text:p/>
        </draw:path>
        <draw:frame draw:style-name="gr181" draw:layer="layout" svg:width="0.586cm" svg:height="0.399cm" svg:x="9.087cm" svg:y="9.251cm">
          <draw:text-box>
            <text:p text:style-name="P1"><text:span text:style-name="T31">900</text:span></text:p>
          </draw:text-box>
        </draw:frame>
        <draw:line draw:style-name="gr88" draw:layer="layout" svg:x1="11.204cm" svg:y1="4.455cm" svg:x2="11.729cm" svg:y2="4.455cm">
          <text:p/>
        </draw:line>
        <draw:polygon draw:style-name="gr162" draw:layer="layout" svg:width="0.3cm" svg:height="0.201cm" svg:x="10.918cm" svg:y="4.356cm" svg:viewBox="0 0 301 202" draw:points="0,99 301,202 301,0">
          <text:p/>
        </draw:polygon>
        <draw:polygon draw:style-name="gr162" draw:layer="layout" svg:width="0.3cm" svg:height="0.201cm" svg:x="11.719cm" svg:y="4.356cm" svg:viewBox="0 0 301 202" draw:points="301,99 0,0 0,202">
          <text:p/>
        </draw:polygon>
        <draw:line draw:style-name="gr88" draw:layer="layout" svg:x1="10.918cm" svg:y1="5.157cm" svg:x2="10.918cm" svg:y2="4.258cm">
          <text:p/>
        </draw:line>
        <draw:line draw:style-name="gr88" draw:layer="layout" svg:x1="12.019cm" svg:y1="5.157cm" svg:x2="12.019cm" svg:y2="4.258cm">
          <text:p/>
        </draw:line>
        <draw:frame draw:style-name="gr181" draw:layer="layout" svg:width="0.586cm" svg:height="0.399cm" svg:x="11.186cm" svg:y="9.318cm">
          <draw:text-box>
            <text:p text:style-name="P1"><text:span text:style-name="T31">108</text:span></text:p>
          </draw:text-box>
        </draw:frame>
        <draw:frame draw:style-name="gr182" draw:layer="layout" svg:width="0.476cm" svg:height="0.479cm" svg:x="11.228cm" svg:y="3.899cm">
          <draw:text-box>
            <text:p text:style-name="P1"><text:span text:style-name="T29">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Times New Roman1" svg:font-family="'Times New Roman'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9" style:page-layout-name="PM0" draw:style-name="Mdp1"/>
    <style:master-page style:name="master-page7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72"/>
    <meta:generator>LibreOffice/4.2.8.2$Linux_x86 LibreOffice_project/420m0$Build-2</meta:generator>
  </office:meta>
</office:document-meta>
</file>